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天峰   |  2018.03.30 14:04   |   <text:a xlink:type="simple" xlink:href="http://palinfo.habago.org/Entry?Command=Information_PrintForum&amp;iPage=85#FORUM36617"><text:span text:style-name="T1">#</text:span></text:a></text:p>
      <text:p text:style-name="P2">我知道您支持中国是因为中国相对于美国的善，假如哪天中国不善了，您会像反美一样反中。您不止一次阐述过这点，从看巴勒网第一天起我就知道。您特别回应我那些关于改变之类的说法，只是再一次强调你对于整个世界整个人类的善恶普遍原则，我支持您的看法。 <text:line-break/><text:line-break/>但是我为什么要说那些?什么让国家更好让人民更好强大到改变世界之类的屁话?因为这就是唯一能让这个世界变得更好的现实方法。中国摸着石头过河，别国可以摸着中国过河。我们可以更好更强大，别人自然也可以更好更强大。强大不是一个贬义词，只不过美国让强大变成一个贬义词罢了。 <text:line-break/><text:line-break/>我曾经和一些美国人交谈，他们总爱说中国政府是不好的，中国人民是好的，但你们中国人受不了我们骂你们的政府，而你们骂我们美国政府我们美国人却无所谓，你不觉得你们中国人有问题吗？我说不觉得啊，因为你们美国是民选的，你们美国政府的问题就是你们这些选民的问题，你们居然无所谓，这得多虚伪多无知多无耻才办得到啊？中国不是民选，但是中国政府做的基本都反映中国人想的，所以你一个外国人骂中国政府，中国人当然不爽咯。 <text:line-break/><text:line-break/>没错，中国是党说了算，可哪个国家不是呢？只不过中国只有一个党，这个党背后没有金主，它要面对的只有全体中国人。我要说的是，只要中国人是善的，中国或者中国政府就恶不了，不管他强大或弱小。</text:p>
      <text:p text:style-name="P1">陳真   |  2018.03.30 06:48   |   <text:a xlink:type="simple" xlink:href="http://palinfo.habago.org/Entry?Command=Information_PrintForum&amp;iPage=85#FORUM36616"><text:span text:style-name="T1">#</text:span></text:a></text:p>
      <text:p text:style-name="P3">我經常有個奇怪的經驗，每當我寫了些文字，就常會收到一些朋友或讀者的來信 "澄清"，澄清說他們不是這樣那樣等等等。但我其實在寫那些東西時，心裏並沒有想著 "誰"，我並沒有在說 "他們"，不管他們是誰。 <text:line-break/><text:line-break/>比方說，我幾次寫文章提到說台灣很多女生很喜歡故意把台語講得很不流利，或是很喜歡故意強調自己 "不太會" 講台語，以示文化水平高人一等，因為台語長期以來被認為是一種 "沒水準" 的語言。可是，她明明台語講得非常溜，簡直完美，但她卻故意要講得怪腔怪調。台灣很多這樣的人，但我並沒有在說 "誰"。 <text:line-break/><text:line-break/>你看，凡是高級昂貴產品的廣告，絕對是嗓音渾厚的國語或 "優雅" 的西方語言或同樣意味著高貴的日韓語言。反之，那些意味著文化下階層的產品，比方說鐵牛運功散，比方說保力達p，比方說三隻雨傘標、治感冒的友露安等等等，全是刻意講台語，明明是唔識講台語的周潤發，廣告卻以台語發音，周潤發對著鏡頭用台語大喊什麼 "福氣啦！" <text:line-break/><text:line-break/>再比方說，我也常談到升學主義及文憑主義，我說台灣人對知識本身缺乏熱忱，但卻很在乎知識所帶來的 "榮耀"，意即文憑。經常寫完之後，就會收到讀者來信說 "他" 並不是這樣那樣，但我想講的只是一種普遍現象，而不是要說 "誰" 就是這樣或那樣。 <text:line-break/><text:line-break/>比方說，近幾年大陸民間武統聲音不絕於耳，很多大陸人講起打台灣，那種口氣感覺就像只是在打一隻蟑螂那樣不在意。這不是在說 "誰"，而只是說一種普遍現象。 <text:line-break/><text:line-break/>大陸很大，舉世動見觀瞻，想法自然很大。大很好，只是別大到連該看見的小東西都看不見了。 這不是在說 "誰"，而只是說一種普遍現象。 <text:line-break/><text:line-break/>1997年，剛到英國念書時，我發起一個反種族歧視運動。有些台灣人常會跟我說："這能怪西方人嗎？我們只要讓自己強大！誰敢歧視你！" 這樣一種回應是全然雞同鴨講的。我在乎的是歧視本身，而不是歧視 "誰"，因此並不存在什麼 "讓自己強大" 的問題。 <text:line-break/><text:line-break/>至於天峰底下這段話我得回應一下，你說： <text:line-break/><text:line-break/>"大陆人只是深刻的知道，表现出心底最柔软的那一面，悲天悯人改变不了任何现状。世界就是这么现实，只有当我们能够主导游戏规则，我们国家才会更好，我们人民才会更好，我们才能真正改变这个世界。" <text:line-break/><text:line-break/>我要說的是，我們今天之所以強烈支持中國，並不是因為它是祖國，而是因為相較於美國，中國代表著 "善" 的一方。我並不是要讓 "哪個" 國家更好，也不是要讓 "我們的人民" 生活得更好，更不是要 "改變這個世界"，而是希望全世界所有人都更好，希望世界以一種善的方式被改變，而不是要讓中國強大到足以改變世界。中國強不強大之所以有意義，主要仍是得看它背後究竟代表的是善或惡。倘若它是惡的，那我會毫不猶豫地希望它被制止為惡，哪怕因此而成為一個衰弱的國家也沒關係，總勝過強大卻為惡。 <text:line-break/><text:line-break/>還有，善並不是什麼某人 "表現出心底最柔軟的一面"，這聽起來意思就是說他什麼也不做，只是 "展現心底柔軟"，但這從來都不是事實。一個人唯有當他心裏有著一種愛或善念，他才有可能無私，才有可能奮不顧身去做出對眾人有利卻對自己不利的事情來。世界倘若需要改變，難道不就是需要在這樣一種善的力量底下改變？你看，比方說 MSF (無國界醫師組織)，那麼多醫護人員死於戰場。他們大可過自己的好日子，卻選擇了一條危險的道路，乃至不歸路。你看，ICBL (國際反地雷組織)，那麼多人自願走進死亡地帶掃雷，往往因此或死或殘。他們大可過自己的好日子，卻選擇了一條危險的道路，乃至不歸路。 <text:line-break/><text:line-break/>我想說的是，我從未見過除了善惡之外的任何一種力量足以真正改變世界。一般人，不善不惡不痛不癢，但卻仍有極少數人願意以命相許，以一己生命賦予概念或文字或行為豐富的意義與力量。科技本身只能決定誰是武林盟主，但重要的並不是 "誰" 是老大，重要的是善惡本身。任何一個老大，只要違背了善，都不值得存在。 <text:line-break/><text:line-break/>這就跟民進黨一樣，我是它的建黨黨員，這小孩算是我生的，但我希望它被摧毀被打倒，因為它早已遠遠脫離了善。當初建立它，純粹是為了善，而不是為了什麼 "讓我們台灣人出頭天＂，更不是為了吃香喝辣撈錢掌權。 <text:line-break/><text:line-break/>務實是好的，但務實過了頭，乃至輕鄙善惡，惟 "誰"是問，卻是一種重大悲劇的源頭。 <text:line-break/><text:line-break/>我們在乎的從來就不是 "誰"，而是善惡對錯本身。善念與悲憫倘若無用，那我不知道這世界上還會有什麼力量值得追求，值得存在。 善念與悲憫倘若無力，那我其實也不曾見過這世上還有所謂力量這回事。行為本身就像一部車，它是沒有方向感的，開去哪都行，唯有背後的善惡意念決定了車子的方向，從而決定了它是否走向一個關於眾人（而不是關於 "誰"）的良好未來。</text:p>
      <text:p text:style-name="P1">陳真   |  2018.03.30 05:36   |   <text:a xlink:type="simple" xlink:href="http://palinfo.habago.org/Entry?Command=Information_PrintForum&amp;iPage=85#FORUM36615"><text:span text:style-name="T1">#</text:span></text:a></text:p>
      <text:p text:style-name="P2">我念高中時，蔣公雖然已經死了很多年，但仍被宣傳為世界偉人與世界民主的燈塔（美國人對蔣的公開讚美之詞）。有一天，學校奉令要考一些有關思想教育的東西，這回考的是 “蔣公思想”。學校有事先提供一些教材讓同學做準備，不過我沒讀，因為我心裡想說這些東西應該不用準備也能考出好成績。 <text:line-break/><text:line-break/>考完後公布成績，大部份人都考了滿分100分，你知道我考幾分嗎？10分！比100少一個0。我很吃驚。怎麼可能！我考完後原本還以為自己肯定考了100分。 <text:line-break/><text:line-break/>這些考卷成績聽說還要轉送給主管機關備查，我的導師怕我這樣的成績會惹來禍端，於是偷偷把我的考卷拿掉。 <text:line-break/><text:line-break/>這次考試讓我很訝異，原來蔣公腦子裡想的跟我腦子裡想的，相去如此遙遠。因為那次考的是“是非題”，也就是說，蔣公認為對的事，我幾乎全認為是錯的。反之亦然。我覺得正確的想法，偉大的蔣公顯然也全不認同。 <text:line-break/><text:line-break/>不過，有一天我在一篇談論蔣公的被查禁文章中（作者很可能就是李敖），我讀到蔣公的一句話，頗為認同。他說，“凡是金錢辦得到的事，都不是困難的事”。蔣公英明！講得真好。最近由美國發動的所謂貿易戰，講來講去全是什麼順差逆差若干錢或是必須多買個幾百億的什麼產品等等。這擺明就是胡扯。又不是小朋友扮家家酒，中美之間的衝突點怎麼會是錢或是多買個一些什麼產品呢？錢怎麼會是埋下殺機的重點？高科技的稱霸才是決定誰是武林盟主的關鍵。 <text:line-break/><text:line-break/>有句話說：項莊舞劍，意在沛公。舞劍舞半天，全是假動作，騙小孩。其實只要找出 “沛公”，你也許就能理解究竟劍指何方。</text:p>
      <text:p text:style-name="P1">天峰   |  2018.03.30 05:13   |   <text:a xlink:type="simple" xlink:href="http://palinfo.habago.org/Entry?Command=Information_PrintForum&amp;iPage=85#FORUM36614"><text:span text:style-name="T1">#</text:span></text:a></text:p>
      <text:p text:style-name="P3">去年底很忙，有一次加班后，我带新入职的小刘到酒吧小酌一下放松放松。他是特种兵退伍，刚来广州，我对当兵的都有天然的好感，也希望和他多聊聊天，好让他更适应这座城市。 <text:line-break/><text:line-break/>酒吧不算爆满，但黄黑白棕各色人种都有，在我们旁边一张桌是两个台湾女孩，之所以注意到，是因为听到那句很带轻蔑的台湾腔：“大陆人就是这样的啦。。”小刘反应很直接，低声骂了一句“ 操！就他妈会装逼” 。我笑笑，接着和他喝酒，没再注意她们。 <text:line-break/><text:line-break/>但是没过多久，旁边就热闹起来了。一个操着英国腔的白人男子，从后面搂着那个很看不起大陆人的台湾女孩，嬉皮笑脸的又摸她脸又亲她后脑，我看她身体是有点抗拒的，但是脸上却一直保持着笑容，尽量闪躲着不断再说：“sorry..i really don't know you..sorry ” 。 <text:line-break/><text:line-break/>我不是很确定这是什么套路，因为如果是大陆女孩，要么就get out要么come here baby，但现在她是要呢还是不要呢？小刘问我啥情况要不要帮她们，我就侧身过去拍拍背对着我们的另一个女孩，问她要不要帮忙? 她一脸难色说我们真不认识他。我愣了一下，说：“我是问，要不要我们帮你赶走那老外? ” 她尴尬的点点头。我说oK。小刘听到已经一个箭步冲了过去，一个擒拿手控制住那家伙，任凭他杀猪似的在叫，架着他就出了酒吧扔到路边。 <text:line-break/><text:line-break/>小刘回来经过那女孩，顺口问了一句，你没事吧。那女孩保持微笑着说，没事，其实你不用那么粗鲁对他的。小刘一脸惊讶看着她，然后摇摇头走了。 <text:line-break/><text:line-break/>回到座位，我打趣的问他，你不是很讨厌她吗？干嘛那么帮她? 小刘说，如果是个外国女人，我才懒得理，但她怎么地也是中国人。 <text:line-break/><text:line-break/>我说这件事，其实是想说，现在很多大陆人讨厌台湾人，是因为受够了那种高高在上的姿态，并且当发现我们爱了几十年的台湾人原来几十年来就算不仇视我们，也只是把我们看成是低人一等的下人。 <text:line-break/><text:line-break/>那种仿佛一夜间发现真相后带来的失望，进而发展成鄙视甚至仇视，就是现在很多网民在网络上种种过激表现的原因。 <text:line-break/><text:line-break/>但是，在心底，中国人仍然当台湾人是中国人，哪怕仅仅感到台湾人的百分之一发自内心的善意，也会给以百分之百的回报。更别说真的会伤害哪怕远在万里但是从小就认为是祖国宝岛的台湾。毕竟大家都是中国人。 <text:line-break/><text:line-break/>大陆人不是什么都想的大想的远像下棋一样只计算得失而忽略各种的小。也许台湾人知道大陆经受过的苦难和屈辱，但是台湾人无法体会这些。大陆人只是深刻的知道，表现出心底最柔软的那一面，悲天悯人改变不了任何现状。世界就是这么现实，只有当我们能够主导游戏规则，我们国家才会更好，我们人民才会更好，我们才能真正改变这个世界。 <text:line-break/><text:line-break/>台湾人和大陆人确实不一样，虽然我并不完全同意陈真医师的对比总结，但我不想辩论什么。我只希望有一天，台湾人大陆人都能真正从内到外的互相平等视之，就像广东人四川人不同省份之间的人一样，各种的强调不同，仅仅是自家人的互相调侃，增进感情的善意润滑而已。 </text:p>
      <text:p text:style-name="P1">Yuli   |  2018.03.30 02:27   |   <text:a xlink:type="simple" xlink:href="http://palinfo.habago.org/Entry?Command=Information_PrintForum&amp;iPage=85#FORUM36613"><text:span text:style-name="T1">#</text:span></text:a></text:p>
      <text:p text:style-name="P2">陳先生，看來你的懷疑是對的。 <text:line-break/>"依我看， "中國製造2025" 這項不亞於 "一帶一路" 之重要性的計劃以及金融與貨幣上之企圖挑戰美元地位的一些舉措，應該才是攸關中美鬥爭勝負的真正核心事項。 " <text:line-break/><text:line-break/>http://www.guancha.cn/america/2018_03_29_451952.shtml <text:line-break/>终于认了！白宫贸易顾问：加征关税就是针对中国制造2025 <text:line-break/><text:line-break/>马雪 <text:line-break/>maxue@guancha.cn <text:line-break/><text:line-break/>分享到：78377 <text:line-break/>2018-03-29 11:58:29字号：A- A A+来源：观察者网 <text:line-break/>关键字: 中国制造2025中美贸易战贸易逆差纳瓦罗 <text:line-break/>【编译/观察者网 马雪】中美贸易战一触即发，在“贸易逆差”这枚烟雾弹逐渐消散后，真正的原因正浮出水面。 <text:line-break/><text:line-break/>彭博社28日报道称，美国真正担忧的是“中国制造2025”，这一计划将使中国成为未来高科技产业的全球领导者。美国白宫贸易顾问纳瓦罗（Peter Navarro）当天更直言，“301关税”毫无疑问将直指“中国制造2025”。 <text:line-break/><text:line-break/>在所谓“国家安全”和“知识产权”的说辞背后，是美国对新一代技术霸主地位不保的焦虑。</text:p>
      <text:p text:style-name="P1">陳真   |  2018.03.30 00:55   |   <text:a xlink:type="simple" xlink:href="http://palinfo.habago.org/Entry?Command=Information_PrintForum&amp;iPage=85#FORUM36612"><text:span text:style-name="T1">#</text:span></text:a></text:p>
      <text:p text:style-name="P3">(續) <text:line-break/><text:line-break/>七，中國不會想要打仗，除非主權問題遭受侵犯。一旦主權受到侵犯，那就不只是打仗而已，恐怕會是拼命、不惜一切代價的打法。 <text:line-break/><text:line-break/>主權問題最大的風險源頭就是由美國一手操控的台獨。這並非說只要一宣佈台獨，中美之間就會來一場生死大戰，拼個你死我活。這樣的可能性應該微乎其微；除非連大陸本土都遭到美軍攻擊，否則，即便台獨引來戰火，理應也不會是什麼中美大戰，而是台海兩岸之間極其有限的戰爭。 <text:line-break/><text:line-break/>八，當我們看島內問題時，一般都習慣從藍綠角度來看事情。但我認為，藍綠都沒有自主能力，特別是掌大權的綠營一方，就如阿扁所說，完全就是聽命辦事，台灣真正的掌權者當然就是美國，是AIT，是CIA，而不是什麼 DPP。給人當狗的，除了主人允許你在島內拼命撈錢之外，對於其它事項則一概沒有任何自主意志可言。 <text:line-break/><text:line-break/>因此，當我想更進一步了解島內事務的可能走向時，我就努力想像自己是美國，想像當我想要盡一切力量傷害中國時，我該怎麼做才可以把傷害最大化。簡單說就是，當我是美國時，我將會如何充份運用台灣及台獨這個棋子，或者說如何充份利用這條狗以及島上所有人事物。如果我能想通這一點，也許我就能知道台灣的可能遭遇。 <text:line-break/><text:line-break/>九，對於世界大局來說，台灣就算整個島都沉到海底，也不會有多大影響。但是，對於住在島上的人來說，台灣就是一切。哪怕只是一場小戰爭，幾乎都是難以承受的。你看這兩年地震，不過幾棟房子倒了，衝擊便如此巨大，假若是幾千棟或幾萬棟房子倒了呢？你還會從世界大局的眼光來看，說這只是一場微不足道的小衝突嗎？我常想一件事，做為一個醫生，倘若有一天，當巨大災難來臨時，我該顧好自己的家人就好？還是應該以眾人生命為念？ <text:line-break/><text:line-break/>十，兩岸中國人思維大不同，有些不同是屬於文化的，政治的，個性的，但有些差異則來自於你究竟是腳踏在哪一片土地上。大陸人似乎什麼都大，大眼光，大敘述，大雄心，大計畫，大謀略，但他得了解，"大小" 終究不是一種客觀的物理現象。有些時候，與其說大，不如說遠，因為你遠在天邊，因此，此岸種種在你看來便顯得渺小，但它實際上一點都不小。 <text:line-break/><text:line-break/>念國中時，親眼看到我出生的小平房和一棵芭樂樹，被怪手瞬間夷為平地。我在對街巷口目擊這一幕，小小心靈頓時激動澎湃得像個大海。 <text:line-break/><text:line-break/>李敖的朋友居浩然先生翻譯過愛爾蘭詩人葉慈 (W. B. Yeats)的一首詩： <text:line-break/><text:line-break/>如有天孫錦 <text:line-break/>願為君鋪地 <text:line-break/>鑲金復鑲銀 <text:line-break/>明暗日夜繼 <text:line-break/>家貧錦難求 <text:line-break/>唯有以夢替 <text:line-break/>踐履慎輕置 <text:line-break/>吾夢不堪碎 <text:line-break/><text:line-break/>我特別喜歡最後一句："吾夢不堪碎"。我的夢雖然卑微，但它魂縈夢牽，揮之不去；我拿它給你當地毯，如果可能的話，拜託當你踩上去時，麻煩腳步盡量輕柔一點，因為它畢竟是我所有一切美好事物的源頭。</text:p>
      <text:p text:style-name="P1">陳真   |  2018.03.29 04:35   |   <text:a xlink:type="simple" xlink:href="http://palinfo.habago.org/Entry?Command=Information_PrintForum&amp;iPage=85#FORUM36611"><text:span text:style-name="T1">#</text:span></text:a></text:p>
      <text:p text:style-name="P2">我喜歡數學，喜歡邏輯，喜歡藝術與哲學，也許一部份原因是因為它們都與實證無關，它們都不進行預測。相較於演繹之確定性，推論或預測在我看來就跟擲筊卜卦差不多。問題是，有關經驗世界的一切，基本上都是說不準的，因此，我所能排斥的，就只是那些缺乏充份實證基礎的論斷。 <text:line-break/><text:line-break/>這是題外話，總歸就是我總覺得在現實問題上進行 "預測"，多多少少就像一種擲筊卜卦，因此，我自己並不從事這樣的反智活動。 <text:line-break/><text:line-break/>夜深了，天都快亮了，簡單說幾個想法： <text:line-break/><text:line-break/>一，我同樣不認為中美之間將無可避免地進行一場軍事大戰。但我相信，這事一旦發生，後果將是毀滅性的。中國不可能如此愚蠢地主動挑起戰端，但美國可就不一定了；面對一個足以取代自己成為世界第一強國的中國之崛起，美國在過去從未有過類似經驗，誰敢說他一定不會盲動呢？ <text:line-break/><text:line-break/>二，中國不會想要打仗，除非....除非什麼呢？除非主權與領土之完整性受到挑戰，這時就非打不可了。哪個議題具有這樣的挑釁能力？當然就是美國一手操控下的台獨勢力。何時會派這條狗上場？誰能預料？ <text:line-break/><text:line-break/>三，美國沒有一天不打仗，因此，打仗對他猶如吃三餐那樣簡單。在什麼樣的情況下美國想打卻不敢打？當然就是沒有把握的仗很可能就不打了；特別是己身也將死傷慘重的仗，更是不會輕啟戰端。美國人雖然壞透了，但他們並不笨。 <text:line-break/><text:line-break/>可是，倘若有一天，美國人深深地意識到，除了軍事衝突之外沒有其它任何方法可以阻擋中國之超越美國時，他會打或不打？我沒有答案。倘若硬要我選一個，我選不會打。 <text:line-break/><text:line-break/>四，為什麼必須打卻又不打呢？因為現在都已經什麼時代了，丟飛彈之類的本事似乎只能用來對付一些實力遠遠落後的國家。若要對付中國，真正的勝負恐怕是取決於金融、貨幣、網路、人工智能、互聯網與量子科學等等等，而不是取決於傳統軍事戰爭。而這大概也就是此次荒腔走板誇大其詞的所謂貿易戰的一個真正原因。 <text:line-break/><text:line-break/>五，我看不懂這回的貿易戰，那些什麼順差逆差，什麼進口半導體或什麼鋼啊鋁的，怎麼會是重點呢？我不知道川普是真的如此單純？還是吃飽飯沒事幹，順便為自己拼選舉？總之，那些貿易項目及關稅什麼的，怎麼會是重點？ <text:line-break/><text:line-break/>依我看， "中國製造2025" 這項不亞於 "一帶一路" 之重要性的計劃以及金融與貨幣上之企圖挑戰美元地位的一些舉措，應該才是攸關中美鬥爭勝負的真正核心事項。 <text:line-break/><text:line-break/>六，中美博奕這盤棋，論下棋之實力，中國遠遠在美國之上。但我不敢說勝負已分，因為我怕有人會輸不起，會翻桌，會孤注一擲，來個玉石俱焚。當然，這個可能性極低，但它卻是最危險的一個後果。 <text:line-break/><text:line-break/>所謂準備，當然是要為那 "萬一" 做準備，而不是為常態做準備。我每天開車上高速公路，總是為 "萬一" 做好最妥當的準備，畢竟不怕一萬，只怕萬一。輕易論斷 "萬一" 之事不可能發生，那才是引來悲劇的一個源頭。目前佔上風的美國尚且積極為這 "萬一" 做準備，屈居下風的一方，倘若自信滿滿說絕對不會打仗啦，那豈不是正好加大落實了 "萬一" 發生的可能性？</text:p>
      <text:p text:style-name="P1">政信   |  2018.03.28 21:03   |   <text:a xlink:type="simple" xlink:href="http://palinfo.habago.org/Entry?Command=Information_PrintForum&amp;iPage=85#FORUM36610"><text:span text:style-name="T1">#</text:span></text:a></text:p>
      <text:p text:style-name="P3">我的看法其實同天峰一樣看待，中美不可能爆發大戰，即使網民在網路上喊得殺聲震天這聲音傳進中南海也不會當一回事，因為中國就是這樣一個政體，在外交上、政治上有時候可能讓人覺得無禮甚至有些蠻橫，但領導班子卻非常的冷靜那些外在表現僅僅是達成目的的手段之一。 <text:line-break/><text:line-break/>像是這次中美貿易戰，我多年的觀察就是一如以往的互相試探對方底線，不信?過幾天馬上中美又會釋出善意重談貿易問題；真正有難的倒是忠心耿耿跟著美國起舞的小國，中美其中一國隨便談一談就可以把一個小國的貿易額給切掉，還可以借刀殺人。 <text:line-break/><text:line-break/>你看中國不就在跟美國談減少中韓的半導體進口數量，增加進口美國半導體的數量，背後是什麼?川普的目的達到了，他要復興美國的產業，中國目的也達到了重啟有利的貿易談判，那誰倒楣?敲邊鼓那些小嘍囉倒大楣阿! </text:p>
      <text:p text:style-name="P4"/>
      <text:p text:style-name="P1">陳真   |  2018.03.28 11:38   |   <text:a xlink:type="simple" xlink:href="http://palinfo.habago.org/Entry?Command=Information_PrintForum&amp;iPage=86#FORUM36609"><text:span text:style-name="T1">#</text:span></text:a></text:p>
      <text:p text:style-name="P3">PHR (Physicians for Human Right)剛寄來這一期電子報，標題是："CIA Jobs:Torturers Wanted"。CIA 徵人啟事：你是刑求高手嗎？你是灌水通電專打人家睪丸的專家嗎？刑求異議人士讓你感到身心舒暢嗎？沒錯！這就是你要的工作！趕快來應徵吧！ <text:line-break/><text:line-break/>這份電子報主要包括三篇文章。一篇是 "Gina Haspel, Trump's Choice for CIA, Oversaw Torture"，講的是CIA的現任局長，一個妖女，叫做Gina Haspel，對於刑求相當有天份，保證讓你死去活來，算是刑求界的一流高手。 <text:line-break/><text:line-break/>第二篇是 "Using Forensic Medicine to Document Rohingya Stories"，以法醫學記錄羅興亞人的悲歌。 <text:line-break/><text:line-break/>第三篇是 "Civilians in the Crosshairs in Syrian War"，講敘利亞戰爭，一千兩百多萬個難民命在旦夕。</text:p>
      <text:p text:style-name="P1">陳真   |  2018.03.28 10:14   |   <text:a xlink:type="simple" xlink:href="http://palinfo.habago.org/Entry?Command=Information_PrintForum&amp;iPage=86#FORUM36608"><text:span text:style-name="T1">#</text:span></text:a></text:p>
      <text:p text:style-name="P2">兩岸中國人思維不太一樣，一大一小，三點大不同。 <text:line-break/><text:line-break/>此岸專想些小到不能再小毫無意義的鳥事，彼岸卻大到世界彷彿就真的只是下一盤棋，唯有勝負，沒有其它。此其一。 <text:line-break/><text:line-break/>此岸整天高唱純屬虛構乃至違法亂紀無限擴張一己私利的所謂人權與民主自由，彼岸人民卻以集體發展為第一要務，人權一事彷彿只是吃喝拉撒，文宣說詞，當不得真。此其二。 <text:line-break/><text:line-break/>此岸(至少表面上)以一己思維為重，彼岸則彷彿一切都是黨說了算。此其三。 <text:line-break/><text:line-break/>關於大小，我想說的是：世界再大，大不過一粒沙；生命再小，小不過一個宇宙。 <text:line-break/><text:line-break/>最近 Friedrich Hölderlin 給我寄來了一張卡片，上面引用一句他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就是： <text:line-break/><text:line-break/>"無礙於至大，有容於至小，是為神聖。" <text:line-break/><text:line-break/>比大還大，比小還小。天地間再大的東西，痛苦與哀樂依然可以比它大；再小的東西，情感與關注之細膩，始終可以比世上一切細小還小。 <text:line-break/><text:line-break/>宗教經常被一堆教會廟宇神棍給濫用，但宗教本身依舊毫髮無損。人權與自由亦然，人渣政客藉以操弄，使之污名化，但生命內在價值依舊長存。 <text:line-break/><text:line-break/>如同教會廟宇般之人為本質，再好的黨，再英明的領袖與政府都依然不可信，畢竟有誰能保永不犯錯？唯有基本價值屹立不搖。即便全世界的核彈一起爆炸，無損其分毫。一如甘地所說，"生命終究不僅僅是氣血骨肉的總和"，生活也不光是吃喝拉撒；集體不會壓倒個體，一個生命的重量理當勝於一個宇宙。</text:p>
      <text:p text:style-name="P1">天峰   |  2018.03.27 23:03   |   <text:a xlink:type="simple" xlink:href="http://palinfo.habago.org/Entry?Command=Information_PrintForum&amp;iPage=86#FORUM36607"><text:span text:style-name="T1">#</text:span></text:a></text:p>
      <text:p text:style-name="P3">我所谓乐观，只是形势之于中国的一种主观看法。中国的实力，基本都摆在台面了，除了核武被普遍低估之外，其余没什么藏着的。中国历经扯大旗输出革命高呼打倒美帝的年代，也历经夹着尾巴不问世事遵守美帝规矩的年代，现在又要走向另一个时代。这些都是客观形势决定的。 <text:line-break/><text:line-break/>我也不认为会有中美共治的局面，毕竟道不同。美国是资本话事，中国不是，自然会有很多根本的分歧。但无可否认，中国是美国“最大的粉丝”，中国在美国身上学习了非常非常多，同时也投入非常非常多资源在经营这个对手。所以中美之争不会像美苏之争那么看起来惊心动魄势不两立。 <text:line-break/><text:line-break/>改革开放后，中国就再也没有宣传过美国的种种恶行。即使是“中共最大恶行”之一的六四事件，中国也没有任何解密指向美国。中国也从来不会像俄罗斯那样和美国及其西方盟友打嘴炮，更不会利用媒体引发人民对美国恶行的愤慨。我觉得中国更希望中美有各自的精神但身体融在一块，你中有我我中有你，这样就很难打起来。最终的决胜就看谁的生命力更强大，谁的精神更强大。 <text:line-break/><text:line-break/>我对这种决胜方法，是很乐观的。最坏的局面当然还是可能发生，但我能想到，北京自然早就有所准备。老百姓无法知道国家有多糟，也无法知道国家有多强，但是看看这几十年走过的路，自然会相信这个国家。</text:p>
      <text:p text:style-name="P1">張華   |  2018.03.27 22:25   |   <text:a xlink:type="simple" xlink:href="http://palinfo.habago.org/Entry?Command=Information_PrintForum&amp;iPage=86#FORUM36606"><text:span text:style-name="T1">#</text:span></text:a></text:p>
      <text:p text:style-name="P2">自然是站在善的一方.</text:p>
      <text:p text:style-name="P1">陳真   |  2018.03.27 20:55   |   <text:a xlink:type="simple" xlink:href="http://palinfo.habago.org/Entry?Command=Information_PrintForum&amp;iPage=86#FORUM36605"><text:span text:style-name="T1">#</text:span></text:a></text:p>
      <text:p text:style-name="P3">(續前) <text:line-break/><text:line-break/>四，你站哪一邊？ <text:line-break/><text:line-break/>千萬生靈塗炭、血流成河的事如果人們都沒感覺，那麼，貨幣金融美元本位方面的事，一般人恐怕就更加 "單純" 了。對於可預見的未來，如果 '樂觀" 指的是和平進展相安無事的話，那我倒是一點都不樂觀。我不認為一個橫行無阻數十年的黑幫老大會和平認了個輸字，我也不認為會有所謂中美共治。就如 Noam Chomsky講到美國帝國主義時所說，"當有人以為自己是根大榔頭時，在他眼裏，一切都只是釘子"。你要榔頭停止打釘子是不可能的，除非 "釘子們" 證明自己比榔頭還剛硬強壯。 <text:line-break/><text:line-break/>但是反過來說，中美之間大打一仗畢竟也是難以想像的毀滅效果，因此，世局究竟將如何發展，我也說不出個所以然。我只能從長年的觀察經驗中意識到世界正迅速往一種攤牌的方向走。所謂攤牌，指的是一種緊張衝突的態勢越發明顯。在這個發展過程中，中國處於守勢，而反中勢力卻猛採攻勢，迅速集結，而衝突戰場當然就在亞洲。 <text:line-break/><text:line-break/>上回講到習近平之各方所謂 "稱帝"，我說這樣一種指責純粹是裝蒜，哪來什麼稱帝的問題；大家都是內行人，何必裝蒜講些毫無意義的什麼反民主之類。習近平當然得被迫繼續掌權，因為沒有人會笨到在攤牌之際陣前換將，更換大元帥。也就是說，究竟鹿死誰手，在習近平任內勢必得有個結局。美國當然更是如此。川普原本是路人甲，但你看，最近一些影子政府的人渣紛紛都掌了大權。中國又不是智障，他會看不出來這樣一個基本衝突態勢嗎？ <text:line-break/><text:line-break/>至於台灣，則是反華仇中勢力所養的一條狗。走狗通常不會有好下場，因為它只是一顆棋子，一種手段與祭品，一種武器與工具，一種消耗品。就台灣本身的利益來講，最好的一個作法也許就如范光棣所說的保持中立，但是這個可能性似乎不存在，在所謂中立之前，仍然得面臨統獨的抉擇。台灣個別利益考量之外，還得考量善惡。如果中立是不可能的事，我們當然應該站在善的一方，也就是祖國這一邊。 <text:line-break/><text:line-break/>中美之間，一善一惡，善惡如此明顯，根本毫無疑問。一個是六、七十年來屠殺千萬生靈、四處侵略、沒有一天不發動戰爭、信奉國家恐怖主義、人類歷史上找不到比它更殘暴血腥的美國；另一個卻剛好相反，從來不派一兵一卒侵略他國，反而鋪橋造路與人為善共存共榮的中國，而且幫助全世界數十億人脫離貧窮。請大家摸著良心捫心自問：人類歷史上曾經有哪個國家如此造福世人，對世界和平具有如此非凡的貢獻？ <text:line-break/><text:line-break/>在島內，無所不在的仇中反華腦殘人士或無惡不作的漢奸走狗就不用說了，剩下的少數人也許親中，但他們的所謂親中往往具有這樣一種基本句型： <text:line-break/><text:line-break/>"中國很爛，很不自由，很不民主，但我們不得不親中，因為惟有這樣才能謀口飯吃，才有廣大市場云云。 " <text:line-break/><text:line-break/>這樣一種"不得不親中"，親得好像很勉強很委屈的親中態度，基本上也一樣是腦殘。中國不但一點也不壞不爛，而且是人類歷史上最好最偉大的一個國家；它所走出的這樣一條完全迥異於過往帝國主義之燒殺擄掠的世界發展道路，才是人類社會應該走上的一條康莊大道。</text:p>
      <text:p text:style-name="P1">天峰   |  2018.03.27 15:27   |   <text:a xlink:type="simple" xlink:href="http://palinfo.habago.org/Entry?Command=Information_PrintForum&amp;iPage=86#FORUM36604"><text:span text:style-name="T1">#</text:span></text:a></text:p>
      <text:p text:style-name="P2">中美贸易战起不了多少硝烟，这点中国知道，美国也知道。现在各自的动作其实都是精确计算过的，最终会回到谈判桌。至于谈出什么结果，表面做出什么妥协，我看都不太重要。因为最终实质利益受损的，更可能是欧洲日本，当然还有台湾。大陆有个段子，王老吉和加多宝打仗，和其正死了。这是真实的案例，意思是老大和老二拼市场，死掉的会是些小品牌。 <text:line-break/><text:line-break/>我反而更关心台湾这个变数，就像陈真医生说的，现在已经到了某个关键节点。美国的核心利益是印钞权，中国的核心利益是领土完整。中国正在向美国的核心利益发起挑战，美国当然不会放着台湾这个棋子不动。 <text:line-break/><text:line-break/>未来走向如何，取决于中共领导核心的智慧和跨国资本的利益判断。我个人是偏向乐观的。</text:p>
      <text:p text:style-name="P1">lbboy   |  2018.03.27 11:08   |   <text:a xlink:type="simple" xlink:href="http://palinfo.habago.org/Entry?Command=Information_PrintForum&amp;iPage=86#FORUM36603"><text:span text:style-name="T1">#</text:span></text:a></text:p>
      <text:p text:style-name="P3">的確美國人帶來的戰爭是非常殘忍的，但如果沒有特別去找，或有人特別提供訊息。 這些東西好像浮雲一樣，幾乎沒有感覺到。 至少我所接觸到的範圍之內沒人把殘酷的戰爭跟美國連在一起。 也許好萊塢也有發揮作用。 <text:line-break/><text:line-break/>還有另一層面的是事實是，如果美國已經完全的控制這種金融體系，所有人都默認了接受了，理論上是可以沒有透過戰爭，而隱秘的剝削略奪的。 那些因為金融動盪而在底層掙扎死去的人們，可能連敵人的面孔都沒見到就莫名的結束了。 還以爲一切是天意或自己不注意。 </text:p>
      <text:p text:style-name="P1">隆誌   |  2018.03.27 09:27   |   <text:a xlink:type="simple" xlink:href="http://palinfo.habago.org/Entry?Command=Information_PrintForum&amp;iPage=86#FORUM36602"><text:span text:style-name="T1">#</text:span></text:a></text:p>
      <text:p text:style-name="P2">上週的一個新聞「U.S. asks China not to implement ban on foreign garbage」，美國代表向WTO控訴中國禁止洋垃圾的政策。很有趣，這些年「循環經濟」的名詞躍然紙上。一些專業企業管理學的朋友，跟我說美國、歐盟、日本在這方面作的多好多好，台灣的一些大企業做的多好多好...等等。我也不想說太多，只問他們有沒有曾經瞭解國內的資源回收產業。絕大多數，都是沈默或搖頭。這也不能怪他們，他們在企業內都是擔任中高階管理角色，這種工廠端的事情不會到他們耳朵。我卻因為工作的關係，常常跑工廠和生產線，會遇到工廠廢料與下腳料的回收業者。跟這些業者聊天之後，才知道這些廢棄物的循環路徑。 <text:line-break/><text:line-break/>今年開始，大陸不再從國外進口垃圾。這些垃圾可不是無價值，而是生活中垃圾分類所得，如保特瓶、鐵鋁罐、廢紙等等。往往我們都會教育下一代與大眾珍惜資源、不要再污染地球，所以要進行垃圾分類等等。可是沒幾個人知道這些東西的去向與如何循環進入產業鍊，更沒有人知道處理這些回收資源所耗費能量與產出的污染，不低於一般製造的產出。有趣的是，這些在西方環保人士、政客和企業家口裡高大上的循環經濟，是將已開發國家的垃圾送到開發中國家處理，把污染和能耗丟給開發中國家。這些西方的環保人士、政客和企業家，卻也經常指摘開發中國家為了經濟發展而污染地球。 <text:line-break/><text:line-break/>我始終覺得這世界充滿了許多矛盾，有能力的人捲起袖子解決矛盾，偽善者利用矛盾達成自己的目的。中國禁止洋垃圾進口，自己國內發展循環經濟，解決污染的問題。這本是天公地道的事情，面對問題並解決問題，西方社會卻為此跳腳。更有趣的事情，這些垃圾分類循環再利用，在西方社會已經推展數十年，可是卻始終以鴕鳥心態面對這一切。淨喊些高大上的口號，給開發中國家扣帽子和指摘，卻以「垃圾別在我家」的想法，處理這些問題。 <text:line-break/><text:line-break/>那麼多的環保指標與認證，盛行在這個世界。卻也沒看到讓環境更好，反而是因為「環保」這詞而製造更多污染與浪費。在已開發國家，環保讓許多人、團體和政客以環保為名，批判執行環保者，賺得名聲並贏得利益。最終把環保推向極端化與零和遊戲，也導致執行環保者，事事窒礙難行。有能力解決問題的人，早已身敗名裂，千瘡百孔。 <text:line-break/><text:line-break/>=============================================================================== <text:line-break/>美為何要求中國解禁洋垃圾進口？原來是這些人會失業 <text:line-break/>https://goo.gl/dGcVNr <text:line-break/><text:line-break/>美國總統川普簽署「301 調查」備忘錄，要對中國價值高達 600 億美元的商品徵收懲罰性關稅後，當天，美國貿易代表在世界貿易組織 (WTO) 貨物貿易委員會上，要求中國取消「洋垃圾」進口禁令。 <text:line-break/><text:line-break/>金融界援引路透社報導，在 3 月 23 日舉行的 WTO 貨物貿易委員會 (Council on Trade in Goods) 會議上，美方代表表示，中國對於可回收品的進口限制已經極大地中斷了全球廢金屬供應鏈的運轉，要求中國取消對「洋垃圾」的進口禁令。 <text:line-break/><text:line-break/>2017 年 7 月 18 日，中國以「高污染」為由已下令禁止「洋垃圾」進口，包括分別是來自生活源的廢塑膠 (8 種)、未經分揀的廢紙 (1 種)、廢紡織品原料 (11 種) 和釩渣 (4 種) 等 4 大類 24 種。此一進口禁令已經從 2017 年 12 月 31 日起執行，到 2019 年年底前，逐步停止進口國內資源可以替代的固體廢物。 <text:line-break/><text:line-break/>近 10 年來，中國平均每年進口固體廢物規模超過 5 億噸，成為世界上最大的固體廢物進口國之一。據海關總署 3 月 23 日公佈的資料顯示，中國 2 月廢金屬進口為 44 萬噸，其中廢銅為 13 萬噸、廢鋁為 12 萬噸。 <text:line-break/><text:line-break/>在 3 月 23 日的 WTO 貨物貿易委員會會議上，美國代表指出，中國對於可回收品的進口限制已經極大地中斷了全球廢金屬供應鏈的運轉，廢金屬不是回收再利用，而是廢棄一途。明確提出要求中國立即取消進口禁令，修改目前的做法。並指控中國「洋垃圾」進口禁令有違 WTO 義務 <text:line-break/><text:line-break/>中國代表表示，中國會考慮各國的態度，但每個國家都有處理廢品的責任。作為進口大國，中國須限制廢品進口，以維護國內環境。 <text:line-break/><text:line-break/>美國代表則說，美方清楚中國環保方面的疑慮，但北京方面的做法似乎產生了與預期不同的反效果，而且規定變動太快，產業來不及調整。 <text:line-break/><text:line-break/>根據美國廢棄金屬回收工業協會 (ISRI) 的統計，2016 年中國共從美國進口了價值 56 億美元的廢舊金屬製品，19 億美元的廢紙 (共計 1320 萬噸) 和 4.95 億美元的廢塑膠 (142 萬噸)。 <text:line-break/><text:line-break/>如此巨大的出口額也催生出了一個龐大的產業鏈，美國有 15.5 萬個工作崗位都依賴於美國對中國的垃圾出口，這些工人平均年薪高達 7.6 萬美元，貢獻的稅收總計達 30 億美元。因此，ISRI 表示，中國的進口禁令會直接衝擊垃圾回收行業。 <text:line-break/><text:line-break/>失去中國這一最大買家，不少美國垃圾回收公司努力尋找替代者。可沒有哪個國家能夠像中國市場那樣吸納如此大量的可回收垃圾。美國回收系統的工作人員承認，經常會在可回收廢紙的垃圾桶內發現玻璃瓶、油氈、手提包、甚至毛衣這樣的不可回收物。 <text:line-break/><text:line-break/>以往，二次分揀工作都由中方完成，費時費力不說，還存在環保風險。有美國媒體報導，中國此次大幅提升固體廢物進口標準，將不可回收物在可回收物中的占比降低至 0.5%，這對美國回收業來說是「不可能完成的任務」。 <text:line-break/>------------------------------------------------------------------------------------------------------------ <text:line-break/><text:line-break/>中國停止進口塑料廢品 英國現垃圾危機 <text:line-break/>https://goo.gl/zQmGQU <text:line-break/><text:line-break/>英國廢物回收業界表示，對於中國不再允許進口塑料廢料的禁令，目前不知道該如何應對。 <text:line-break/>過去，英國每年都會運送50萬噸塑料廢料到中國，由後者作回收處理，但是現在，這種交易要終止了。 <text:line-break/>BBC《事實核查》小組引用2014年英國環境部門的數據稱，英國每年產生的塑料包裝廢物量為220萬噸，包括塑料瓶、新鮮食品薄膜包裝等，但不包括汽車保險杠一類的材料。 <text:line-break/>2014年，英國掩埋或者回收利用了38%的包裝類塑膠廢料，總量約84萬噸。但這些數據沒有包含非包裝類的塑膠廢料。 <text:line-break/>2014到2016年，英國每年出口80萬噸塑料廢料，其中大約50萬噸運往了中國大陸和香港。 <text:line-break/>英國回收協會（UK Recycling Association）表示，目前，英國沒有能力處理大部分的廢料。 <text:line-break/>該組織的行政總裁西蒙·艾林（Simon Ellin）告訴BBC說，他不知道短期內可以如何應對這個問題。 <text:line-break/>「這對我們來說是一大打擊……是我們這個行業的一個轉折點，」他說，「我們長時間以來一直依賴中國處理我們的廢料……55%的紙和25%的塑料（都由中國處理）。」 <text:line-break/>「我們在英國根本就沒有這個市場。這意味著我們的行業將發生重大改變。」 <text:line-break/>中國在本月正式啟動新法規，禁止進口所謂的「洋垃圾」，這是中國試圖進行產業結構升級的一部分。 <text:line-break/>其他亞洲國家會接收一部分塑料，但是仍將會有大量廢料留下來。 <text:line-break/>「外賣毀掉下一代」 談談塑料的前世今生 <text:line-break/>BBC核查：海鮮控真的每年吞下一萬粒塑料？ <text:line-break/>你扔的那個塑料瓶有可能去了這個小島 <text:line-break/>英國環境大臣邁克爾·戈夫（Michael Gove，另譯高文浩）承認，他沒有及時預見到這個問題。 <text:line-break/>英國回收塑料的機構Recoup表示，該項進口禁令將導致塑膠廢料堆積，以及向焚化和堆填方向發展。 <text:line-break/>英國地方政府協會（Local Government Association）的彼得·弗萊明（Peter Fleming）對BBC表示：「很明顯焚化需要擔當一部分的角色，但並不是全國所有地方都有焚化爐。」 <text:line-break/>「這是個挑戰——但很大程度上是短期的……我們會調適。從更長遠來說，我們需要一個聰明得多的廢料處理策略。」 <text:line-break/>不過，任何轉向焚化更多塑膠廢料的行動都將會招致環保團體的強烈反對。 <text:line-break/>「錯誤的答案」 <text:line-break/>綠色和平組織（Greenpeace）的路易絲·艾奇（Louise Edge）向BBC表示：「政府遲遲不作決定，將皮球踢來踢去，終於將我們帶進了這種一團糟的境地。」 <text:line-break/>「焚化是一個錯誤的答案——它是一種高碳排放和不可再生的發電方式，而且會製造有毒化學物質和重金屬。」 <text:line-break/>「如果你設立焚化爐，它就會未來20年創造了一個一次性使用塑料的市場，而這正是我們現在需要減少的。」 <text:line-break/>政府正在就一次性使用塑料徵稅以及塑料瓶儲藏計劃的問題向行業機構進行諮詢。 <text:line-break/>減少與簡化 <text:line-break/>戈夫向BBC表示，他的長遠計劃是要減少塑料在經濟當中的比重，減少不同塑料的數量，簡化地方當局法規，令人們能夠更容易判斷什麼是可回收和不可回收的，以及增加回收率。 <text:line-break/>他說，英國必須「停止將垃圾送出海外」。 <text:line-break/>英國下議院環境監察委員會（The Commons Environmental Audit Committee）表示，英國應該就塑料包裝訂閲滑凖稅，對最難回收的廢料就要徵收最高的稅率，最容易回收的則徵收最少。 <text:line-break/>這樣的事項原則大體上是得到廣泛認同的，但是目前尚未清晰的是，英國將要如何達成這種長遠目標——以及要如何解決中國禁令帶來的短期危機。 <text:line-break/>關注羅傑·哈拉賓的Twitter：@rharrabin </text:p>
      <text:p text:style-name="P1">陳真   |  2018.03.27 04:38   |   <text:a xlink:type="simple" xlink:href="http://palinfo.habago.org/Entry?Command=Information_PrintForum&amp;iPage=86#FORUM36601"><text:span text:style-name="T1">#</text:span></text:a></text:p>
      <text:p text:style-name="P3">(續2018. 03.21留言) <text:line-break/><text:line-break/>三，人類歷史上還有比美國更殘暴血腥的國家嗎？ <text:line-break/><text:line-break/>"二戰之後，帝國主義殖民的手法從強盜殺人，佔地收保護費。 變成詐騙，卡賭場的方式。" <text:line-break/><text:line-break/>你以上這句話是不對的。姦殺擄掠式的侵略大屠殺，在二戰之後持續來到空前的瘋狂地步。其它西方國家之所為姑且不說，就光說美國就好，如果納粹殺害了六百萬個猶太人，那麼，一個美國所屠殺的人數，至少是五、六個納粹之多，而且手段更加千百倍的殘暴。就殘暴程度而言，僅次於毫無人性的日軍之姦殺擄掠中國人民，但就屠殺人數而言，人類歷史上絕對找不到足以和美國這個喪心病狂的恐怖惡魔國家相提並論者。 <text:line-break/><text:line-break/>每次寫文章，為了假裝溫良恭儉讓，為了避免外行人無謂的爭議，當我講起美國之為惡時，總會刻意含糊地說 "千百萬人" 淪為戰火亡魂云云。其實，精確地說，據我保守估計，二戰之後，至少有三千萬人死於美國的侵略戰火，受害國家高達四十幾個，約佔全世界國家總數的四分之一。 <text:line-break/><text:line-break/>兩個月前，也就是今年 (2018年) 1月，"全球研究" (Global Research) 網站刊載了一篇文章，文章標題是："二戰之後，美國殺害超過兩千萬人，受害國家高達37個"： <text:line-break/><text:line-break/>https://goo.gl/EG8evb <text:line-break/><text:line-break/>這篇文章其實寫於2015年，其相關研究幾乎都是 2006年以前的舊資料，也就是說，它並不包含最近十幾年來更為瘋狂的美帝侵略戰火，比方說近代史上最慘烈的、難民人數最多的敘利亞戰爭、以及侵略利比亞與葉門等等等，統統都不包括在內。聯合國難民署 （UNHCR）於去年 (2017年) 世界難民日 (每年6月20日) 發佈年度報告指出，截至2016 年年底為止，全球難民人數高達六千五百六十多萬人，是人類歷史上難民數最多的一個時期，並且仍不斷持續攀高。其中大部份戰爭由美國一手主導，烽火漫天，血流成河，野有餓莩，人命如草芥。 <text:line-break/><text:line-break/>"全球研究" 這篇文章說兩千萬人死於美帝侵略，指的是截至十多年以前的狀況，因此數字偏低。比方說，文章提到美國侵略伊拉克時提到兩個數字，一個是1990年至2003年由美國主導的非法禁運，美國以公衛做為一種軍事手段，破壞伊拉克之民生設施，特別是淨水能力，導致五十六萬名伊拉克小孩死亡。你必須知道，五十六萬這個數字是指的是聯合國糧食與農業組織 ( Food and Agriculture Organization of the U.N )於1995年發表的報告，指的是1990至1995年這段期間的五歲以下伊拉克兒童死亡人數，但美國的非法禁運卻一直持續到2003年入侵佔領伊拉克才停止。也就是說，1996-2003年這段期間是沒有資料的。 <text:line-break/><text:line-break/>但是，有一份資料可供參考：1999年，聯國合兒童基金會 (UNICEF) 估計，美國的非法禁運導致每年約有六萬名伊拉克小孩死亡。若依此比例，1996-2003年這八年之間，應有五十萬名五歲以下兒童死亡，也就是說，前後14年的禁運期間，應有總數約一百萬名五歲以下的伊拉克小孩因此死亡，而非一般所說的五十萬。 <text:line-break/><text:line-break/>另外，有一本世界著名的英國醫學期刊叫 "Lancet"，2006年發表一篇研究報告指出，從2003年美國入侵伊拉克之後，短短三年之間，也就是截至2006年，估計約有六十五萬四千名伊拉克人死於戰火。你要知道，這些都是十幾年前的舊資料，僅僅估算美軍入侵的頭三年的死亡情況，經過後來這十幾年的血腥殺戮，死亡人數當然會遠遠高於65.4萬人的倍數之多。 <text:line-break/><text:line-break/>而且，你要知道，戰爭可怕的並不是飛彈掉下來砸在你頭上的那一刻，戰爭可怕的是無政府狀態，到處任意姦殺擄掠，暴力衝突不斷，而且物資缺乏，沒得吃，沒有醫藥可用，沒法治病，沒法開刀，受了傷生了病只能等死，因為醫院停擺；醫護人員往往被美軍鎖定殺害，甚至姦殺、輪姦樣樣來。也就是說，那些在戰火中病死的、餓死的、死於戰亂暴力的、失蹤的，往往都沒有辦法獲得仔細評估。面對記者詢問伊拉克平民死亡人數時，美軍將領甚至說，"我們對數屍體不感興趣"，彷彿死的不是人命，而只是一群螞蟻。 <text:line-break/><text:line-break/>總之，如果以為美國為首之恐怖主義國家僅僅只是玩玩貨幣戰、貿易戰，那是錯的，姦殺擄掠始終是美國及其一票走狗的基本勾當，而且越發變本加厲。 <text:line-break/><text:line-break/>美、日、澳等國，之所以不敢侵略中國，不敢姦殺擄掠中國人，只有一個原因，那就是中國已經強大到足以抵抗侵略。但這並不意味著美日澳等等這群奉行國家恐怖主義的國家不會挑起戰火。依我看，攤牌的日子近了。為什麼？因為倘若再給中國十年的安定與發展，美國將不再是中國的對手；若要打壓中國，這是最後的機會了。你覺得，相信 "拳頭就是真理" 的美國，會放棄這個最後的機會，眼睜睜看著中國成為世界第一強國嗎？ <text:line-break/><text:line-break/>周一總是特別累，看病人就像在戰場上救難差不多，忙到爆。有關美國與侵略等等這些事，寫不完，零零碎碎先說一些，找時間再多說。</text:p>
      <text:p text:style-name="P1">lbboy   |  2018.03.26 09:42   |   <text:a xlink:type="simple" xlink:href="http://palinfo.habago.org/Entry?Command=Information_PrintForum&amp;iPage=86#FORUM36600"><text:span text:style-name="T1">#</text:span></text:a></text:p>
      <text:p text:style-name="P2">二戰之後，帝國主義殖民的手法從強盜殺人，佔地收保護費。 變成詐騙，卡賭場的方式。 本質都是階級統治，財富掠奪。 也選比較文明一點，成本也比較低，不用常常動刀動槍，對聽話的，愚笨的，願意當走狗的有時候還會分一點湯或骨頭。 <text:line-break/><text:line-break/>對外宣傳自由，公開，公平的體系，但對於要改變體系的， 另起爐灶的，或想一起當莊家的國家，都會被說成邪惡軸而被打擊，最後再改造成這體系的一部分，或變成廢墟。伊拉克，利比亞，這些國家被打爆後，西方最關心的就是馬上幫他們重新建立中央銀行。 <text:line-break/><text:line-break/>98年亞洲金融風暴，08年次貸危機， 全世界被搜刮了多少財富。 這些跟搶劫沒兩樣的效果，但卻摸摸鼻子認了，好像這是系統週期性的風險，就像颱風，地震一樣是自然災害。只能好好的防範。 <text:line-break/><text:line-break/>這就是現代殖民體系厲害的地方。 人類的感官體驗通常是非理性的， 即使是等效的影響，只要是隱蔽的進行，用人類不易察覺的都可以透過簡單的洗腦讓人有完全不同的反應。 <text:line-break/><text:line-break/>同樣是強劫你一半的財產， 直接用減法去一家ㄧ戶搜刮，你就會懷恨會反抗。 直接透過規則，不減少你的數量，但降低了你的財富平均購買力。 你就默默接受了這是自由市場機制的自然結果。 只能怨天吧！ <text:line-break/><text:line-break/>其實這世界仍然是很不公平的， 但主流媒體，人權公知，覺醒青年對真正的源頭恍若未聞，對於無足輕重的卻暴跳如雷，嫉惡如仇。 不是無知，就是同路人吧！</text:p>
      <text:p text:style-name="P1">陳真   |  2018.03.26 03:50   |   <text:a xlink:type="simple" xlink:href="http://palinfo.habago.org/Entry?Command=Information_PrintForum&amp;iPage=86#FORUM36599"><text:span text:style-name="T1">#</text:span></text:a></text:p>
      <text:p text:style-name="P3">對於小余寫的以及貼的這篇 "中美貿易戰背後的思考"(作者是？)，細節不論，大方向是對的；戰爭已然展開，個人將成炮灰。 <text:line-break/><text:line-break/>對於中美關係，我比較熟悉的是政治上的人與事，當然，說熟也稱不上，只是長年關注，略知一二。之前寫了一兩篇就中斷；想說的事很多，枝枝節節，卻不知從何說起。世局變化之快，難以想像，川普已經不再是一個路人甲，而是一個傀儡。我的憂慮是這樣： <text:line-break/><text:line-break/>攤開在眼前的，將是一場具有決定性的戰爭，不管它是軍事的或經濟的。我們大部份人恐怕都得在有生之年或不久的將來，面對這樣一場劇烈的、卑劣的乃至極其血腥的衝突。特別是台灣，不但已無可能置身事外，而且很可能會是戰火的核心與引信；從近幾年來美國對台的無數政治動作可以看出，美國顯然更進一步積極準備把台灣當成中美大戰的棋子與軍事基地。台灣人再不覺悟，遠離美日魔鬼，只會遭受更多根本不必要的傷害。 <text:line-break/><text:line-break/>能走的快走，想逃的快逃，時間已所剩無幾。 </text:p>
      <text:p text:style-name="P4"/>
      <text:p text:style-name="P1">陳真   |  2018.03.26 02:42   |   <text:a xlink:type="simple" xlink:href="http://palinfo.habago.org/Entry?Command=Information_PrintForum&amp;iPage=87#FORUM36598"><text:span text:style-name="T1">#</text:span></text:a></text:p>
      <text:p text:style-name="P3">(續李敖) <text:line-break/><text:line-break/>五， <text:line-break/><text:line-break/>在我還不識字時，我媽常講一個故事。她說，佛陀夜裏講道，眾人皆可入場聆聽，但必須購買油燈方能入場。有錢人個個衣冠楚楚，選購的燈座又大又漂亮，燈油飽滿。有一天，來了一個阿婆，衣衫襤褸，身無分文，買不起油燈，被佛陀弟子們阻擋在外。後來，阿婆決定剪掉留了多年的一頭長髮，變賣現金換取油燈，弟子們很不屑，勉強讓她進場，但只給了她一點點油，燃起一絲非常微弱的火苗，一點微風吹來，似乎就要熄滅。 <text:line-break/><text:line-break/>那天晚上，魔鬼來搗亂，故意吹起一陣可怕狂風，全場聽眾燈火盡滅，唯有阿婆一燈長明，任憑魔鬼怎麼使勁，就是吹不滅。 <text:line-break/><text:line-break/>我媽講這故事反覆講了不知道多少遍，每次講起，她自己似乎都很感動，就像第一次講的那種熱烈神情。幾年後，我剛上小學，家裏的電影院演了一部日本片，就是在講這故事，是我最早的電影記憶之一。這故事對我影響之大，究竟是好或壞，我一時也說不清了。 <text:line-break/><text:line-break/>把故事拿來做為一種道德教訓是很討人厭的；故事的美，理當遠遠超過其表面情節，但我還是得拿它來說說一些冰涼乏味的道理。這故事告訴我們，人事物的大小，存乎一心，而不在於世俗上的輕重衡量。維根斯坦亦曾如是說："一種思想的價值，取決於它的主人究竟為它付出多少代價"。德蕾莎說得更好，她說，要 "以非凡的愛做平凡的事"，並且要 "愛，直到成傷"、"若果成傷，如是更好"。</text:p>
      <text:p text:style-name="P1">陳真   |  2018.03.26 02:35   |   <text:a xlink:type="simple" xlink:href="http://palinfo.habago.org/Entry?Command=Information_PrintForum&amp;iPage=87#FORUM36597"><text:span text:style-name="T1">#</text:span></text:a></text:p>
      <text:p text:style-name="P2">(續李敖) <text:line-break/><text:line-break/>四， <text:line-break/><text:line-break/>建尊，你講的，我沒什麼意見，畢竟關於 (善惡) 概念的事，非關對錯，而是關於好壞，也就是說，哪一種描繪方式較為動人，它也許就具有比較好的說服力或影響力。或者這麼說：不一樣的人，不一樣的美感與道德品味，自然就會選擇他所喜歡的描繪方式。 <text:line-break/><text:line-break/>就跟畫圖差不多，你畫你的，我畫我的，作品彼此之間的競爭力並不是來自實證上的對錯，而是各自吸引了不一樣的人。當你要進行比較時，只能進行整體比較，而無法單獨從中挑出某個部份來比。為什麼？因為部份必然屬於全體，部份一旦脫離全體，就失去了進行比較的可能性。就比方說，我也許可以說象棋比西洋棋好玩，但我沒法說 "車馬炮比騎士厲害"。總之，我無法評價你的想法的局部，除非我懂得它所屬的全體。 <text:line-break/><text:line-break/>寫 "李敖" 關於善惡以及關於中美與習近平等等那些留言，我只寫了極小的一部份，後面還有一大堆沒寫，但我會試著再寫一些。沒時間是個問題，缺乏熱情更是個問題。即便面對牆壁自言自語，也還是需要一面有溫度的牆。在我所描繪的世界裏，溫度是一切人事物的基礎，而非善惡。沒有熱情就沒有生命，一切意義都不存在。德蕾莎說得對，愛的反面不是恨，而是冷漠。 <text:line-break/><text:line-break/>家中無人時，大半夜常一個人往海邊跑。夜裏看不見海的模樣，只能聽到海的聲音，心裏總有說不出的感動，彷彿大海會聽會說話，滿腔熱血。溫度才是所有故事的開端，我們終究是活在故事裏，在乾燥冰冷的事實中無言死去。你看許多希臘悲劇中人，不是殺老爸就是砍小孩，全是惡性重大的司法重罪，卻傳頌千古，人們為之灑下熱淚。 <text:line-break/><text:line-break/>只要溫度還在，故事就不會結束。我們總是以無比的熱情寫下第一個句子，卻在冰涼的灰燼中結束一切。這篇列為 "四"，其實它比較像圖畫的最後一筆，所有故事的未竟篇章。</text:p>
      <text:p text:style-name="P1">潘建尊   |  2018.03.25 16:43   |   <text:a xlink:type="simple" xlink:href="http://palinfo.habago.org/Entry?Command=Information_PrintForum&amp;iPage=87#FORUM36596"><text:span text:style-name="T1">#</text:span></text:a></text:p>
      <text:p text:style-name="P3">陳醫師您好, <text:line-break/><text:line-break/>有關善惡的問題,我有點想法希望您能夠指教. <text:line-break/><text:line-break/>人類社會的大半問題,其實都是人類趨善本能的結果. <text:line-break/>確實有些人有心行惡,但那只是總體人口比例中的極端少數. <text:line-break/>有些人的趨惡甚至只是一種對"善"的絕望與抗議. <text:line-break/>當然,說人類趨善是本能,多少還是有點不恰當. <text:line-break/>因為趨善只是一種在人類社群中求生存必要的手段而已. <text:line-break/>嚴格來講,人類的趨善本能的存在,只適用於人類社會的網絡中. <text:line-break/><text:line-break/>然而,這樣的趨善雖然是人類文明的基礎,卻也是人類社會謊言的起源. <text:line-break/>不管做甚麼事情,我們總是會找一堆理由說服自己,讓自己相信自己做的事就算不是好事,但也肯定不是甚麼壞事.就算是真正的作惡,也必須為自己找出一個行善的動機. <text:line-break/>這種自我催眠的話術在詐騙集團身上最是明顯. <text:line-break/><text:line-break/><text:line-break/>回到李敖善惡之辨的議題上 <text:line-break/>其實就是善惡過度分明的結果. <text:line-break/>但他的出發點依舊是趨善 <text:line-break/>只是他採用的策略比較姦巧一點 <text:line-break/>簡單講,就是將與他對立的人抹成惡而已 <text:line-break/>把敵人抹黑,灰色看起來自己也白了. <text:line-break/>說穿了,目的也指是顯白自己而已. <text:line-break/><text:line-break/>只是有感而發,想法也有點凌亂,請不要見怪. <text:line-break/><text:line-break/>祝 安好 <text:line-break/><text:line-break/>建尊 <text:line-break/></text:p>
      <text:p text:style-name="P1">小余   |  2018.03.25 11:07   |   <text:a xlink:type="simple" xlink:href="http://palinfo.habago.org/Entry?Command=Information_PrintForum&amp;iPage=87#FORUM36595"><text:span text:style-name="T1">#</text:span></text:a></text:p>
      <text:p text:style-name="P2">我把上一篇文章貼在臉書上，我的朋友，不可免俗的問了我一個非常『小確幸』的問題----『我比較想瞭解中美貿易戰對台灣的影響。』 <text:line-break/>我也把自己的觀點PO在這裡，希望各位先進指教 <text:line-break/>----------------- <text:line-break/>如果看完我貼的文章，應該能感受到其實我專注的焦點，不是貿易。什麼？這不是貿易戰嗎？MM，這是一場政治戰，依據美國國務卿的說法，主要課徵關稅與瞄準的對象是中國製造2025裡面列舉的產業，因為美國『感到了威脅』，可是，距離2025年還有七年，你就感受到了威脅，對抗一個發展中國家，這不好笑嗎？不好笑，所以世界權力移轉的最後一搏發生了 <text:line-break/><text:line-break/>既然是對世界權力移轉的最後一搏，台灣的政府也選擇了隊伍，還開心美國國會通過的法案，當人家棋子，你覺得會有什麼影響呢？也可以想想... <text:line-break/>經濟上，因為出口到美國的比例佔中國外貿市場的20％而已，但台灣廠商佔30％甚至以上，終端出口國在美國居多，所以這些公司受影響大，只好加速轉移工廠，轉到美國、東南亞都是，或是根本就關門算了，老闆沒差。另外因為美國需要美金回流，一定一直升息，對台灣的進出口廠商借美金將構成麻煩，台灣也等著升息，企業借款成本將大增，有些還要花錢跟時間移轉生產基地，未來倒閉的廠商將越來越多，實際上我們銀行端目前已經有發生這樣的現象... <text:line-break/>政治上，既然已經進入最後的博奕，老共也不會認輸，否則習大大的臉往哪擺，所以對台灣的壓迫一定更大，相反的，如果美國越容忍對岸，代表越接受老共的強大，那麼老共對內才有交代，就會乖乖發展經濟，不會壓台灣，但要是不是這樣呢？現在台旅法、貿易戰接續而來，西方怕老共真強了，西方的價值將變成空的廢話，一定持續對抗，老共如果與老美對抗不如意，拿誰出氣好？美國，還是台灣？ <text:line-break/>我的腦袋大概就只能這樣思考吧參考看看...... <text:line-break/>ps.另外台灣廠商如果想的是10年以後對岸在這些領域都取得成就的話，會發現自己都沒有參與到，將來就會失去話語權，我想他們不會坐以待斃.....我們不是政治人物，應該要想自己怎麼辦......如果完全不相信老共做的到，那可以安心過日子，可我不是....</text:p>
      <text:p text:style-name="P1">小余   |  2018.03.25 11:05   |   <text:a xlink:type="simple" xlink:href="http://palinfo.habago.org/Entry?Command=Information_PrintForum&amp;iPage=87#FORUM36594"><text:span text:style-name="T1">#</text:span></text:a></text:p>
      <text:p text:style-name="P3">我先把『大參考』裡面的一篇文章轉成繁體中文排版在這裡給大家看 <text:line-break/>轉貼---中美貿易戰背後的思考 <text:line-break/>---------- <text:line-break/>01 <text:line-break/>　　中美貿易戰今天淩晨正式開打。它最大的意義，在於確認了人們猜測已久的一個事實：中美關係何時進入修昔底德陷阱？ <text:line-break/>　　新崛起的老二與原有的老大必生衝突，嚴重的甚至訴諸武力，稱為修昔底德陷阱。 <text:line-break/>　　最近幾年，隨著中國國力逼近美國，中美之間已經由“會不會陷入修昔底德陷阱”的問題變成“何時陷入”的問題。 <text:line-break/>　　今天淩晨可稱為一個標誌，衝突公開化，正式化，陷阱來臨。 <text:line-break/>　　它不是貿易衝突那麼簡單，它包含了當下全球政治經濟最深刻的變化。最重要的因素是三個。 <text:line-break/>　　02 <text:line-break/>　　第一，特朗普的出現加快了老大與老二公開衝突的進程。 <text:line-break/>　　特氏跟前任不同，不太提普世價值等大棒，直接算帳，跟你博弈現實利益。 <text:line-break/>　　他在競選時就把貿易戰作為主要政綱。 <text:line-break/>　　特朗普發動貿易戰的主要邏輯是，美中貿易逆差太大，從1985年到2017年，逆差總數為47380億美元。 <text:line-break/>　　這幾萬億美元成為中國外匯儲備的主要來源，成為維持人民幣堅挺的最大籌碼。 <text:line-break/>　　過去還好說，現在這個籌碼的擁有者成了最大挑戰者，當然必須得改變，不能讓這麼多錢還往對手手裡流。 <text:line-break/>　　這是特朗普團隊的主要邏輯。 <text:line-break/>　　03 <text:line-break/>　　第二，貿易戰另一個背景，是全球政治世代的更替。 <text:line-break/>　　就在幾年前，關於全球政治家缺乏領導力的話題，還是達沃斯之類清談場所的時髦話題。國際政壇沒有強人出現，80年代時鄧小平、雷根、柴契爾夫人、李光耀等超級政治家群星璀燦的情形好多年沒有出現了。 <text:line-break/>　　如今，隨著俄羅斯普京、日本安倍晉三、德國默克爾、美國特朗普等強勢領導的執政，全球進入強人崛起時代。 <text:line-break/>　　強人處理問題的方式，往往是強硬、直接、結果導向，不傾向於妥協、協商、四平八穩。 <text:line-break/>　　強人崛起的外在表現，就是衝突增多。 <text:line-break/>　　04 <text:line-break/>　　第三，貿易戰最深層次的內涵，是全球產業鏈分工出現了新變化。 <text:line-break/>　　長久以來，全球產業鏈形成了三級分工體系：消費國、生產國、資源國，支配權和話語權依次降低。 <text:line-break/>　　生產國從資源國買來原料進行加工，生產出成品再賣到消費國。 <text:line-break/>　　美國、歐洲是消費國；中國是典型的生產國，世界工廠；非洲、拉美等是資源國。 <text:line-break/>　　這個體系以美國為中心進行構建，消費國居於金字塔尖，商品、資本都圍著它轉。生產國和資源國賣東西賺來的錢，通過金融體系（比如美國國債）借給消費國繼續買買買，構成了商品—貨幣的一個全球迴圈。 <text:line-break/>　　這套體系最近出現了一些重要變化。 <text:line-break/>　05 <text:line-break/>　　一是中國顯然不願一直當生產國的角色，正在從低端加工業向高端製造業升級。 <text:line-break/>　　高端製造如果發展起來，和發達國家就不是“產業分工”的關係，而是直接競爭。 <text:line-break/>　　以高鐵、核電為代表的中國高端製造，正在搶灘。最近流傳一個段子： <text:line-break/>　　遙想一百多年前，皖籍的李鴻章中堂訪英，是去歐洲購買船隻、大炮和向列強借款。一百年後，同樣安徽籍的李克Qiang總理訪英，則是去歐洲推銷中國的高鐵、核電，推進人民幣跨境結算和離岸中心建設。而據傳2015年10月中國國家領導人訪英的成果彙報由卡梅倫“中堂”完成：“啟稟老佛爺（英國女王），洋人要給我們修鐵路……” <text:line-break/>　　相比之下，美國製造業這幾年空心化很嚴重。 <text:line-break/>　　看看下面的統計圖，清晰地呈現美國如何從一個製造業大國變成一個服務型國家的。 <text:line-break/>　　1990年美國是製造業大國（藍色部分）： <text:line-break/>　　2015年美國的製造業（藍色部分）已經很少： <text:line-break/>　　有分析人士說，特朗普當選是美國製造業資本和金融資本博弈的結果，其勝選意味著全球製造業和製造業資本要大量回流美國。 <text:line-break/>　　06 <text:line-break/>　　全球產業鏈第二個變化，是製造業正在進行第四次大轉移。從中國轉到東南亞和南亞。 <text:line-break/>　　歷史上的幾次製造業大轉移： <text:line-break/>　　第一次：二十世紀初，英國製造業開始向美國轉移； <text:line-break/>　　第二次：二戰之後，美國製造業向德國、日本等轉移； <text:line-break/>　　第三次：二十世紀八十年代初，德國和日本製造業向中國轉移； <text:line-break/>　　第四次：正在進行，中國製造業向東南亞、南亞轉移。 <text:line-break/>　　第四次製造業轉移對美國的意義在於，可以找到中國商品的替代品了。 <text:line-break/>　　中國的低價商品，這麼多年一直幫助美國市場對沖通脹，降低物價。沒有中國商品，美國的CPI會高不少。廣發證券首席經濟學家沈明高的研究報告曾寫到： <text:line-break/>　　美國的電視和玩具的價格從1997到2017年二十年間分別下降了96%和69%。同時，汽車和服裝的價格基本持平。然而，同一時間段服務業價格大幅提升，大學學費和醫療的價格上漲了170%和100%。 <text:line-break/>　　中國進口的商品，價格下降很明顯。美國本土的服務價格，一路上漲。 <text:line-break/><text:line-break/>　　某種意義，中國商品是在輸出通縮。這也是美國金融危機後瘋狂印鈔，但卻沒有出現通貨膨脹的一個重要原因。 <text:line-break/>　　在沒有合適的替代品之前，美國其實是受中國低價商品的制約，對貿易戰有顧忌。製造業的轉移使情況有了變化。 <text:line-break/>　　07 <text:line-break/>　　上述第一個變化，中國高端製造的競爭，使美國貿易戰有了緊迫感；第二個變化，製造業的第四次轉移，使美國發動貿易戰有了迴旋空間。 <text:line-break/>　　貿易戰的本質，是全球格局大變化的結果，是舊老大與新興老二博弈的必然。 <text:line-break/>　　三十年前，日本作為新興的挑戰者，也造成了美國的巨大貿易逆差，美國果決展開貿易戰，並迫使日本簽訂《廣場協定》逼日元升值，重創日本經濟。 <text:line-break/>　　那一役，老大漂亮地擊退挑戰者，繼續稱霸。今日一役，結果如何？ <text:line-break/>　　此次美國貿易戰的打法很有意思。先是提起加稅大棒，對加拿大、墨西哥、日本、澳大利亞、韓國以及歐盟逐一敲打，造成各國的恐慌，服軟，再逐一豁免。 <text:line-break/>　　分析人士周方舟說： <text:line-break/>　　先打後拉，其目的就是要這些國家老實聽話，不要站錯隊，要緊跟美國牌局，達到最大限度孤立中國的目的。美國也已經表示，在鋼鐵和鋁的重稅上，中國將是唯一不會獲得豁免的國家。 <text:line-break/>　　對於此次貿易戰，很多具體分析顯示波及面不會太大，不會動兩國的經濟根基。但我們全面來看這個事，民眾反應如此強烈，不在於一鋼一鋁的價格漲跌，而是對衝突與不確定性成為時代主題的茫然無措。 <text:line-break/>　　此次貿易戰最後也許不會鬧得太大，但它揭開了一個新階段，世界上最大兩個國家公開對抗或許會持續的以不同形式進行。 <text:line-break/>　　特朗普剛上臺不久，特意請老謀深算的基辛格閉門深談，此後，特朗普與普京的互動頻密。有人猜測，在40年前提出聯中抗俄戰略的基辛格，此次給特朗普獻策：聯俄抗中。因為中國成了最大對手。 <text:line-break/>　　不久前，特朗普政府制定的《國家安全戰略報告》，首次從國家戰略層面確立了中國是美國的戰略對立面，稱中國為“競爭對手”和“修正主義”國家。 <text:line-break/>　　這“標誌著尼克森開創的中美戰略合作關係、克林頓、小布希鞏固的中美戰略夥伴關係的結束，正式進入中美戰略對立階段”。 <text:line-break/>　　08 <text:line-break/>　　中國顯然不會按美國的節奏行事。 <text:line-break/>　　原來流到中國的美元，很大部分以購買美債和其他投資的形式回到美國，現在開始往“一帶一路”投，打破美國主導的三級分工體系。 <text:line-break/>　　同時，中國推行以人民幣來進行石油結算，俄羅斯、巴西、委內瑞拉等資源國同意接受。這是石油交易去美元化的一步棋。 <text:line-break/>　　石油美元是美元霸權的根基，這步棋戰略意義極大。 <text:line-break/>　　這些方面的影響，未來都會遠遠大於貿易戰。 <text:line-break/>　　09 <text:line-break/>　　貿易戰所開啟的時代宏大變化，跟個人有什麼關係？ <text:line-break/>　　1.對抗性時代來臨。外部衝突會指數級增加，與此對應，外部危機所帶來的內部權威集中會成為全球的常態。 <text:line-break/>　　2.貿易戰如發展至極端，中國低價商品的缺失，會使美國通脹加速，引發更強烈的加息舉動，股市和樓市遭遇動盪。 <text:line-break/>　　3.全面貿易戰也會影響中國的經濟增長，可能會促使經濟刺激政策出臺，也可能會倒逼國內的改革。 <text:line-break/>　　4.這是一場國家意志主導，席捲千千萬萬企業和消費者的戰爭。國家權力和權威是主角，個人十分渺小。我們註定進入一個宏大敘事、個體微小的時代。</text:p>
      <text:p text:style-name="P1">陳真   |  2018.03.23 02:40   |   <text:a xlink:type="simple" xlink:href="http://palinfo.habago.org/Entry?Command=Information_PrintForum&amp;iPage=87#FORUM36584"><text:span text:style-name="T1">#</text:span></text:a></text:p>
      <text:p text:style-name="P2">(續李敖) <text:line-break/><text:line-break/>三， <text:line-break/><text:line-break/>好人有可能做壞事。反之亦然，人渣也可能做好事。但是，做了一堆所謂好事的人渣，依然是個人渣。一個人之所以是個什麼樣的人，並不在於他 "說" 了什麼或 "做" 了什麼，而是在於他究竟 "是" 什麼。一隻小貓做出老虎的動作，並不會因此變成一隻老虎，反之亦然，一隻可愛的小老虎，也不會因此而被誤以為是隻貓。聽起來，善惡似乎很唯心，有著一種本質論的傾向。 <text:line-break/><text:line-break/>我的意思其實不是這樣。我的意思是：判斷一個人之好壞，需要一種判準 (criteria)。判準這東西存在哪兒呢？倘若它僅僅存在於外在行為之中，意味著善惡只是一種眼見為憑的東西，缺乏內在價值；就跟鈔票一樣，它有多少價值，不需要送去化驗分析，只須看鈔票上寫著多少錢就是多少，鈔票的價值並非內在。善惡難道也只是這樣一種東西？當然不是。它理應有內在判準，也有外在標準，而且前者是後者的基礎與前提。至於後者，亦即外在標準，則往往說不準，而且形式各不同。 <text:line-break/><text:line-break/>行為本身之善惡為何說不準？因為觀點不同，立場不同，世界觀不同，而且後果如何演變更是說不準。爾之美食，也許正好是吾之毒鴆；甲國之英雄烈士，往往是乙國的戰犯或歹徒。更重要的是，內在思維與情感，將賦予外在行為截然不同的道德意義。 <text:line-break/><text:line-break/>我念高一時，就被學校記了26支 "警告"，只要再多記一支 "警告"，折合三大過，就得勒令退學。學校也許捨不得我走，當警告數目來到26之後，便嘎然而止，不管我怎麼違反校規居然都沒事。我被記了這麼多 "警告" 主要有幾個原因，其中一個是所謂服裝不整，因為我從小是個野孩子，非常不習慣把衣服塞進褲子裏，總覺得彆扭。 <text:line-break/><text:line-break/>另一個被記過的原因是，學校門口常有人分發各種廣告傳單，同學接到一堆傳單之後進了校門，隨手就亂丟。於是學校後來就規定不准接受傳單。我覺得這規定很不合理，你應該去處罰那些亂丟傳單的人，怎麼是強迫大家不可接受傳單？怎麼連這樣也要管？後來，我看到一些發傳單的阿伯或歐巴桑，大熱天站在校門口，一張傳單也發不出去，於是我就每天進出校門口時，當著教官的面，主動跟對方索取傳單。曾有個教官，當場對我大聲喝斥，企圖阻止，但我還是照拿傳單不誤。 <text:line-break/><text:line-break/>我的一堆 "警告" 就是這麼來的。其它當然還有些類似的例子。你說我這行為究竟是善或惡？其實我自己也不知道，我唯一能確定的是，我是出於善意，我不想看到那些發傳單的人被每個同學拒絕。 <text:line-break/><text:line-break/>這就是所謂 "角度" (perspective) 的問題，角度不同，外在善惡意義也就不一樣。從學校的角度看，我也許冥頑不靈，不受管教。但從我的角度看，一來校方根本沒有權力干涉我在校外要不要接受傳單，二來我不想看到發傳單的人受苦。於是，經過一番思索，我決定付出應有的代價，來回應我一己心中難以壓抑的良知。康德說得很對，他說，"有兩個東西長在我心：天上繁星，內在良知。敬而畏之，須臾不離。" <text:line-break/><text:line-break/>很重要的一點是：我完全不認為別的同學應該效法我的所謂 "善行"。因為，行為面的東西是不應該具有任何普世性的。我覺得我應該做甚至以命相許的事，別人卻根本不需要跟我一樣去做，因為每個人各自有著不同的生命造化與抉擇。但是，李敖的行為主義式道德觀，卻有著一種自以為正義的所謂 "向外性"，認為別人都應該跟他一樣，才有資格稱為善。 <text:line-break/><text:line-break/>我曾發明個詞叫 "一人聖經"，意即善惡或情感終歸是一個人的事，不應該自以為是地向外擴散，強加於他人身上；畢竟只有當事人自己最清楚應該如何抉擇與如何作為。我很喜歡維根斯坦曾經說過的一段話，他說："你耳朵聽力就算再好，也不可能聽見某個人跟上帝之間的對話。" <text:line-break/><text:line-break/>這聽起來，似乎連行為面的是非好壞都變成一種相對主義的概念了，當然不是這個意思。有些行為無從評價，但有些行為當然可以充份地論斷是非。當我們說某個人是人渣時，基本上也僅限於這樣一種可論斷之行為面的評價，而非扮演上帝，論斷其生命本質。阿扁在政治上毫無疑問是個大壞蛋，但做為一個父親或丈夫，我猜應該是個模範才對；角色不同，意義自然也不同。至於其為人之本質善惡究竟如何，那就只有上帝才有資格發言了。</text:p>
      <text:p text:style-name="P1">陳真   |  2018.03.22 04:55   |   <text:a xlink:type="simple" xlink:href="http://palinfo.habago.org/Entry?Command=Information_PrintForum&amp;iPage=87#FORUM36583"><text:span text:style-name="T1">#</text:span></text:a></text:p>
      <text:p text:style-name="P3">(續李敖) <text:line-break/><text:line-break/>二， <text:line-break/><text:line-break/>關於 "怕壞人的好人"，我又做了點補充。 <text:line-break/><text:line-break/>至於 "獨善其身" 是不是好人？這話太含糊；不但含糊，而且未審先判，"獨善其身" 一詞，語意本身就已帶有明顯貶意。中文往往有這類問題，當他提出一個 "問題" 時，其實他提出的不是問題，而是自身必然成立的立場表態。這就好像問說："明哲保身的人會是好人嗎？" 這不叫發問，而是講廢話。換句話說，這樣一種陳述，其實說了等於沒說。同樣地，李敖的這一拳並不是打在好人身上，而是打在 "自以為是" 好人的人身上，或是打在那 "所謂的好人" 身上。 <text:line-break/><text:line-break/>李敖給含糊的 "獨善其身" 下了一個更加含糊的定義，所謂 "向外性"。可是，道德就跟愛情或親情一樣，是一種私密 (private)、主觀 (subjective) 之物，只能往內 (inward) 發展，難以言宣，無法向外擴散變成客觀 (objective) 人事物，所以才有比方說齊克果之所謂 "becoming subjective" 的 (存在主義式) 道德演化。 <text:line-break/><text:line-break/>李敖的所謂 "向外性"，聽起來不過就是一種 "兼善天下" 的概念。倘若它指的是一種實踐，這我同意；但李敖之所謂 "實踐"，卻是一種很形而下的行為主義式概念，好像你得在行為上針對大大小小的每件惡事做出攻擊或反彈，然後才稱得上是個好人，否則就只是個 "獨善其身" 的壞蛋。 <text:line-break/><text:line-break/>倘若善惡是一種行為主義式的概念，那麼，人渣黨的附隨尾巴黨徒們，個個滿口理想，擅於炒作，行為能力實在有夠強，而且全是一些漂亮的進步概念，難道這些 "兼善天下" 的人渣們全是好人？ <text:line-break/><text:line-break/>道德不可能是一種行為主義式的概念，這若要談，恐怕得談到大後年中秋，得寫成一本巨著才講得清楚。留言板是個菜市場，只是一塊黑板，當然不可能以那樣一種方式談論。不過，就以通俗淺顯的方式來說，其實也不難理解。比方說有幾個問題。 <text:line-break/><text:line-break/>倘若善惡等同於外在行為，善惡將不具內在價值，甚且很容易淪為一種達成卑鄙目的的手段。比方說，甲很想從乙身上撈到一點好處，或是甲認為乙很尊貴，很想高攀，於是就對乙百般殷勤友善。這樣一種 "善行" 值得肯定嗎？或是某人很想參選，於是趕緊參加各種所謂社運，高唱理想，累積人脈與知名度，行徑勇猛，這不就是人渣嗎？這怎麼會是一種善？很多大老闆經常做慈善捐款，難道你真的單純到會以為這些是一種善行？ <text:line-break/><text:line-break/>金融大鱷索羅斯甚至還是Human Rights Watch (人權觀察組織，簡稱HRW) 的大金主呢，儘管 HRW 確實也對人權做出許多貢獻，但是，難道這就是一種善行？你知不知道，控制、滲透國際人權組織恰恰就是CIA的重點工作之一；與其消滅它，不如駕馭它，表面上依然弄點人權工作，但在關鍵問題上卻抓小放大。 <text:line-break/><text:line-break/>我在大約1993年左右就退出台灣人權促進會，對之很厭惡，為什麼？因為所謂同志們腦子想的不是人權 "本身"，而是 "藉著宣稱人權我或我們能搞到一些什麼好處或目的？"。每次內部選舉，就開始搞配票，散播耳語，誰是新潮流系，誰是美麗島系，誰是統派，忙著搶地盤，奪主導權。難道你會說從事人權工作就是一種善行？ <text:line-break/><text:line-break/>當然不是說因為這樣所以我們應該往犬儒、虛無的方向走，帶著懷疑眼光蔑視一切行為，而是說，善惡畢竟不只是一種行為，它不是一種缺乏內在價值的空殼子。 <text:line-break/><text:line-break/>甲對乙天天說我愛你，每天幫他準備早餐，下班就幫他捶背，行為上挑不出任何毛病，簡直就是模範老公或老婆，難道這就是所謂愛？你知不知道，許多 "兼善天下" 的政治犯，其實根本就是人渣到爆！各式各樣的反例意味著什麼？意味著聽其言、觀其行是不對的，善惡的價值始終還是來自內在，存乎一心。唯有在善念之下，才有所謂善行，才有所謂愛。也正因為善惡與情感如此微妙而難以言喻，所以我們需要詩，需要音樂，需要文學，需要哲學，需要這樣一些足以穿透人心的東西來獲得一種安慰。 <text:line-break/><text:line-break/>下班回到家都已經十點多了，以一種近乎昏迷的狀態吃了一個便當，白米飯配了個鹹鴨蛋，然後又開始忙工作上的一大堆雜事，一直忙到現在，居然四點多了。利用最後一點體力，寫了這些，窗外一片寧靜，而我亦無言，想說的說不出，只能講點蒼白無用近乎腦殘的小道理。這些無用低能文字，倘若還有點價值，那是因為寫它的人心裏頭有很多根本說不出來的東西，而那些東西才是重要的，只是說不出講不明。還好古今中外總是有一些有才華的人，足以說出我們心裏頭的事。 <text:line-break/><text:line-break/>過去這個星期來，我幾乎沒有一秒鐘腦子停止播放這首曲子。每天一打開電腦，第一件事就是先找出這音樂： <text:line-break/><text:line-break/>https://www.youtube.com/watch?v=D29bH5IV3v8 <text:line-break/><text:line-break/>我已經看 "紅雀" 兩次，但願還有機會看第三次。因為細膩影像與音樂的緣故，這電影只能看大銀幕，小銀幕是一種嚴重傷害。並不是說 "紅雀" 這電影有多麼藝術，事實上它基本上還是一齣娛樂片。 <text:line-break/><text:line-break/>我喜歡片頭的芭蕾舞，喜歡片中一些似曾熟悉的古典音樂，更喜歡片尾那八分鐘希臘悲劇般的情節以及上面這首曲子。說起希臘悲劇，我還挺熟的，但它能有多藝術？不過就是一些可以用各種表達方式說給小孩聽的故事。藝不藝術其實我是一點都不在乎的，只要能打動我心的東西，我就愛。先有愛，才有所謂藝術。 <text:line-break/><text:line-break/>要是有人問我："陳真你好嗎？你在想些什麼呢？" 倘若發問者想聽老實話，那麼，許多時候我心裏想的，不過就是類似像上面這首曲子這樣一些聲音所產生的感覺。我知道這感覺極端重要，因為一個人之所以是一個什麼樣的人，並不在於他說了什麼或做了什麼，而是在於他究竟 "是" 什麼。 <text:line-break/><text:line-break/>(天亮了，該睡了。未完待續。)</text:p>
      <text:p text:style-name="P1">陳真   |  2018.03.21 10:15   |   <text:a xlink:type="simple" xlink:href="http://palinfo.habago.org/Entry?Command=Information_PrintForum&amp;iPage=87#FORUM36582"><text:span text:style-name="T1">#</text:span></text:a></text:p>
      <text:p text:style-name="P2">李敖說的這些，我基本上都不認同，不認同其行為主義式的善惡概念，不認同其善惡概念之太過於 "單純"。倘若善惡如此 "單純"，世上大概也就沒有什麼大不了的悲劇了，甚至連善惡也不存在，只剩下法律上的罪與罰，只剩下肉眼可見的萬般表面行為。在這樣的概念下，產生市面上一堆做好事的人渣，但人們卻以為他們是大好人，是理想家，是英雄，是明星，是神明。 <text:line-break/><text:line-break/>一， <text:line-break/><text:line-break/>簡單說，"不敢和壞人爭" 的人，怎麼會是什麼好人？李敖的這一拳並不是打在好人身上，而是打在 "自以為是" 好人的人身上，或是打在那 "所謂的好人" 身上。 <text:line-break/><text:line-break/>好人之好，無非一個愛字。聖經說，"愛裏沒有懼怕，愛既完全，懼怕便被除去。" 怕東怕西，畏首畏尾，明哲保身，猛打一己利害算盤的人，怎麼會是什麼好人？除非我們要把好人的標準大幅降低。如果是這樣，善惡好壞其實也就失去它原本應有的深刻意義。 <text:line-break/><text:line-break/>好人不會怕壞人，就如我指著天空罵太陽，太陽一樣照耀我，給我溫暖，而不跟我計較，不跟我爭，不是因為他不敢，而是因為他的善。我媽在我很小的時候就經常再三告誡，絕不可以對月娘 (台語月亮之意)不禮貌，不可以用手指著她，否則她會割掉你的耳朵。我偏不信邪，膽子很大，經常對著夜空一輪明月，一手護耳，一手拼命指她戳她，月娘卻依舊溫柔；灑落樹梢的月光，往往帶給我無盡的惆悵與感動。月娘並不是怕我這個惡人，她之所以不跟我計較，只是因為她的善。 <text:line-break/><text:line-break/>也許應該這麼說，這世界並不是好人縱容壞人做壞事，而是壞人有兩種，主從有別；有些是主嫌，有些是幫凶，一起幹壞事，而好人卻鳳毛麟角，極其罕見。幫凶之壞，往往甚於主嫌。你看，人渣黨檯面上那些混蛋夠壞了吧，但是，底下那些尾巴黨，以及一大票滿口漂亮話的所謂進步型文人，實際上卻人渣得更徹底。 <text:line-break/><text:line-break/>我講的好壞，無關法律；法律是法律，道德是道德，兩回事。人渣通常沒有前科，不但沒有前科，而且大多光鮮亮麗，名利雙收。 <text:line-break/><text:line-break/>這是比較極端的例子，倘若就一般狀況來講，其實也好不了多少。為惡者始終不過就那一小撮人，但卻呼風喚雨，為所欲為，為什麼？因為幾乎所有人都是認旗看風向；當下掛哪面旗，就講哪面旗的話，很乖，比主子所要求的乖還要乖個好幾倍，這種人怎麼會是好人？他們頂多只是一般人，少數則比一般人還爛透了。</text:p>
      <text:p text:style-name="P1">孫從輔   |  2018.03.21 06:02   |   <text:a xlink:type="simple" xlink:href="http://palinfo.habago.org/Entry?Command=Information_PrintForum&amp;iPage=87#FORUM36581"><text:span text:style-name="T1">#</text:span></text:a></text:p>
      <text:p text:style-name="P3">李敖這篇文章頗能代表他的處世準則，每每讀到都發人深醒。當台灣的壞人們都無可救藥時，能使一些這樣的"好人"醒悟也是好事。 <text:line-break/><text:line-break/>-- <text:line-break/><text:line-break/>李敖 — 好人壞在那裏? 1988年11月5日 <text:line-break/><text:line-break/>人們從小就被教育做好人、訓練做好人，長大以後，有的自信是好人、有的自許是好人、有的自命是好人。他們從小到老、從老到咽氣，一直如此自信、自許或自命，從來不疑有他，但是，好人、好人，他們真是好人嗎? 深究起來，可不見得。 <text:line-break/><text:line-break/>事實上，世間所謂的好人，其實他們壞得真夠瞧的。好人怎麼會壞呢? 會壞，我舉出三點主要的，證明給你——好人——看： <text:line-break/><text:line-break/>1、不敢和壞人爭 <text:line-break/><text:line-break/>好人的第一壞處是，他們怕壞人，因為怕，所以不敢與壞人爭。1965年，吳相湘因反對黑暗勢力辭去台大教授的時候，他對我說：「我這回'退讓賢路'了！」我回答他說：「吳老師，你錯了，你退讓的不是賢路，而是道道地地的『惡路』！」 <text:line-break/><text:line-break/>什麼叫「退讓惡路」？退讓惡路是好人用消極而退縮的辦法，自承斗惡人不過，最後下台鞠躬，關門嘆氣，聽任壞蛋們昏天黑地的亂搞。最後如張伯苓所說的：「這個年頭兒，就是因為壞人都在台上唱戲，好人蹲在屋裡嘆氣。才越來越糟！」 <text:line-break/><text:line-break/>天下壞事的造成，有兩個原因，一個是壞人做壞事；另一個是好人容忍、坐視、甚至默許壞人做壞事。結果呢？有能力或可能有能力的好人，在有機會或可能有機會的時候，放棄了打擊壞人、阻止壞人做惡的行動。於是天下的壞事，也就一件一件地蔓延起來了。 <text:line-break/><text:line-break/>所以，不客氣的說，壞事不全是壞人做出來的，其實好人也有份，容忍、坐視、甚至默許壞人做壞事，乃是使壞事功德圓滿的最後一道手續，好人之罪，豈能免哉？ <text:line-break/><text:line-break/>2、以為「獨善其身」便是好人 <text:line-break/><text:line-break/>好人最大的毛病，乃在消極有餘，積極不足；嘆氣很多，悍氣太少。結果他們所能做的，充其量只是「獨善其身」而已，絕不是「普渡眾生」的好漢。但是最後，壞人並不因為好人消極嘆氣就饒了他們，壞人們還是要欺負好人、強姦好人，使他們連最起碼的「獨善其身」也善不好、連佛教中最低級的「自了漢」也做不成。最後只得與壞人委蛇，相當程度的出賣靈魂，幫著壞人「張其惡」或「扶同為惡」。這真是好人的悲哀！ <text:line-break/><text:line-break/>好人所以「獨善其身」，其實是一種相當成分的自欺。這種自欺，原因在好人以為「獨善其身」便是好人人格的完成，其實，這一完成，還差得遠哪！ <text:line-break/><text:line-break/>為什麼？因為好的完成，必須是向外性的，而不是向內性的，顧炎武說他不敢領教置四海窮困而不吭氣，反倒終日講道德教條；林肯說他無法認同一半是奴隸一半是自由人的長久存在，都在說明了道德上的向外性。老羅斯福打擊「財閥」，推動反托拉斯政策，堅信如不能使個個過得好，單獨那個也過不好。（This country will not be a really good place for any of us to live in if it is not a really goodplace for all of us to live in .)就是這種向外性的偉大實證。 <text:line-break/><text:line-break/>以「獨善其身」自欺的好人，他們自欺到以為「獨善其身」便是好人了，其實是大錯特錯的，因為壞人是向外性的。好壞關係是一種此長彼消的互斥關係，自以為「獨善其身」便是好人的，就好象踩在糞坑裡而高叫自己不臭一樣，這是不可能的。 <text:line-break/><text:line-break/>3、以為「心存善念」便是好人 <text:line-break/><text:line-break/>當「獨善其身」大行其道以後，倫理學上的「動機派」(motivism)便成了好人的護符。「動機派」的走火入魔，判斷一件事，不看事的本身，反倒追蹤虛無縹緲的動機，用動機來決定一切。孟軻說：「乃若其情，則可以為善矣，乃所謂善也。」俞正燮直指孟軻說的「情」,就是「事之實也」。無異指動機就是事實，一切要看你存心如何：存心好，哪怕是為了惡，也「雖惡不罰」；存心不好，就便是為了善，也「雖善不賞」。這樣不看後果，全憑究其心跡的測量術，一發而不可收拾，就會變得舍不該舍之末，而逐不該逐之本，以為人在這種本上下工夫，就可得到正果。這真是胡扯！王陽明說：「至善只是此心純乎天理之極便是」，他全錯了！善絕非一顆善心，便可了事。善必須實踐，必須把錢掏來、把血輸出來、把弱小扶起來、把壞蛋打在地上，才叫善；反過來說，「想」掏錢、「準備」輸血、「計劃」抑強扶弱，都不叫做善。你動機好，沒用，動機是最自欺欺人的藉口，十七世紀的西方哲人，就看出這點，所以他們點破——「善意鋪成了到地獄之路」(Hellis paved with good intentions)。這就是說，有善意而無善行，照樣下地獄，閻王爺可不承認光說不練。 <text:line-break/><text:line-break/>可憐的是，好人在「獨善其身」之餘，竟自欺到以為只要「心存善念」，便是行善了、就問心無愧了，其實這是不夠的。問心無愧算什麼！要問的是行動。沒有行動同步作業，空有一顆好心，只是自欺而已！ </text:p>
      <text:p text:style-name="P1">黃明華   |  2018.03.21 03:19   |   <text:a xlink:type="simple" xlink:href="http://palinfo.habago.org/Entry?Command=Information_PrintForum&amp;iPage=87#FORUM36580"><text:span text:style-name="T1">#</text:span></text:a></text:p>
      <text:p text:style-name="P2">這邊有一個跟李敖認識近28年的書籍編輯所寫他長時間相處談話討論溝通所認識的李敖 <text:line-break/>我覺得寫得很不錯,一些對李敖惡意的污衊跟抹黑,這邊都有寫出來真相 <text:line-break/>比那些特意的洗腦污衊,我覺得比較接近真相多了 <text:line-break/>內文太長,不適合貼,就留連結 <text:line-break/><text:line-break/>告訴你一個真實的李敖----我怎樣寫《李敖登陸記》 <text:line-break/>https://www.facebook.com/MasterLeeWisdom/posts/2007099099578973</text:p>
      <text:p text:style-name="P1">陳真   |  2018.03.21 03:09   |   <text:a xlink:type="simple" xlink:href="http://palinfo.habago.org/Entry?Command=Information_PrintForum&amp;iPage=87#FORUM36579"><text:span text:style-name="T1">#</text:span></text:a></text:p>
      <text:p text:style-name="P3">二，大家真的都這麼 "單純" 嗎？ <text:line-break/><text:line-break/>中國廢除國家主席任期制，西方主流媒體為此氣急敗壞，嘲弄有之，辱罵有之，謂之稱帝，謂之破壞民主云云；一些媒體 (例如英國衛報) 更不禁擔憂起中國會因為 "大開民主倒車" 而 "自我毀滅"。 <text:line-break/><text:line-break/>這一切反應相當制式，彷彿同一口徑，又是為中國憂心，又是不屑，但在我看來真是演很大。人們真的都這麼 "單純" 嗎？中國要是因此而 "毀滅"，西方世界豈不是要放鞭炮慶祝，怎麼會如此氣急敗壞？怎麼會憂心？我看是憂心中國更難對付才對。 <text:line-break/><text:line-break/>國家主席一職原本就沒有多少實權，權力是在軍委主席及總書記身上，而非國家主席；而前兩個真正具有實權的職位原本就沒有任期制。 <text:line-break/><text:line-break/>姑且不說這一點，就算是廢除國家主席任期制，使之回歸三位一體，這跟帝制也扯不上絲毫關係。中國共產黨基本上是菁英領導，單一個人意志難以凌駕在整個黨和政府的既定政策與發展方向之上。國家權力始終不斷更迭，依照一定的體制與程序，推出代表國家與人民利益的代表人。過去半個多世紀來一直是如此，至今依然；中共政權在這一點本質上，並無改變。習近平權力再大，能力再好，上面都還是有個黨以及對於這個黨普遍接受度乃至滿意度非常高的人民。 <text:line-break/><text:line-break/>這若不是民意，什麼是民意？這若不是民主，什麼是民主？難道一定要在不懷一絲好意的國外邪惡殖民勢力的絕對控制下，由各方財團介入，各自推派各懷鬼胎的私利代理人，然後一定要由14億人投票，選出一個個以眾人福祉為祭品、各自為私利及其金主服務的人渣，才叫做民主？陰險世故到幾乎成妖成精的主流媒體和政治圈內人以及底下一堆所謂學者專家們，當然不可能 "單純" 到這種地步。所謂民主那一套低能騙術也好，腦殘信仰也罷，我覺得真的該換一套新的說詞了。 <text:line-break/><text:line-break/>這就像以前的學生上作文課或學校規定寫周記，不管寫什麼題目，一律都是以 "想念大陸苦難同胞" 為思想主軸來進行造句，才能得到高分。比方說中秋賞月，一邊吃月餅，一邊就得說俺心裏頭不禁想念起苦難的大陸同胞；大陸同胞肯定是沒有月餅可吃的，究竟要等到什麼時候，他們才能和我們一樣享受著民主自由的新鮮空氣，享受著一輪明月和好吃的月餅？想著想著，俺的眼淚都快流下來了。這是民主自由底下幸福的眼淚，也是悲天憫人同情苦難大陸同胞的眼淚。 <text:line-break/><text:line-break/>市面上的主流言論，差不多就是類似這樣的句型與論述公式。如果你一定要這樣講話，這樣想事情談事情，其實我們也只能啞口無言。</text:p>
      <text:p text:style-name="P4"/>
      <text:p text:style-name="P1">陳真   |  2018.03.20 08:48   |   <text:a xlink:type="simple" xlink:href="http://palinfo.habago.org/Entry?Command=Information_PrintForum&amp;iPage=88#FORUM36578"><text:span text:style-name="T1">#</text:span></text:a></text:p>
      <text:p text:style-name="P3">關於現實問題上，我有很多話想講，但實在沒有多少時間寫，只能利用一些零碎時間，片片斷斷辭不達意地寫；最後寫出來的，遠遠不及想寫的千百分之一，只能說，能寫多少算多少。 <text:line-break/><text:line-break/>一，對岸真的急於統一嗎？ <text:line-break/><text:line-break/>在我看來，習近平也好，或是整個中國共產黨與中國政府也罷，主觀上非常不急於解決兩岸問題；因為這問題只要時間一拉長，統一只是早晚水到渠成之事，我何必現在去捅這馬蜂窩？只要在這個關鍵數字2049年之前達成統一就行。就連美國那些真正掌權的黑暗影子政府之所謂智庫，也是以2049年命名，做為一種中美博奕的象徵。 <text:line-break/><text:line-break/>2049年距今31年，中國倘若能再和平發展個30年，屆時美國很可能就不再是個足以匹敵的對手。但你覺得那些為非作歹半個多世紀、黑暗經驗老到的美國人渣會那麼笨嗎？傻傻地讓你和平發展30年？讓你自然和平統一？當然絕對不可能。他連5年、10年都不可能給你有這個發展空間。 <text:line-break/><text:line-break/>這跟下棋的原理一樣，我得根據情勢判斷你在想些什麼，判斷什麼是對你有利，然後我就去利用你的利害盤算來達成我更大的目的，或是想辦法在關鍵問題上打亂你的布局。 <text:line-break/><text:line-break/>台灣這麼小的一個島，對於祖國之世界鴻圖大展並無多大意義，只是徒增變數與干擾。因此，儘管中共主觀上希望延後或不急於兩岸問題的終極解決，但這畢竟只是一種主觀願望。在一個棋局中，當何者對你有利、何者對你有害，如此顯而易見時，這個利害關鍵點自然就會遭到對手的破壞。也就是說，你越是不急，越是想往後延，越是想爭取更多和平發展的時間和空間，我就越會努力讓事情往你所不願見到的方向走。 <text:line-break/><text:line-break/>(早餐時間到了，日後待續)</text:p>
      <text:p text:style-name="P1">LING CE   |  2018.03.20 03:08   |   <text:a xlink:type="simple" xlink:href="http://palinfo.habago.org/Entry?Command=Information_PrintForum&amp;iPage=88#FORUM36577"><text:span text:style-name="T1">#</text:span></text:a></text:p>
      <text:p text:style-name="P2">補充:我的意思是,這一點恰正是台灣的執政黨最為忌憚的,面對一個你無法收買讓他跟你同流合污一起來吃定老百姓的政權,誰能不怕呢?難怪這麼害怕統一!</text:p>
      <text:p text:style-name="P1">LING CE   |  2018.03.20 02:50   |   <text:a xlink:type="simple" xlink:href="http://palinfo.habago.org/Entry?Command=Information_PrintForum&amp;iPage=88#FORUM36576"><text:span text:style-name="T1">#</text:span></text:a></text:p>
      <text:p text:style-name="P3">看來習近平對國家的統一已經下定決心,時間亦不會拖太久,從反腐的力道之強整飭之嚴可以看出,將來管理台灣的絕對不會是一個因循苟且貪贓枉法的團隊,否則,己身不正如正人何?它們絕不會蹈國民黨之覆轍,這是我閱讀陳醫師所寫,揭發台灣種種暗黑勢力撈錢黑幕的文章後,所獲得的領悟。</text:p>
      <text:p text:style-name="P1">李念淨   |  2018.03.19 17:41   |   <text:a xlink:type="simple" xlink:href="http://palinfo.habago.org/Entry?Command=Information_PrintForum&amp;iPage=88#FORUM36575"><text:span text:style-name="T1">#</text:span></text:a></text:p>
      <text:p text:style-name="P2">我覺得現在台灣跟香港的社會現象中有一個很嚴重的病 <text:line-break/>叫"恐共病" <text:line-break/><text:line-break/>任何人，只要說了共產黨的好話，沒有死命的罵共產黨，就是十惡不赦的大壞蛋。 <text:line-break/>這樣死命反共的現象，從以前的國民黨到現在的民進黨都一脈相承 <text:line-break/><text:line-break/>但是問題是，他們知道他們反的對象是錯在哪裡嗎？ <text:line-break/>今天我看了一些像是陶傑、曹長青之類的香港人或民運人士，把李敖罵得一文不值 <text:line-break/><text:line-break/>民進黨的官員如段宜康先不說 <text:line-break/>支持民進黨的203040歲的年輕人，拿李敖以前與人的糾紛如蕭孟能之類痛罵李敖私德有問題 <text:line-break/>還說李敖年輕骨頭很硬，老了以後對共產黨彎腰 <text:line-break/><text:line-break/>這是甚麼邏輯呢？ <text:line-break/><text:line-break/>首先，李敖也不盡然信中國共產黨那套左翼的價值觀 <text:line-break/>他在北大演講，看起來是大捧共產黨，但是他內文卻是滿滿的諷刺 <text:line-break/>他認為利用外國力量，或64那種方式反共，都不可行，反而應該進入體制改造共產黨。 <text:line-break/><text:line-break/>而且，就算跟共產黨走很近，那又如何？ <text:line-break/>中共這些人比起美國甚至台灣這些政客，真的有那麼爛嗎？ <text:line-break/><text:line-break/>質疑李敖學術也就罷了(他的史學論證有不少問題) <text:line-break/>但是台灣年輕人質疑私德就很可笑了，他們甚麼時候這麼高道德標準了？ <text:line-break/>民進黨、美國做了多少蠢事壞事，怎麼不能私德質疑他們。 <text:line-break/><text:line-break/>我雖然才24歲，但我恥於跟這些所謂的"台灣年輕人"並列。</text:p>
      <text:p text:style-name="P1">江聲   |  2018.03.19 15:52   |   <text:a xlink:type="simple" xlink:href="http://palinfo.habago.org/Entry?Command=Information_PrintForum&amp;iPage=88#FORUM36574"><text:span text:style-name="T1">#</text:span></text:a></text:p>
      <text:p text:style-name="P3">高金素梅說，她和李敖立院同事3年，雖很少有交集。但在立法院相遇，李敖總會停下來叮嚀她：「素梅，妳到日本為祖先討公道的行動非常重要，一定要堅持。」 <text:line-break/><text:line-break/>高金素梅指出，2005年9月，她率團赴聯合國抗議，要求日本為強徵高砂義勇隊當炮灰的歷史認錯、道歉、賠償。行前3天，赴聯合國代表團在立法院召開記者會說明，快結束時，李敖突然穿越記者走了進來，向她借麥克風講話：「大家都知道，我李敖是鐵公雞，一毛不拔，我只捐款給兩種人，抗美與抗日的人，今天我帶100萬來捐給素梅，素梅，妳要堅持抗日！」 <text:line-break/><text:line-break/>http://www.chinatimes.com/realtimenews/20180318002742-260407 </text:p>
      <text:p text:style-name="P1">陳真   |  2018.03.19 13:52   |   <text:a xlink:type="simple" xlink:href="http://palinfo.habago.org/Entry?Command=Information_PrintForum&amp;iPage=88#FORUM36573"><text:span text:style-name="T1">#</text:span></text:a></text:p>
      <text:p text:style-name="P2">王淑娟臉書 <text:line-break/><text:line-break/>2018. 03. 18 <text:line-break/>星期六 <text:line-break/><text:line-break/>收到快訊時嚇了一跳！然後是歷歷在目的往事⋯算算23年了，當時李敖60歲，開了第一個電視節目「李敖笑傲江湖」，我就負責執行工作，其實也不過是錄影時把桌子擺好、水備好、5、4、3、2後⋯就把時間交給大師。 <text:line-break/><text:line-break/>這節目從1995年做到2001年，全靠他一人發揮，我唯一表現就是後製時要校正錯字，國學大師的標準是一個字都不能錯，有時盯到眼睛快瞎，絕對自豪一字不差了，還是會在晚上播出時被他發現錯誤，即使只是「的」和「得」的差別，隔天還是得乖乖把帶子調出來改好再入庫，這在火星文充斥、不求甚解的今天，聽來恐怕還是有一點難以理解的堅持和頑固吧！ <text:line-break/><text:line-break/>回頭想想自己成長的軌跡時，會發現⋯當年那段共事經驗，確實潛移默化了自己的工作態度，生命中有很多影響你的人，和李敖大師短暫的工作交集絕對幸運也一輩子深刻難忘！我非常敬重的大師 <text:line-break/><text:line-break/>R.I.P. <text:line-break/><text:line-break/>#李敖辭世</text:p>
      <text:p text:style-name="P1">陳真   |  2018.03.19 04:37   |   <text:a xlink:type="simple" xlink:href="http://palinfo.habago.org/Entry?Command=Information_PrintForum&amp;iPage=88#FORUM36572"><text:span text:style-name="T1">#</text:span></text:a></text:p>
      <text:p text:style-name="P3">生前最後專訪／李敖：我罵人養生 能證明對方王八蛋 <text:line-break/><text:line-break/>聯合新聞網 <text:line-break/><text:line-break/>2018年3月18日 <text:line-break/><text:line-break/>作家李敖過世，聯合晚報去年2月獨家訪問李敖談病況，是他生前最後一次接受媒體專訪。當時他笑語不斷，稱罵人就是他的養生之道，「我是靠證據罵人，我能證明對方是王八蛋」。 <text:line-break/><text:line-break/>李敖在去年聯合晚報專訪時說，他罵人罵了一輩子，如今卻覺得「努力都是空的」。他說，在台灣住了68年，為台灣花很多時間，把自己做小了，現在深感台灣已沒有希望，「台灣關著門這麼小，以前被蔣介石騙，現在被民進黨騙，但以前人們還可渾水摸魚，現在年輕人連魚都摸不到，民進黨要負最大責任。」 <text:line-break/><text:line-break/>李敖當時說，民進黨起來後，大家期待它擊敗國民黨，事實上，民進黨根本是小型國民黨。他感嘆，台灣的前途只剩向美國高價買武器，馬英九執政時已買武器買到最高點，現在蔡英文還要跟美國總統川普買，美國會像台果汁機一樣榨乾台灣，最後把台灣賣掉。</text:p>
      <text:p text:style-name="P1">美林   |  2018.03.18 12:21   |   <text:a xlink:type="simple" xlink:href="http://palinfo.habago.org/Entry?Command=Information_PrintForum&amp;iPage=88#FORUM36571"><text:span text:style-name="T1">#</text:span></text:a></text:p>
      <text:p text:style-name="P2">剛剛才得知消息，李敖走了。前幾天還在為了月底到期的折價券在煩惱要買哪本書，這下沒有理由地要買他的「風流日記」了，前兩本都買了，正好缺這書。---管他書裡的內容多少都有重複！</text:p>
      <text:p text:style-name="P1">陳真   |  2018.03.18 05:12   |   <text:a xlink:type="simple" xlink:href="http://palinfo.habago.org/Entry?Command=Information_PrintForum&amp;iPage=88#FORUM36570"><text:span text:style-name="T1">#</text:span></text:a></text:p>
      <text:p text:style-name="P3">最近去看 "意外" (Three Billboards Outside Ebbing, Missouri)，看了真是很意外，意外地難看，我還以為威尼斯最佳劇本獎總該有一定的水平。另外我又看了紅雀(Red Sparrow )，結果也是很意外，意外地好看。之所以會去看一部我連導演是誰都不知道的電影，主要是因為預告片裏頭一兩個畫面的攝影，以及因為這位我過去從未聽過的女主角的神情。我如果能看見自己，說不定也會看見自己也有著這樣一種神情，凡是忍教大學畢業的，應該多少都能理解；每天忍忍忍，得忍多少事。還好我都忍下來了，沒有爆炸。甘地說，"保存你的憤怒"，因為有一天它就會變成一種力量。倘若你輕易把憤怒發洩掉，力量就沒了。 <text:line-break/><text:line-break/>這些天，常想著一件事：有個病人，中老年婦女，十分貧窮，而且病得很重，重度精神分裂症加上智能不足，幾年來都是由她女兒帶來看診；因為極度貧窮，母女兩人牙掉了沒錢補，外觀上很狼狽。這位剛成年的女兒同時還得照顧一位失能的父親。她在台苯上班，當基層約聘工人。最近聽她說被台苯解聘了，原因連她自己也不知道，總之就是把她的空缺給了別人，一家三人的生活頓時成了問題，得依靠一些不確定性很高的零工以及擔任義工才有得吃的便當維生。 <text:line-break/><text:line-break/>在另一方面，你知道一年營收數百億的台苯董事長是誰嗎？叫吳怡青，三十多歲就當董事長，難道是天才？當然不是，純粹一個資質十分平庸的人，台北大學畢業，後來又是留英又是留美的，念些什麼不知道，資料不詳，聽說現在正在念博士班，真是有夠厲害，當一家上市公司的董事長，居然還能一邊念博班。依靠的當然不是能力，而是純粹靠爸。 <text:line-break/><text:line-break/>她爸就是夜夜笙歌、酒店喬事大王、民進黨號稱最有理想性的派系 "新潮流" 的兩位創流元老之一--吳乃仁(另一位就是邱義仁)，是個貪官污吏。若非靠爸，憑吳怡青的資質與學經歷，在這年頭，恐怕要找到一個兩萬多塊薪水的工作都很難，但她擔任台苯董事長的年薪卻將近一千萬。 <text:line-break/><text:line-break/>不光這樣，這一家人真是貪得無饜到極點，老爸之前擔任台糖董事長，貪污圖利(被大案小判)，女兒擔任台苯董事長，兒子居然也同時擔任台苯的董事，將來若再生個孫子，是不是也要當個董事？就如林正杰所說，這個黨簡直就是把台灣人當成聾啞人士，酬庸貪婪到無法無天的地步。而這樣一些人，卻滿口愛台灣，愛公平，愛正義，滿口為弱勢者打拼。更不可思議的是，台灣人卻相信這一套。 <text:line-break/><text:line-break/>藝術是一種隱喻，隱喻就是藉著 A，說出我們心中說不出的那個 B。"紅雀" 看到最後，真不知道是否該說大快人心或說是一場悲劇？還是我們應該一直忍忍忍？或者說，我們應秉持悲憫，不應期待有朝一日看到惡人下場的到來？ <text:line-break/><text:line-break/>這些問題的答案，對我來說是說不清講不明的，且讓我們用音樂來回答吧： <text:line-break/><text:line-break/>https://www.youtube.com/watch?v=D29bH5IV3v8 <text:line-break/><text:line-break/>https://www.youtube.com/watch?v=XHPnihxm0Cs <text:line-break/><text:line-break/>https://www.youtube.com/watch?v=pWJ77eeZ1Ss</text:p>
      <text:p text:style-name="P1">lbboy   |  2018.03.17 09:11   |   <text:a xlink:type="simple" xlink:href="http://palinfo.habago.org/Entry?Command=Information_PrintForum&amp;iPage=88#FORUM36569"><text:span text:style-name="T1">#</text:span></text:a></text:p>
      <text:p text:style-name="P2">陳真先生寫的這些。這跟老子第一句講的：道可道，非常道。名可名，非常名。 佛經講的：譬如眼根，不自見眼，性自平等，無平等者。好像有點相通。</text:p>
      <text:p text:style-name="P1">陳真   |  2018.03.16 04:35   |   <text:a xlink:type="simple" xlink:href="http://palinfo.habago.org/Entry?Command=Information_PrintForum&amp;iPage=88#FORUM36568"><text:span text:style-name="T1">#</text:span></text:a></text:p>
      <text:p text:style-name="P3">14年前寫的，寫給外行人看的，所以寫得婆婆媽媽。 <text:line-break/><text:line-break/>陳真2018. 03. 16. <text:line-break/><text:line-break/><text:line-break/>p.s.: 今天是若雪去世15周年。 <text:line-break/><text:line-break/>=============== <text:line-break/>「確定性」的福音 <text:line-break/><text:line-break/>陳真 2004. 3. 9. <text:line-break/><text:line-break/><text:line-break/>近兩年頻頻進出醫院、疑遭妻子家暴的史蒂芬霍金（Stephen Hawking），上個月公開宣佈放棄他曾志在必得的「一切理論」（Theory of Everything）之追尋。在長達約二十年的追尋之後，霍金在一篇題為《歌德爾與物理學之終結》（Godel and the End of Physics）的文章中（http://www.hawking.org.uk/godel-and-the-end-of-physics.html），藉著歌德爾（Kurt Godel） 的「不完全定理」（incompleteness theorems），說明為什麼這樣的一個追尋是不可能的任務。 <text:line-break/><text:line-break/>「不完全定理」是說，不論在什麼樣的形式系統內，如果這個系統是內在一致的，那麼，必然存在一些看起來完美的敘述，卻無法在這系統內被証明或否證。霍金認為，如果存在這麼一些邏輯或數學公設問題是無法被解釋的，那麼，建立在數學模型上的物理學，也應該有這麼一些物理學的問題不是我們所能回答。 <text:line-break/><text:line-break/>霍金說：「我們不是住在宇宙外面的天使；我們和我們的數學模型都只是我們所欲描述的宇宙之一部份。也因此，物理學理論基本上只是『自我引用』（self referencing），就像歌德爾定理所指出的。」 <text:line-break/><text:line-break/>霍金的說明，並無任何新穎之處；他只是覆述了哲學上一些極其尋常的看法。令人不解的是，為什麼遲至今日才放棄這個不可能的任務？或許對於霍金來說，這仍是一番難堪的告白，畢竟，當他在上個世紀八零年代向世人昭告這個「一切理論」的福音時，他是如此信心十足，意氣風發。他說，一旦我們找到這個足以解釋、預測宇宙所有事物的「一切理論」時，「我們將了解上帝的心」；一旦我們了解「上帝的心」，我們也將了解那顆「心」只不過是一個理論，一個簡潔、優美的數學式子。霍金認為，「上帝」因此是多餘的，因為在這理論下，「一切都必然會發生」，根本沒有上帝用武之地。 <text:line-break/><text:line-break/>霍金因此嘲笑哲學家和神學家，說他們的工作只是在「浪費時間」；霍金認為，當「一切理論」被發現後，他們將啞口無言；哲學家將無法再雄辯滔滔，因為世上一切都將被這理論所充份解釋而無選擇餘地，因此也沒有辯駁的必要。沒想到，二十年後，啞口無言的卻是霍金自己，而他之放棄這項不可能的任務所持的理由，卻是他過去所鄙夷的一些來自哲學界的批評。 <text:line-break/><text:line-break/>「一切理論」一開始只是侷限在解釋物理現象上，而不是解釋世上所有事物。霍金曾經承認，這個粒子方程式無法預測人類的行為。但是，在一種「科學主義」（scientism）的心態下，加上成為舉世矚目的物理學明星，霍金的各種相關發言也似乎越來越大膽投俗，語不驚人死不休，「一切理論」也因之越說越誇大，不但可完全解釋人類之行為，甚至可說明人事物之「存在」。 <text:line-break/><text:line-break/>霍金說，人類有關倫理的思考，將成為一種「幻覺」，因為我們乃根據「必然性」（necessity）而行動，而不是根據自由法則；既然無選擇餘地，自然也就沒有所謂正當與否的問題。霍金說，「一切都被決定了，但因為我們還不知道究竟是被什麼所決定，於是我們就採用了一種所謂『自由意志』的說法，以為我們該為自己的行為負責。」 <text:line-break/><text:line-break/>霍金之「一切理論」的科學夢，卻和形上學家黑格爾有關「系統」（system）的想法，似乎不謀而合，兩者都是一種機械化的「絕對概念」，一種「純粹客觀」的描述世界的方式，獨立於所有概念之上。一是科學，一是形上學，但兩者基本上卻都服膺於一種「邏輯的必然性」（logical necessity）。在這種必然性底下，自由意志只是一種錯覺。差別只是在於前者建立在單一方程式上，後者卻是一種近乎玄想的「邏輯-形上系統」，雖說是一種「存在系統」（system of existence），但卻以「邏輯」為起點，而不是以「存在」為起點。 <text:line-break/><text:line-break/>齊克果批評黑格爾的「系統」說法，無異「謀殺了所有倫理學」，因為，對黑格爾來講，「認知」（cognition）和「意志」（volition）不分家；知道善，等於我們一定會行善。「系統」辯證演化之過程，乃依循一種「必然的程序」（necessary process），而沒有「自由抉擇」的餘地。齊克果說，沒有自由，就沒有道德；如果我們根本無從選擇，自然也就沒有所謂善惡。既然一切都已決定，既然一切都「非關人力」（impersonal），於是道德也就失去它應有的意義，「人」當然也失去了地位，剩下的只是一種「絕對的心靈」（Absolute Mind）。 <text:line-break/><text:line-break/>這不但謀殺了所有倫理學，如果真有這麼一個「一切理論」或黑格爾式的「系統」之形成，科學恐怕也會被謀殺了，因為科學將不再是實證的，而只是邏輯的一部份，一切將受到邏輯必然性之約束。於是，所謂科學操作就是：單單憑著理性思維，不必訴諸經驗，我們就能根據此一邏輯必然性，斷然推論出世界的所有特質。 <text:line-break/><text:line-break/>在齊克果看來，構築世界的「系統」應區分出「邏輯系統」（system of logic）和「存在系統」（system of existence）兩種，他認為，「邏輯系統」是有可能被發現、被給予的，但「存在系統」卻不可能找到，因為「存在」不可能成為一種系統，它永遠是「不完全的」。他說，當我們建構一個邏輯系統時，切記不要把那些和「存在」有關的辯證也給整合進去，但黑格爾卻把兩種系統混合在一起。 <text:line-break/><text:line-break/>黑格爾的問題，似乎也正是霍金的問題。有些哲學家這麼說，我們「某種程度」上可以接受「一切理論」的「客觀真實」（objective truth），但「客觀真實」卻不能和「主觀情境」（subjective situation）混為一談。 <text:line-break/><text:line-break/>可是，即便是這樣的溫和說法也仍然還是有問題的，至少是語焉不詳的。事實上，跟「存在系統」一樣，「邏輯系統」也不可能被找到。除了訴諸上述歌德爾「不完全定理」的啟發之外，哲學上也有一些類似「一切理論」的討論。比方說，去年（2003年）甫去世的前劍橋國王學院院長柏納德威廉斯（Bernard Williams）提出一種「絕對概念」（absolute conception）的說法。簡單說，那是一種獨立於所有觀點之外的「純粹概念」，沒有攙雜任何人為的相對概念在裏頭，等於是上帝的眼睛那樣，無想無念，無須思議，毫無一絲偏頗；在這個「上帝眼睛」底下，世界「如其所是」（as it is）而無絲毫扭曲。 <text:line-break/><text:line-break/>哈佛哲學家普特南（H. Putnam）並不認為有這樣的一種絕對概念的存在。他說，世上存在著無數種描述世界的概念，但沒有哪一種稱得上是「絕對的」。他基本的論證是這樣，他說：語意關係是「規範性的」（normative），因此任何詞彙都無法被視為純粹的科學概念架構的一部份；而我們既然要描述世界，就得受制於語意關係的規範性（normativity），既然它含著規範性，就稱不上絕對，它仍然只是一種有限而相對的概念。我們不可能把語言分成兩部份，一部份描述世界「如其所是」，一部份則是一般概念。 <text:line-break/><text:line-break/>也許你會說，這樣的批評似乎只是提出一種宣稱（claim），而不是一種「論證」（argument），但問題就在於，如果絕對概念是無法辯護的，那麼，它當然也無法否證。事實上，柏納德威廉斯並沒有說「絕對概念」是可企及的，他臨終前倒是明確地說：「就算絕對概念是可能的，它也不可能為我們所知。」 <text:line-break/><text:line-break/>不管是「一切理論」或「絕對概念」或黑格爾式的「系統」，統統不可得，就像歌德爾的「不完全定理」所指出，這些乍看「完美」的人造物裏頭，總是會留下一個永遠也不可能彌補的「漏洞」。 <text:line-break/><text:line-break/>要理解這個「漏洞」，可以用維根斯坦的兩個類比來說明： <text:line-break/><text:line-break/>第一個類比：我們的眼睛就算可以看到一切，但有一個東西卻是這個萬能的眼睛所看不到的，那就是眼睛自己。 <text:line-break/><text:line-break/>你或許會說我們可以照鏡子，但是，這不叫做看到「眼睛」，這只是看到「鏡子裏的眼睛」。 <text:line-break/><text:line-break/>第二個類比是：維根斯坦說，如果我打算寫一本書叫做《我所發現的世界》（The World as I found It），我儘可把世上每一種東西給一一紀錄下來，寫成很厚一本書，但是，在這本「鉅著」裏頭，卻有個東西是我無法寫進去的，那就是「我自己」。 <text:line-break/><text:line-break/>我之所以看不到我，是因為「我」正是「看」的一個「主體」（subject），沒有這個主體，也就沒有所謂「看」。你不可能看到你自己，就好像眼睛無法看到眼睛自己一樣。 <text:line-break/><text:line-break/>換句話說，當我們準備給世界找到一種獨立於所有觀點之上的「絕對概念」時，我們別忘了，我們恰恰也正是「世界」的一部份，這使得這雙觀看世界的「絕對之眼」留下一個盲點，一個永遠不可能彌補的「缺口」，因為我們不可能脫離自身來查看自己，除非我們是上帝。既然有盲點，那它就不可能是絕對的或終極的，它仍然得依賴於某種「觀看的主體」。因此，任何一種對於世界的描述，都仍然只是一種相對的「觀點」，而不是一種絕對的概念，因為我們不可能不依賴於一種「主體的存在」而能產生概念。 <text:line-break/><text:line-break/>換個方式來說，任何一個「系統」之必然留下一個無可填補的漏洞，而這個漏洞乃是「規範性」這東西所造成。不管科學怎麼發達，不管我們找到什麼樣的「純粹客觀」理論，它都不可能真正純粹，因為我們不可能去除規範性。規範性是連帶著「觀看的主體」而來；我們既然要觀看，就不可能以一種「不觀看」的方式來觀看；就好像普特南之批評「絕對概念」時，他說，「這樣的概念，涉及一種矛盾的企圖：我們企圖以一種不描述的方式來描述世界。」既然要描述，就必須涉及一種觀點，而不可能超越在所有觀點之上，不可能以一種全觀而毫不偏頗的「上帝眼睛」觀看世界。 <text:line-break/><text:line-break/>於是我們似乎可以這麼說，夾帶規範性的存在系統和邏輯系統並非兩個獨立系統，而是在某一種「基底」上發生連結；如果「存在系統」不可能完全，那麼，「邏輯系統」也不可能完全。我們不得不承認規範性的存在，否則我們將無法理解歌德爾定理中所指出的那些存在既定系統中卻無法證明的真理。 <text:line-break/><text:line-break/>康德說得對，「沒有一種對於世界的概念不是以某種方式被概念化」；這個「某種方式」，類似連結在維根斯坦所謂「生命形式」（form of life）上的規範性。這個規範性是脫不掉的、被給定的（given）。因此，像蒯因（W. V. Quine）或勾曼（A. Goldman）等人之「自然化的知識論」（naturalized epistemology），認為「規範性」可以從知識論裏頭排除，進而把知識論視為心理學的一支，無疑也只是「一切理論」的另一種變形，錯誤地以為一旦自然科學上的某種「終極參數」（terminal parameter）被找到，所謂規範性將變成一種「純粹描述性」的東西。 <text:line-break/><text:line-break/>這樣的一種尋找客觀終極物的錯覺，在哲學上不勝枚舉。比方說，早期的維根斯坦以為存在著一種「完全分析」（complete analysis），足以分解命題，找到語言的一般形式與本質，從而清楚地暴露出命題組成之所有基本邏輯結構，一勞永逸地解決所有哲學問題。 <text:line-break/><text:line-break/>晚期的維根斯坦則認為，早期他的這樣一種「完全分析」的觀念是很「荒謬」的，他批評自己受到一種「科學式思考」（scientific thinking）的誤導，把哲學錯誤地建立在一種和科學知識發展同樣的模式上；但事實上，當一切可能的科學問題都被解答之後，那「真正困擾我們的問題」，也就是哲學問題，依然還在，而沒有得到任何解答。 <text:line-break/><text:line-break/>維根斯坦的老師羅素和邏輯學家弗雷格（G. Frege），也受到同樣的「科學式思考」之誤導。不管是羅素之尋找「原子命題」（atomic proposition）或弗雷格之尋找「語言之最簡單的邏輯組成物」（logically simple constituents of language），都是在尋找一種如弗雷格所說，像化學元素那樣的東西；或者如維根斯坦所批評，他們把哲學看成像物理學那樣，以為當一組基本法則被發現後，整個哲學「系統」就會被完全揭露。 <text:line-break/><text:line-break/>在宣稱解決所有哲學問題之後十六年，維根斯坦重返哲學界，終其一生，花了許多心力批評這類「終極參數」的想法，說明世上並沒有所謂「終極證成」（ultimate justification）這回事，因為每一道證成都是一種解釋（interpretation），而每一種解釋都需要一個更基本的解釋來支撐，如此一直「發問-解釋」下去，將沒完沒了。於是我們需要一個「底」，否則我們的知識體系將整個瓦解。 <text:line-break/><text:line-break/>邏輯系統和存在系統，於是就交會在這個「底」上，它是我們的立足點，是我們所無法穿透的。維根斯坦說，哲學的目的就是在尋找這樣一個「底」，然後「在這個地方給它立個禁止通行的牌子」，因為它就是我們語言和知識的極限。一切探究和思索，一旦抵達了這個底，都必須停止，我們自此將詞窮而啞口無言，無法再提供任何解釋或證明。維根斯坦說：至此，我們只能說，我沒辦法繼續解釋了，我也沒辦法再證明下去，反正「這就是我所做的」（This is simply what I do.）。 <text:line-break/><text:line-break/>這句「這就是我所做的」，也標示了晚期維根斯坦哲學的一個基本精神。維根斯坦把這樣的一個知識或語言的「基底」（foundation）或極限，叫做「河床」（bedrock）。 <text:line-break/><text:line-break/>之所以無法找到一個「終極證成」或「最後的一道解釋」，維根斯坦說，那是因為「一切解釋都預設了它所解釋對象的存在」，而這也正是霍金那段「我們不是住在宇宙外面的天使」的談話。換句話說，你不可能提出一種獨立於自身以外的解釋；每一道解釋，每一個概念或理論，都必然存在著某種「主體」，有了主體就有規範性，也因此，它不可能是終極的，也不可能絕對客觀。 <text:line-break/><text:line-break/>在任何一種系統裏，總是會有那麼一些「河床命題」（bedrock propositions），它們是如此完美，但卻是你所不可能證明或解釋的。也因此，任何一種系統，都必然具有一種「自我引用」的本質，因為我們無法再做解釋。我們的解釋永遠是有限的，就如維根斯坦所說，「永遠懸在半空中」。 <text:line-break/><text:line-break/>「自我引用」就是自說自話。你不得不自說自話，因為任何完美的系統，由於規範性的緣故，都必然得留下一個永遠不可能填補的漏洞與缺口，於是你只好自說自話，你只好「接受」那些無法證明的東西，把它們直接視為一種真理。 <text:line-break/><text:line-break/>「自我引用」的必然宿命，帶來了懷疑主義。為了解決懷疑，哲學上於是有了所謂「基底主義」（foundationalism）的說法，以避免沒完沒了的質疑和發問；如果沒有這個基底，我們的知識這所大廈，將不堪一擊。為了拯救大廈倒塌的危機，笛卡兒的作法是給這幢知識大廈建造一個無可置疑、絕不會有錯的「地基」。也就是說，挑出一組基本的公設或命題，認定它們是絕對無誤的，於是你不要再要求證明了，它們是不需要證明就能成立的一些真理。 <text:line-break/><text:line-break/>謨爾（G. E. Moore）的「普通常識知識論」（common sense epistemology），則是訴諸普通常識。和笛卡兒一樣，謨爾也是在一種知識論的（epistemological）的架構下來解決這個問題。在一次有名的演說中，謨爾舉起自己的左手說，「我知道這是我的左手」，然後又舉起右手說，「這是我的右手」。他另外還舉了一些「普通常識」的例子，比方說，「我知道地球存在」、「我知道地球早在我出生時就已經存在」、「我知道除了我之外，還有其他人」等等。 <text:line-break/><text:line-break/>維根斯坦對此說法相當不滿，晚年最後一些寫作，死後集結成一本書叫做《論確定性》（On Certainty），主要就是在批評謨爾的「普通常識知識論」。維根斯坦的批評，難以三言兩語道盡，但是，他的「確定性」觀念和謨爾的「普通常識知識論」或笛卡爾的「地基說」之根本差別就在於維根斯坦提出一種「非知識論的」（non-epistemological）的看法。 <text:line-break/><text:line-break/>簡單說，問題就出在「我知道」（I know）這句話上。維根斯坦認為，對於我們無法懷疑的東西，我們也無法說「我知道」，因為「我知道」意味著宣稱說他知道的人有可能是錯的，但他其實根本沒有藉以判斷對錯的任何依據標準（criteria）。 <text:line-break/><text:line-break/>同樣都是反對懷疑主義，但是，維根斯坦的策略並不是像笛卡兒那樣，建構一套「無可置疑的地基」來回應懷疑主義者對於永無止盡的「證成」之要求，也不是像謨爾那樣，企圖藉著宣稱「我知道」來鞏固地基的真理性。維根斯坦的作法是，指出這個永無止盡的證成之惡性循環，根本不存在。也就是說，你根本不應該在無法發問的地方提出問題。維根斯坦說，我並不是要解決（solve）你的問題，而是要「融化」（dissolve）你的問題，因為這些問題根本不存在。 <text:line-break/><text:line-break/>維根斯坦和謨爾之間的差異是相當巨大的，當謨爾仍企圖回應懷疑主義者的質疑時，維根斯坦卻斷然跳脫知識論的架構，在這個知識系統的基底上，立下一個「禁止通行的牌子」。他認為，這是一個「知道」派不上用場的地方。在這個知識的邊界點上，我們沒辦法說「我知道」，而只能說「我相信」。我沒有理由說「我知道這是我的手」，我只能說「我相信」。 <text:line-break/><text:line-break/>換句話說，維根斯坦並不是把知識系統必然有的缺口或是不完全定理所指出的那些無法證明的命題，當成一種有待填補的缺陷，而是當成一種福音，一種「確定性」的福音。這時候，不是「認知」（cognition）而是一種完美的「信心」（faith）該派上用場。 <text:line-break/><text:line-break/>霍金說得沒錯，「我們不是住在宇宙外面的天使」，我們不可能從宇宙外面觀看宇宙，而這也是為什麼維根斯坦要我們對「倫理」保持沉默的原因。維根斯坦對倫理的定義，帶有極其明顯的絕對性，他說，「倫理就是從世界的外面來看世界，把它看成一個有限的整體。」我們既非天使，亦非上帝，當然不可能用這樣的一種「眼光」看世界，於是只好保持沉默；因為那樣的一種絕對概念是不可能做到的，倫理的世界因此既不可說，也不可認知，它在我們的語言和思想之外。 <text:line-break/><text:line-break/>而所謂保持沉默就是，對於那些無法說「我知道」或「我不知道」的範疇，我們應斷然放棄思索，讓信心起作用，不要再用知識論的架構來看待那不可能訴諸理性思索的系統邊界，否則我們永遠得面對那個令人不安的「漏洞」，進而對萬事萬物原本完美的「存在」感到疑惑和焦慮。 <text:line-break/><text:line-break/>羅素早年曾打算出版一本知識論的著作，出版前交給當時仍是他的學生維根斯坦過目。維根斯坦對該書提出嚴苛的批評，羅素對此感到很挫折，他說，他聽不懂維根斯坦在批評什麼，但他卻又相信維根斯坦「一定是對的」，「他一定是看到一些我看不到的東西。」羅素還提到維根斯坦的一句批評，他說，維根斯坦批評他的知識論著作，傷害了「確定性的福音」。 <text:line-break/><text:line-break/>維根斯坦對自己所寫的一切，幾乎都很不滿意，唯獨對他生前最後一本筆記，也就是《論確定性》，感到滿意。但是，很顯然，早在此之前三十幾年，在他對羅素之知識論的「憤怒」批評中，就已經有了「確定性」的想法。也因此，那些認為早晚期維根斯坦思想變化很大的人，似乎應該重新考慮其所謂差異是否真如一般論者所說的那般巨大。 <text:line-break/><text:line-break/>為什麼說確定性是一種福音呢？讓我們再回到歌德爾的不完全定理，他論證指出，在任何一個內在一致的系統裏，總是存在著一些命題，我們沒辦法證明它，但我們卻相信它是真的。很多人指出，正是這樣的一種能力，使我們高於「人工智慧」（Artificial Intelligence）一等，從而恢復人類的「自信」。這個看似微不足道的能力，似乎構成了人和機器之間一個不可跨越的根本差異，因為再怎麼精良的電腦，都必須透過一種運算能力來獲知資訊真假，但我們卻能憑著一種與生俱來的能力，判斷那些無法證明的真理為真。這個「漏洞」難得了人工智慧，卻一點也難不倒我們。 <text:line-break/><text:line-break/>三年前（2001年），霍金接受德國一本雜誌訪問時，高呼人類應該儘速進行基因改造，產生一種智力大幅增進的新人類，要不然，人類將會被突飛猛進的人工智慧給超越。霍金說，到那時候，很可能出現人工智慧統治人類的悲慘局面。 <text:line-break/><text:line-break/>聽說霍金很愛看科幻電影，不知道是不是因為電影看太多，以致於有此憂慮。記得有一回，我們去劍橋藝術電影院（Arts Picturehouse）看星際大戰，居然也看到他笑嘻嘻地自己推著輪椅，買票進場。我想他一定也看過雷德利史考特（Ridely Scott）導演的《銀翼殺手》，因為該片就是描述他所憂慮的未來情節。 <text:line-break/><text:line-break/>不過，霍金似乎不必太過憂慮人工智慧將超越人腦，因為我們擁有一種對「確定性」的完美信心，憑著這樣一種不必經過運算就能判斷真假的天生智慧，「人工智慧」想超越我們，恐怕也只是電影情節罷了。 <text:line-break/><text:line-break/>沒有錯，我們不是住在宇宙外面的天使，但我們仍想抵抗地心引力，脫離地面，來到外太空。維根斯坦說，哲學之好壞，必須從它能帶我們離地面多遠來判斷。維根斯坦式的哲學雖然指出了「禁止通行」標誌的位置，可當我們閉上嘴巴，停止思索時，信心仍將帶著我們起飛，飛過界限，來到宇宙的外面，而那裏就是霍金的「一切理論」所欲找到的「上帝的家」。問題是，唯有拋開所有理論，捨棄一切思維，不再訴諸語言時，我們或許才找得到那個神祕所在。</text:p>
      <text:p text:style-name="P4"/>
      <text:p text:style-name="P1">陳真   |  2018.03.16 03:21   |   <text:a xlink:type="simple" xlink:href="http://palinfo.habago.org/Entry?Command=Information_PrintForum&amp;iPage=89#FORUM36567"><text:span text:style-name="T1">#</text:span></text:a></text:p>
      <text:p text:style-name="P3">霍金生前最愛 劍橋中餐館推霍金土豆片 <text:line-break/><text:line-break/>中央通訊社 <text:line-break/><text:line-break/>2018年3月15日 <text:line-break/><text:line-break/>（中央社台北15日電）物理大師霍金曾開設微博，常以中文發文，他過世在中國大陸引起相當關注。陸媒今天引述霍金在劍橋常去的一家中餐館表示，霍金喜歡吃辣，餐廳菜單上還有為霍金特製的「霍金土豆片」。 <text:line-break/><text:line-break/>霍金（Stephen Hawking）2年前開設微博帳號，數小時內吸引100萬粉絲，現在則有近500萬粉絲。霍金時常以中文更新微博，不畏身體上的缺陷及對微博追隨者的真誠留言，在大陸備受尊崇。 <text:line-break/><text:line-break/>霍金14日於劍橋家中辭世，享壽76歲。 <text:line-break/><text:line-break/>因為霍金在中國大陸的高人氣，他的過世引起許多網友悼念。截至發稿，微博上標記「霍金去世」的主題已有8億人次點閱，38萬則留言。 <text:line-break/><text:line-break/>大陸網路影音媒體「梨視頻」今天登出劍橋附近一家中餐館的訪問，報導稱這是霍金最喜歡的一家中餐館。 <text:line-break/><text:line-break/>餐廳老闆表示，霍金相當幽默，時常聽他逗得眾人哄堂大笑。霍金最喜歡吃土豆（馬鈴薯）片，也很喜歡水煮魚。不過霍金因病已無法咀嚼、吞嚥，多數是由看護協助他嚐嚐味道，之後再吐出來。 <text:line-break/><text:line-break/>因為霍金加持，餐廳菜單還有一道菜就叫「霍金土豆片」。不過大陸網友眼尖發現，餐廳菜單卻把霍金（Stephen Hawking）的名字拼錯，拼成Hamking。（編輯：楊昇儒）1070315 </text:p>
      <text:p text:style-name="P1">陳真   |  2018.03.16 02:39   |   <text:a xlink:type="simple" xlink:href="http://palinfo.habago.org/Entry?Command=Information_PrintForum&amp;iPage=89#FORUM36566"><text:span text:style-name="T1">#</text:span></text:a></text:p>
      <text:p text:style-name="P2">谢谢亦鸣，转载没问题啊。 <text:line-break/><text:line-break/>至于 “洗脑” 嘛，我若不去想它就没事，生活便一般般地过，可当我突然在某些时刻意识到这么一回事时，罪恶感就来了。我给诸多亲友招来诸多无可挽回的悲剧、不幸与毁灭；倘若不是因为我，他们也许会有一个完全不一样的美好人生。这份罪恶感经常强烈到让我觉得自己是一个死有余辜的人，不配世上任何一丁点幸福。这听起来也许有点诡异，却是事实，只是难以言喻，惟有上帝知我心。（这一整段可略过无须理会，当做是我胡言乱语。） </text:p>
      <text:p text:style-name="P1">蔡亦鸣   |  2018.03.16 01:00   |   <text:a xlink:type="simple" xlink:href="http://palinfo.habago.org/Entry?Command=Information_PrintForum&amp;iPage=89#FORUM36565"><text:span text:style-name="T1">#</text:span></text:a></text:p>
      <text:p text:style-name="P3">您好，陈真医师，观看巴勒网许久，获益良多（用您的话说，就是价值观还有审美方面被您‘洗脑’了）。 <text:line-break/><text:line-break/>我想尝试转载（就是不知道会不会被河蟹）若雪书信和伊拉克沦陷记实至大陆论坛https://bbs.saraba1st.com/2b/forum-75-1.html 希望能获得您的授权</text:p>
      <text:p text:style-name="P1">lbboy   |  2018.03.15 08:03   |   <text:a xlink:type="simple" xlink:href="http://palinfo.habago.org/Entry?Command=Information_PrintForum&amp;iPage=89#FORUM36564"><text:span text:style-name="T1">#</text:span></text:a></text:p>
      <text:p text:style-name="P2">綠營的洗腦佈局從來沒有停過，實在很厲害。 同樣的過錯綠營受到的影響，司法上的，社會輿論上的都小很多，這就要從最基本的意識型態改造起來。 <text:line-break/><text:line-break/>========================================================== <text:line-break/>法規名稱：國史館組織條例 <text:line-break/>提案日期：中華民國 107 年 3 月 16 日 <text:line-break/>提案字號：院總第 70 號 委員提案第 21683 號 <text:line-break/>資料來源：立法院第 9 屆第 5 會期第 4 次會議議案關係文書 <text:line-break/>提 案 人：林昶佐 <text:line-break/>連 署 人：張廖萬堅 <text:line-break/>鄭寶清 <text:line-break/>管碧玲 <text:line-break/>莊瑞雄 <text:line-break/>段宜康 <text:line-break/>李昆澤 <text:line-break/>陳曼麗 <text:line-break/>蘇治芬 <text:line-break/>郭正亮 <text:line-break/>陳 瑩 <text:line-break/>李俊俋 <text:line-break/>徐永明 <text:line-break/>黃國昌 <text:line-break/>洪慈庸 <text:line-break/>高潞‧以用‧巴魕剌 Kawlo．Iyun．Pacidal <text:line-break/>案 由：本院委員林昶佐等 16 人，有鑑於國史館所代表的官方修史為傳統正統論 <text:line-break/>，與現代的歷史教育、歷史研究相違背，故將國史館現有的職權與業務合 <text:line-break/>併至檔案管理局。爰提出廢止國史館組織條例。是否有當？敬請公決。</text:p>
      <text:p text:style-name="P1">陳真   |  2018.03.15 02:59   |   <text:a xlink:type="simple" xlink:href="http://palinfo.habago.org/Entry?Command=Information_PrintForum&amp;iPage=89#FORUM36563"><text:span text:style-name="T1">#</text:span></text:a></text:p>
      <text:p text:style-name="P3">(續) <text:line-break/><text:line-break/>我爸那邊是屏東鄉下人，務農，很單純。有一天，有位姑姑要去台大開刀，她聽鄰居說，城裏的規矩要送點 "禮物" 給醫師才不會 "失禮"，於是我姑姑就拿了幾顆自己家裏養的兩頭母雞剛生的雞蛋，放在一個小紙盒，然後就搭車北上台大醫院準備接受手術。我爸媽也一道北上照顧她，看到她帶來的那一盒雞蛋，嚇了一跳，趕緊跟我姑姑說，送這種禮物不行啦。後來溝通許久，我姑姑總算才明白城裏人所謂的送禮是指的什麼。 <text:line-break/><text:line-break/>同理，各位同學你們提供的那個政治獻金一覽表，道理也一樣，那個就是 "雞蛋"，禮輕情義重。依法規定，每個人只能捐十萬元給政治人物，但是十萬元夠政治人物塞牙縫嗎？如果你以為政治人物就靠那幾千萬維生，那真的是太單純了。單純是好的，但不要愚蠢。人心應如赤子般單純，但頭腦還是得靈光點才好，才不會上了政治詐騙集團的當。 <text:line-break/><text:line-break/>剛剛吃晚餐，打開電視看 "新聞深喉嚨"，我還蠻喜歡那位主持人，名叫平秀琳，聰明，幽默，溫和有氣質。我很喜歡聽她念片頭那段台詞："挖新聞，挖內幕，挖真相，有多深，挖多深"。不過，老實說，這節目很溫吞，名嘴個個都很 "單純"，從來不見它能挖多深，感覺就像搔癢，啥也沒挖到。人渣黨的名嘴節目可就不是這樣哦，沒新聞也能捏造出新聞來，沒有內幕，就自己瞎掰，看要多少 "內幕" 都能任意瞎掰，想瞎掰多深，就能瞎掰多深。 <text:line-break/><text:line-break/>剛剛節目上談到這兩天的一個新聞，詳見文末報導，簡單說就是有個德國阿伯，說他擁有海裏淘銀煉金的特異功能，是個董事長，不過公司上下就只有他一個人，雖然沒有辦公室，但擁有一身神奇武功，可以從海水創造出幾千億商機。 <text:line-break/><text:line-break/>於是，透過綠營金主的介紹，德國騙子跑來台中找那位林什麼龍市長。林什麼龍市長還誇口說台中之所以被這樣舉世震驚的超高科技公司給相中，是因為他自己的 "招商能力很強"，於是兩人"一拍即合"；涉及一千多億 "全球第一座" 海水採礦公司，就此將在台中市誕生！將令世界強權失色！厲害吧！於是林什麼龍市長和德國一人公司董事長及綠營金主，大陣仗召開記者會，宣布這項震驚全球、超越人類一切科技的海水採礦計畫，短短三天雙方就簽下合作備忘錄。 <text:line-break/><text:line-break/>後來，媒體跑去查詢，德國根本沒有這家公司啊，也沒有什麼海水採礦高科技啊，一切都是瞎掰，證實是詐騙一場。 <text:line-break/><text:line-break/>但我納悶的是，這種海水鍊金鬼話，騙騙小學生也許可以，但是一個市政府涉及一千多億的合作開發案，會這麼好騙嗎？有可能嗎？台中市府經發局局長至今仍堅持這項千億投資案沒有問題。這究竟是被騙還是合夥一起騙？我不知道。若是被騙，由此你也就能清楚看見所謂吳音寧之專業無能 (我其實相信她至少是真的想把事情做好，而且相信她的人品之基本正直)，其實根本就只是這個政權的冰山一角，比她荒腔走板的狀況多得是。人渣黨的專業強項是詐騙造謠與煽動，撈錢奪權功夫一把罩，除此之外別無專長。只要顏色正確，只要願意一起同流合污，對他們而言，當官當民代哪需要什麼專長。 <text:line-break/><text:line-break/>我其實完全不相信這案子純粹是那位德國阿伯一個人藝高膽大，獨自跨海行騙。這是不可能的，他必然有內應，必然是在台灣有一群政治詐騙歹徒在運作這件投資案，然後眼看馬上就要進一步談大片土地取得的問題。至於那位德國一人董事長，只是配合演出而已。 <text:line-break/><text:line-break/>類似像這樣的案子，還好媒體有去查證，及時打住，要不然，就跟慶富案一樣，照樣能撈上一大筆。而且，這些都是曝光的案子，僅是冰山一角，冰山底下無數的扯爛污，那才是重點，那才是詐騙分贓政治的真實樣貌。 <text:line-break/><text:line-break/>別說一千多億，我們平常跟銀行借個幾萬塊，你看前前後後得折騰多久，得提供多少擔保品與證明文件，得接受多少質疑與羞辱。但是，所謂 "政府"，搞錢撈錢浪費錢，卻是如此輕而易舉，漫不經心，全然兒戲。而且，絕大多數是在一種完全不透明甚至公然違法的狀況下進行，撈錢灑錢的方式與管道千千萬萬種，但是台灣人居然無所謂。不但無所謂，只要人渣們喊上兩句民主自由、仇中反華的口號，台灣人就馬上熱血沸騰，視為明星與英雄，衷心擁戴。 <text:line-break/><text:line-break/>蔣經國過世後，二、三十年來，台灣就一直是在這樣一種黑金體制下無限沉淪；大家拼命工作，養肥藍綠一堆無惡不作無所不貪的吸血蟲，而這一切全是以民主自由之名，以仇中反華為手段，犧牲的卻是這一代人一生的辛苦所得以及下一代人的長遠未來。李光耀說得對，他說，"兩岸必然統一，但是台灣人對此應當覺醒得越早越好"；儘早看清事實真相，看清未來，給台灣保留一點生機，別讓政治歹徒把血給吸乾了。 <text:line-break/><text:line-break/>陳真 2018. 03. 15. <text:line-break/><text:line-break/>================ <text:line-break/>《蘋果》追查 中市與德1人公司簽千億備忘錄 林佳龍認錯滅火 <text:line-break/><text:line-break/>2018/03/14 <text:line-break/><text:line-break/>【新調查、地方中心╱調查報導】台灣將成產鋰大國？台中市長林佳龍日前高調召開記者會、簽定備忘錄，宣布被德商「哈利霍夫曼諮詢公司」相中，將在台中投資1100億元，興建全球首座「海水採礦」場，提煉鋰、鎂等原料；因金額龐大且技術新穎，《蘋果》展開深入調查，竟發現該德商是偏鄉1人公司，在德司法部、工商會皆無註冊，也未取得專利。面對質疑，台中市長林佳龍昨深夜坦承錯誤，將檢討改進。 <text:line-break/><text:line-break/><text:line-break/>德商哈利霍夫曼（右）稱要投資台中千億，台中市長林佳龍本月6日開心簽下合作備忘錄。黃任膺攝 <text:line-break/><text:line-break/>台中經發局長呂曜志昨說明備忘錄簽訂過程，堅信投資案沒有問題。黃瓊宏攝 <text:line-break/><text:line-break/>德商誇稱海水採鋰 <text:line-break/><text:line-break/>這個讓中市府人心大振的投資案上周在台中舉行備忘錄簽署記者會，林佳龍不僅親自出席，還宣稱招商能力強才被相中，未來台中港將設置全球首座採多元製程的海水採礦場，萃取鎂、鋰等高價值金屬，最快4年後投產，年產量230萬公噸，創造15億美元（約442億元台幣）產值、1000個工作機會。林更以「一拍即合」，形容雙方合作無間。<text:line-break/><text:line-break/>然而，日韓研究雖顯示海水採鋰可行，目前仍未有商業量產實例，《蘋果》詢問市府與霍夫曼洽談過程，呂曜志稱，1個月前霍夫曼主動與市府接洽，說可投資台中，雙方並在簽約前3天首次碰面。呂曜志轉述，霍夫曼說爭取的國家很多，「但台中的條件很好，所以選上台中。」 <text:line-break/><text:line-break/>但備忘錄中，霍夫曼公司列出的公司編號「DE240547279」，《蘋果》調查其實僅是一組歐盟地區的「增值稅號」（VAT number），並非經德國正常程序註冊的公司碼。 <text:line-break/><text:line-break/>雙方備忘錄記載霍夫曼公司登記號碼，但該號碼經查僅是歐盟稅號。翻攝畫面 <text:line-break/><text:line-break/>德辦事處查無資訊 <text:line-break/><text:line-break/>《蘋果》前往「德國在台經濟辦事處」查證，該處人員說，霍夫曼來台未透過德國駐台單位聯繫，並現場使用德國「聯邦登記入口網」查詢，也找不到該公司的註冊資訊。該處人員表示，平常就會用這個網站查詢德國公司資訊，分辨真偽，「通常它都會有註冊號碼，在哪裡設立登記」。 <text:line-break/><text:line-break/>為釐清真相，《蘋果》致電與霍夫曼本人對質，他解釋：「這是一間私人公司，在那種查詢一般公司的網站，你無法查到。我們有在金融機關註冊，也有註冊碼。」 <text:line-break/><text:line-break/>難商業化專利被撤 <text:line-break/><text:line-break/>稍後，他寄來一份宣稱是「公司註冊」文件，但《蘋果》查證發現，該文件僅是德國商業註冊「申請書」，德國民眾只要花25歐元（約900元台幣）即可登記，但若完成登記僅是「個人工作室」，不能稱為公司，也不能有商業行為，僅能進行市場觀察等非商業活動。 <text:line-break/><text:line-break/>在霍夫曼提供的申請書上，也清楚寫著，公司員工僅霍夫曼；這份文件還是向地方政府申請，而非霍夫曼所稱的金融機關。對此，《蘋果》查詢德國中央的「聯邦金融監管局」網站，調出「金融服務提供商名錄」，也查無資料。 <text:line-break/><text:line-break/>《蘋果》更查到，霍夫曼的個人工作室位於德國北方小鎮托爾內斯（Tornesch），致電德托爾內斯市政府，負責商業登記的人員表示，霍夫曼公司地址的街道，確實存在，但從未聽過這家公司。《蘋果》去電德國工商會（IHK），辦事處人員查證也說，查不到該公司的入會資料。 <text:line-break/><text:line-break/>至於海水採礦技術，《蘋果》查詢「歐洲專利局」（EPO）網站發現，霍夫曼本人確實在2013年，提出一份名為「海水開採程序與設備」的專利申請，當中雖然提到海水淡化和鎂的萃取，但隻字未提「鋰」，且後來該申請不僅未通過，還在2015年被認定將撤銷。 <text:line-break/><text:line-break/>我國專研各種採礦技術的「石材暨資源產業研究發展中心」研究員郭大璋指出，目前該技術仍停留在實驗室階段，直呼：「這麼好的技術我怎麼不知道？」 <text:line-break/><text:line-break/>霍夫曼提供的「公司註冊證明」只是商業登記申請，且公司只有1人。翻攝畫面 <text:line-break/><text:line-break/>霍夫曼諮詢公司登記地點在托爾內斯住宅區的民宅內。翻攝Google Earth <text:line-break/><text:line-break/>學者：應做足功課 <text:line-break/><text:line-break/>原本台中市經發局長表示簽訂MOU的過程僅花1個月，但昨晚又改口「去年12月底，市長就要經發局評估。」還表示一開始就質疑人家，會讓對方感覺不禮貌，宣稱：「簽約前不會有人受害。」掩飾決策過程草率。但晚間林佳龍在臉書坦承決策前掌握資訊不夠充分，應檢討改進。</text:p>
      <text:p text:style-name="P1">陳真   |  2018.03.14 20:59   |   <text:a xlink:type="simple" xlink:href="http://palinfo.habago.org/Entry?Command=Information_PrintForum&amp;iPage=89#FORUM36562"><text:span text:style-name="T1">#</text:span></text:a></text:p>
      <text:p text:style-name="P2">各位同學，別說給我笑了，你們一定都還沒有四十歲，所以才會對政治這麼單純。你們貼的這東西一點都看不出政商關係啦，只看得出絲毫不具意義的一種零用錢記錄。柯建銘只有八千多萬？真是太小看人了，酒店交際喬事的花費恐怕都不止這些。這些零用錢的後面，至少要再加上一至三個零，也許才比較接近事實。 <text:line-break/><text:line-break/>政治人物這工作，投資報酬率非常高，一本萬利，撈錢方式千千萬萬種，足以寫成一本厚達千頁的教科書，但總的來說大約有三種，一種合法，一種非法，一種以合法掩飾非法。 <text:line-break/><text:line-break/>所謂以合法掩護非法，方式就有千百種，比方說，明明非法，但法院是他們家開的，所以保證不會有事。就算有事，最後也會搞到一點事都沒有，真的是 "揪感心" 耶。台灣法官對於權勢者總是很窩心，很體貼，就算罪證昭彰，眾目睽睽，難以脫罪，但還是可以拖拖拖，以拖待變，拖到天長地久，最後要搞到三審定讞，可以拖上幾十年。倘若你想看到政治歹徒們被打入監牢，只好等下輩子再說了。 <text:line-break/><text:line-break/>很想舉些實例，但怕小命難保。不過我還是隨便可以講幾個常見模式，比方說內線交易，保證個個是股神，這個才是大賺，人家哪看得上什麼政治捐獻規定的每個人僅限十萬元；這一點錢，炒股手續費都不夠。 <text:line-break/><text:line-break/>還有比方說都更，都市更新，或土地重劃，原子筆畫一畫，明天就是千百倍的暴利進了口袋；原本一坪也許五千元，原子筆一畫，農地變建地，文教區變商業區，馬上一坪變五十萬、一百萬都有可能。不信你去注意一下，為什麼這些政商名流個個都那麼厲害，難道是未卜先知？某個區域今年要土地重劃，他去年就已經把周邊土地全給低價搜括了。 <text:line-break/><text:line-break/>還有比方說，沒有價值的山坡地，也許一坪五百或一千，買一座山，假若一千坪，就算你一百萬好了。可是，明明這是農地或山坡地，但他神通廣大，居然可以蓋大樓，也許蓋個靈骨塔，一個塔位賣你二十萬好了，倘若三千個塔位，那就是六億進了口袋。 <text:line-break/><text:line-break/>可是，這不是違法嗎？台灣是民主聖地，自由寶島，違法又怎麼樣？你有膽就去揭發啊，看你有幾條命可活。 <text:line-break/><text:line-break/>難道你以為這些只是黑道魚肉鄉民的作為？當然不是，沒有政治上的白道，哪來地方上的黑道？白道的白天，恐怕都比黑道的黑夜還更黑。 <text:line-break/><text:line-break/>當然，政治人物不會笨到自己掛名當股東，等著你來揭發，他總是會有無數的收錢管道與人頭。 <text:line-break/><text:line-break/>非法的部份講不完啦，要講完恐怕得講到後年中秋。合法掩飾非法的部份更是微妙複雜，比方說表面上公正公開的招標，其實工程要包給誰早已決定，環評過不過，也早已決定，萬一真的擺不平，大不了派出長槍隊，賞你幾顆子彈，只是兵家常事。你看綠營的什麼慶富案，納稅人幾百億白花花的銀子就這樣沒了，明目張膽囂張跋扈的官商勾結，會有事嗎？會繩之以法嗎？當然不會。 <text:line-break/><text:line-break/>另外就是無窮無盡的無數採購之回扣，其中以所謂秘密外交及軍購最為搶手，甜頭動輒數十億數百億，只要寫個 "機密"，就全由人渣們任意吃喝了；隨便幹上一票，都是你我一般人就算辛苦工作五千年、從周朝工作到現在，也絕對賺不到的天文數字般的暴利。 <text:line-break/><text:line-break/>至於像賣官鬻爵之類的就不用說了，打從三十年前的黨外時代起，黨外的一些政治明星們就開始賣官位：想當科長，很簡單啊，一百萬拿來；想當處長，很簡單啊，行情價若干等等等。我講的這些，不管是來黑的，來武的，或是來陰的，來文的，全都是有人證物證的，只是不敢點名，也無法點名，因為一旦點名，就勢必得牽扯出一堆人證。 <text:line-break/><text:line-break/>問題是，沒有人會願意出面做證，而法院也絕不可能偵辦。人渣黨一上台，馬上把旨在打老虎的特偵組給廢了；特偵組被廢除解散後，人渣政客們更是可以高枕無憂為所欲為了。 <text:line-break/><text:line-break/>大家心知肚明，台灣有幾個法官檢察官是有膽子的？欺壓弱勢很凶猛，威風十足，動輒小案大辦，沒案都能給你弄出案子來，增加辦案績效。但是，對於權勢者卻很 "溫馨" 很 "體貼"，揪感心ㄟ。阿扁之所以被抓入獄，那是因為綠營內部率先窩裏反，進而鼓動民情，法官才敢辦。 <text:line-break/><text:line-break/>你看，阿扁的一堆尚未結案的案子，不是以生病為藉口而停止審判多年嗎？前一陣子，停辦時間到了，依法必須重啟審判，結果綠到爆的所謂監察委員、阿扁提拔的陳師孟，大喝一聲說 "給恁爸重啟審判試試看，絕對會給你好看！" 結果，所有法官竟然瞬間踩煞車，又不辦了。天底下竟然有這種司法！ <text:line-break/><text:line-break/>至於所謂合法的部份，一樣罄竹難書，雞犬昇天的事就不用說了，幾萬個職位在綠營手上，想給誰就給誰，親朋好友及同志們，看你喜歡哪個工作，不用客氣，儘管自己挑，而且保證 "錢多事少離家近，免經驗可"。很多所謂工作，什麼顧問啦，諮詢委員啦，資政啦，一年開會開不到兩次，每年幾百萬元就自動進了口袋。 <text:line-break/><text:line-break/>你知道嗎？政府一年編個兩千億預算養上千個所謂基金會，大多是一些稀奇古怪的養蚊子基金會。基金會是什麼東西？就是犒賞自己人、拉攏各路人馬的一種提款機。只要政府捐助不超過基金會收入的一半，就不需要受到任何監督，完全不透明，愛怎麼花就怎麼花，愛怎麼撈就怎麼撈，而且董監事往往個個坐領高薪，啥事也不用幹，每年幾百萬甚至幾千萬的銀子就自動進了口袋。 <text:line-break/><text:line-break/>跟基金會類似的，就是幾千家上市上櫃公司的所謂獨董或各種董監事與顧問或董事長總經理等等等。你看，綠營的前行政院長林全，他每天什麼事都不用做，就靠著幾家公司的董事身份就能一年坐領兩千多萬的乾薪。而且，你要知道哦，林全畢竟還是綠營裏頭極少數算是很乾淨清廉的人，就有這等收入，更不用說其他貪得無饜的豺狼虎豹了。 <text:line-break/><text:line-break/>難道這些人每年坐領千萬乾薪是因為他們很有才華很有能力？因此身兼多職？當然不是。而是因為他們是綠的，是自己人，是權勢者，可以有效圖利於背後金主，給個幾千幾百萬算什麼。 <text:line-break/><text:line-break/>另外，還有數不清的各種國營事業，也是撈錢的來源之一，這事若要說清楚，恐怕得說到後年端午節才說得完。 <text:line-break/><text:line-break/>稍微岔開一下主題，舉一個根本不重要的人為例，叫陳錦稷，留學英國一年，在倫敦政經學院唸了碩士，在淡江完成博士學位，念經濟；看其文章，學識平庸，無甚特長，但因家世顯赫，成為綠營所刻意栽培的明日之星。如果我沒記錯，他的岳父就是鄭深池，鄭就是兆豐金控董事長，長榮總裁張榮發的女婿。 <text:line-break/><text:line-break/>這位陳錦稷同學，1975年生，現在才四十三歲，但你看他的履歷，隨便一列就是一長串，真要寫完，得寫上好幾頁A4紙。這麼多職位，憑什麼？憑他很有才華嗎？別說給我笑了。 <text:line-break/><text:line-break/>台灣金控獨立董事（現任） <text:line-break/>台灣金控/台銀人壽獨立董事 <text:line-break/>富邦金控/富邦人壽/富邦產險獨立董事 <text:line-break/>中華民國期貨業商業同業公會顧問 <text:line-break/>財政部公益彩券監理委員會委員 <text:line-break/>中央公共債務管理委員會委員 <text:line-break/>行政院政務顧問 <text:line-break/>行政院國際經貿策略小組產學諮詢會委員 <text:line-break/>台北市政府市政顧問 <text:line-break/>台中市政府研究發展考核委員會委員 <text:line-break/>台中市政府公共債務管理委員會委員 <text:line-break/>屏東縣政府公共債務管理委員會委 <text:line-break/>新台灣國策智庫主任 <text:line-break/>雲林縣政府財政局局長 <text:line-break/>中華開發工業銀行資深襄理 <text:line-break/>台糖公司諮詢委員 <text:line-break/>財團法人新境界文教基金會副執行長 <text:line-break/>財團法人青平台基金會董事 <text:line-break/>社團法人台灣公共議題研究協會理事 <text:line-break/>社團法人台灣財稅人權保障協會理事 <text:line-break/>社團法人英國倫敦政經學院台灣校友會理事 <text:line-break/><text:line-break/>你看這份履歷裏頭，有一個最重要的職位之一就是新境界文教基金會副執行長，這個基金會的董事長就是蔡啥小，副董事長是邱義仁和前行政院長林錫耀，邱、林兩人同時也是民進黨選舉對策委員會的操盤手。 <text:line-break/><text:line-break/>人渣黨上台後，最積極做的事之一就是追殺國民黨，以所謂追討不當黨產為藉口，要把國民黨的金脈全數砍斷，讓它彈盡援絕，氣絕而死。但是事實上，人渣黨的不當黨產和無數的基金會 (所謂政黨附隨組織)，絕不亞於國民黨之腐敗與貪婪，無數烏七媽黑的官商勾結與政治操弄，就是藉著這類所謂基金會充當白手套來進行。 <text:line-break/><text:line-break/>人渣黨掌權後所設立的擴權撈錢黑機關一大堆，什麼 "不當黨產處理委員會" 就是其中一個最惡質最荒唐全然違法無惡不作的黑機關，類似東廠錦衣衛。其它像什麼新南向辦公室以及一堆巧立名目的官方基金會及黑機關，更是數不清。 <text:line-break/><text:line-break/>除了這些官方性質的擴權濫權撈錢黑機關之外，許多綠營政治人物也都各自設有基金會，做為一種個人提款機，一種官商勾結擴大影響力的金脈人脈與政治操弄平白，全然不透明。我們每個人再累也得辛苦工作，比方說我要償還房貸，最少得工作到70歲。但是，請你告訴我，哪個政治人物有在工作？完全不用，照樣吃香喝辣，好像他家在印鈔票似的，因為撈錢管道實在太多太多了。 <text:line-break/><text:line-break/>人渣黨無數的基金會，無數的附隨組織，但他卻只公開承認了新境界文教基金會，說是該黨的 "唯一" 附隨組織。這是睜眼說瞎話。不過，這不是我現在想要說的重點。我要說的是，新境界基金會之於人渣黨，差不多就猶如CIA的化身--民主輸出基金會(NED) 以及一些所謂智庫 (例如不久前寫過的 Richard Armitage 及黑暗王子 Richard Perle、Rumsfeld 等人之 " The Project for the New American Century " 及 " Project 2049 Institute " 等所謂智庫) 之於美國政府；不光是錢的運作與掠奪，不光是政商人脈之掛勾，更是一種結合黨、政、軍、商、學與所謂社運之複合體，掌控真正的政治權力走向。 <text:line-break/><text:line-break/>最近常被人批評的北農總經理吳音寧，大家講到她，似乎把她看成一種無能的小公主、小白兔。事實上，專業上也許無能，但她可不是小公主，也不是小白兔，黨政軍商學關係涉入之深，豈是一朝一夕。比方說，她就是新境界文教基金會的董事，而且已連任許多年。現在是第十屆，董事名單如下： <text:line-break/><text:line-break/>蔡英文、洪耀福、段宜康、柯建銘、陳菊、邱義仁、王震緯、王榮璋、平路、何飛鵬、吳念真、吳音寧、林萬億、施俊吉、胡勝正、陳正然、陳聖德、黃育徵、黃淑德、鄭英耀、顧立雄。 <text:line-break/><text:line-break/>這樣一個基金會，表面上不太為人所知，事實上具有極大決策力，主導政治走向。總之，吳同學並不是一個什麼都不懂的小白兔，她只是其職務之專業不懂，至於其它政治上的種種狗皮倒灶，肯定十分內行。 <text:line-break/><text:line-break/>另外，插播一個題外話，你看裏面也有負責東廠錦衣衛(所謂不當黨產處理委員會) 的顧公公，顧立雄。他除了掌管追殺敵人的東廠廠主之外，而且還是金管會主委，掌管全台灣的金融與產業，權力真的比天大，違法濫權，毫無一絲羞恥心。 <text:line-break/><text:line-break/>比方說，依照人渣黨自己通過的 "不當黨產處理條例第20條" 的規定，該會委員須超越黨派，依法公正行使職權，不得參與政黨活動。請問有人會覺得顧公公不是人渣黨的打手，沒有參與政黨活動，並且 "超越黨派" 嗎？連人渣黨自己都公開承認新境界文教基金會是該黨的附隨組織，而顧公公不但深深參與該黨活動，充當打手，而且還是人渣黨公開承認的附隨組織的董事之一，位高權重。這叫做 "超越黨派，公正行使職權" ? <text:line-break/><text:line-break/>我這是今天利用看診空檔時間匆匆忙忙零零碎碎的時間寫的，寫得很簡略，因為若要詳細說明政客人渣及其一大票走狗們如何撈錢，恐怕得寫成好幾本書才寫得完。 <text:line-break/><text:line-break/>總之，各位同學別太單純，你們說的那些所謂政治捐獻，那個是零用錢啦。當然，光是這樣一些零頭，就遠遠不是我們一般人辛苦工作一輩子所能獲得。台灣政治之腐敗貪婪與齷齪，一言難盡，而這一切全是以民主之名，唬得腦殘人士們一愣一愣的，而且還引以為榮。但你可別以為檯面上那些人，包括人渣政客底下的那一大票走狗們真的在追求什麼民主。這些人精明得跟什麼似的，所謂民主自由與什麼碗糕台獨，只是一種撈錢奪權的手段。</text:p>
      <text:p text:style-name="P1">鄭豐遠   |  2018.03.14 20:44   |   <text:a xlink:type="simple" xlink:href="http://palinfo.habago.org/Entry?Command=Information_PrintForum&amp;iPage=89#FORUM36561"><text:span text:style-name="T1">#</text:span></text:a></text:p>
      <text:p text:style-name="P3">這個所謂"殖民與去殖民之間的鬥爭"的說法，不知為何給了我一種巨大震撼。我並不笨，但過去四十幾年來我卻不曾"真的"這樣子看待台灣與兩岸關係。出了國一趟還是好的，人到了國外，許多事似乎變得清晰了起來。 <text:line-break/><text:line-break/>人的一種情感與認同與自信，還是應該要像樣些，不要做那卑鄙一路。台灣之小，不曾困死其中者，恐怕難以體會，同樣地不曾踏出其外者，也難以意識自己之渺小。這個小，全是被殖民者刻意壓縮而成，台灣人是時候該好好想想了，你是要做一個堂堂正正的大人，還是繼續甘做那卑鄙的一條小蟲? 巨人就在身旁等著讓你站到他的肩膀上，但你已錯失了許多機會，沒剩下多少時間了。 <text:line-break/><text:line-break/>至於家，大約從十歲起就沒有了家，我對身為一個人靈魂該究歸屬何處，全屬茫然。</text:p>
      <text:p text:style-name="P1">江聲   |  2018.03.14 13:50   |   <text:a xlink:type="simple" xlink:href="http://palinfo.habago.org/Entry?Command=Information_PrintForum&amp;iPage=89#FORUM36560"><text:span text:style-name="T1">#</text:span></text:a></text:p>
      <text:p text:style-name="P2">網址如下 <text:line-break/>https://www.mirrormedia.mg/projects/political-contribution/#/explore <text:line-break/><text:line-break/>高金素梅捐贈收入倒數第2，一年只有180萬。 <text:line-break/><text:line-break/>柯建銘不意外，第一名，5164萬。 <text:line-break/><text:line-break/></text:p>
      <text:p text:style-name="P1">lbboy   |  2018.03.14 11:02   |   <text:a xlink:type="simple" xlink:href="http://palinfo.habago.org/Entry?Command=Information_PrintForum&amp;iPage=89#FORUM36559"><text:span text:style-name="T1">#</text:span></text:a></text:p>
      <text:p text:style-name="P3">https://youtu.be/LOtxL75n_hU <text:line-break/>平常這個節目是當綜藝節目看。 但這次介紹了一個網站把台灣政治獻金的關聯圖製作出來，使大家可以很容易查找每個立委檯面上有紀錄的政治獻金流。柯建銘看起來排行第一。 這個網站應該可以把政商關係某一部分很容易的表現出來。</text:p>
      <text:p text:style-name="P1">陳真   |  2018.03.14 02:30   |   <text:a xlink:type="simple" xlink:href="http://palinfo.habago.org/Entry?Command=Information_PrintForum&amp;iPage=89#FORUM36558"><text:span text:style-name="T1">#</text:span></text:a></text:p>
      <text:p text:style-name="P2">你要讓你的小孩認賊作父，或甚至給日本鬼子當狗嗎？然後被教導成仇視自己的對岸同胞，或甚至為日本人姦殺擄掠台灣人及大陸人叫好？你真的願意讓自己的小孩長大後變成這樣一種猥瑣醜陋的腦殘生物？ <text:line-break/><text:line-break/>https://goo.gl/t31DFz <text:line-break/><text:line-break/>為了小孩，我有回歸大陸定居的計畫，不是現在，也許五年、八年後等她上學時；只是不知道屆時年過花甲，能力上經濟上還辦不辦得到。對我而言，大陸各地城市鄉鎮其實不好住，大的太大，小的太小。大城市大得像太空城，喧囂吵鬧，人潮洶湧，搭地鐵像逃難，房子根本買不起；至於偏遠小鄉鎮，卻又小到恐怕連個醫院或大學都遠在天邊。 <text:line-break/><text:line-break/>相較之下，曾待過十年的英國劍橋舒適多了。我一生最好的一段青春，就全數遺落在這片土地上：乾淨，安靜，鳥語花香，安全文明；我更可一輩子都窩在圖書館裏。可惜卻是異國它鄉。 <text:line-break/><text:line-break/>對於大多數人說，管它是否異鄉，生活與居住不過就是圖個便利與舒適，圖過飛黃。但是，對於某種生命經驗的人來說，精神上的歸屬與親近感卻極端重要，彷彿活著就只是為了尋找一條 "回家" 的路。 <text:line-break/><text:line-break/>台灣做為一個家的感覺，早在20年前就已逐漸淡去而益顯陌生；豺狼當道，價值扭曲，善惡崩盤，精神上比異國它鄉還遙遠，甚且四周充滿對於原鄉的敵意。1997年出國前夕，我曾留下一封公開信 "不捨夢想" 給眾人，描繪一個他日返鄉共創美好家園熊熊烈火般的渴望。沒想到，出門才兩年，家鄉就已淪陷；十年後，迎接我歸來的，竟是一個卑鄙的戰場。 <text:line-break/><text:line-break/>我常想起沈從文這句話： <text:line-break/><text:line-break/>https://goo.gl/DpS7Wx <text:line-break/><text:line-break/>"一個士兵要不戰死沙場，便是回到故鄉。" <text:line-break/><text:line-break/>他還說： <text:line-break/><text:line-break/>"每一個日子往後退去，人就長大成年。冬天的夜雖然很長，總不會把夢做到窮盡了。" <text:line-break/><text:line-break/>兩萬個日子往後退去了，冬天的夜依舊漫長。有一天，當我夢做到了盡頭，希望有人帶我回家。我有四個家，一個在劍橋的萬靈巷 (All Souls Lane)，有個鄰居叫維根斯坦；一個在湖南鳳凰古城沱江畔的聽濤山，住著沈從文與張兆和；一個在台南左鎮鄉八德安樂園的某個小山丘上，長伴我爹娘；還有一個家在高雄旗津，在那片西向的海灘上只住著一個人，那就是我自己。在那無人的沙灘上，無數的夕陽西沉，一段孤獨憂鬱無家可歸的年少歲月。 <text:line-break/><text:line-break/>陳真 2018. 03. 14. <text:line-break/>======================= <text:line-break/><text:line-break/>抗議春櫻季辦在日本神社 統促黨喊「鄭文燦下台」 <text:line-break/><text:line-break/>2018-03-11 <text:line-break/><text:line-break/>聯合報 記者曾健祐 <text:line-break/><text:line-break/>桃園市民政局今天在桃園忠烈祠既神社文化園區舉辦春櫻祭活動，此舉引發拔菜總部、統一促進黨不滿，他們表示慈湖蔣公陵寢遭台獨潑漆，市長鄭文燦噤聲，市府還大肆慶祝紀念日本神社，一早到場高呼「鄭文燦下台！」 <text:line-break/><text:line-break/>李承龍等人，抗議桃園市府想把這整個地區恢復成日本神社原有的風貌，身為桃園人感到非常憤怒，根本是侮辱台灣人。</text:p>
      <text:p text:style-name="P1">陳真   |  2018.03.13 02:43   |   <text:a xlink:type="simple" xlink:href="http://palinfo.habago.org/Entry?Command=Information_PrintForum&amp;iPage=89#FORUM36557"><text:span text:style-name="T1">#</text:span></text:a></text:p>
      <text:p text:style-name="P3">前些日子有醫界的朋友來找我，閒談中，朋友三番兩次告訴我某某朋友 "竟然" 跑去大陸念研究所，現在又回到台灣了。說完，嗯嗯呵呵，冷笑兩聲，搖搖頭，露出同情的苦笑。我一時沒意會過來，不解其意，以為他沒把話說完，於是他又再次講解了一遍，但我還是沒有意會過來，不明白這段陳述的重點究竟在哪。 <text:line-break/><text:line-break/>後來，經學姊開示，我才恍然大悟，原來朋友是在說大陸的大學很爛的意思，如果有人去那裏念書 (或教書)，一定是台灣混不下，所以 "只好" "流落" 去大陸 "隨便拿個文憑"，或是 "隨便找個工作混日子"。 <text:line-break/><text:line-break/>其實我原本以為這位朋友是要說某個朋友很厲害，居然有本事跑去大陸裏拿個文憑，想不到他是在講完全相反的意思，原來他是在嘲笑那個 "流落" 去大陸的朋友很可笑，"竟然" 跑去 "那種地方" 念書。 <text:line-break/><text:line-break/>台灣人雖然超愛出國旅遊，但那基本上就是吃喝玩樂看花賞鳥找豔遇，並不會因此增加對於世界的理解。所謂高級知識份子尚且如此無知，更不用說一般人了。 <text:line-break/><text:line-break/>兩岸統一是必然的，但 "何時" 統一卻是個問題，時間並不是站在台灣這一邊；拖久對大陸沒差，對台灣人卻很不利，特別是年輕一代，無異成為詐騙政治的陪葬品，虛擲無數光陰。 <text:line-break/><text:line-break/>過去的時光儘管無法重新安排與驗證，但某種常識似乎告訴我們：倘若兩岸早在20年前就統一，台灣今日想必繁榮富足，而且台灣人對於整個中國的發展將具有舉足輕重的影響力。可惜時不我予，這項機遇早已流逝，剩下的就只是希望能儘早統一，減少根本不必要而且毫無意義的傷害與內耗。 <text:line-break/><text:line-break/>對我來說，其實根本沒有統獨問題，因為在這島上，台獨人數幾乎是零(我指的是真正獨立於任何國家之外的主權國家)；所謂 "台獨"，只是美日殖民勢力的一種偽裝。這幾年，因為大權在握，連裝都懶得裝了，直接露出赤裸裸的美日走狗漢奸嘴臉。 <text:line-break/><text:line-break/>換句話說，與其說是兩岸統獨問題，不如說是殖民與去殖民之間的一種鬥爭。這項鬥爭，高下立判，勝負已分，美日殖民勢力是一點勝算也沒有的；在這困獸之鬥的過程中，台灣人應該要知道如何減少不必要的傷害，擺脫美日邪惡盤算與剝削，早日走向正途。 <text:line-break/><text:line-break/>在這島上，這些話聽起來也許不中聽，也許乍聽荒腔走板，但它卻是基本現實。 <text:line-break/><text:line-break/>阿扁這個人也許很壞，滿口胡言，但他卻曾說出其他政治人物從來都不敢說出口的基本事實。阿扁當年因為貪污案被起訴，他認為台灣司法無權審判他，因為他不是總統，他說他的 "真正身份" 是 "美國軍政府的執行官"。他透過美國的律師向美國軍事高等法院提出訴狀，表明 "台灣是美國軍事政府的佔領地" ，"美國軍政府才是台灣的最高權力機構"。他在訴狀中具體指證，"美國在台協會多次命令我接受美國政府的指示"，因此他認為自己應該被視為 "美軍官員"。 <text:line-break/><text:line-break/>阿扁還說，"我多次接受美國在台協會處長的指示"，即使不同意也得接受命令，"因此干擾了我的總統決策"。 <text:line-break/><text:line-break/>阿扁並沒有發神經，他講的這些全是大實話。所謂台獨勢力，純粹就是美日殖民政權的代理人，島內根本沒有一個人是真正意義上的台獨。特別是這些綠油油的人渣政客，為了一己私利，甘為美日走狗，拼命宣揚仇中反華，傷害兩岸關係，並且不惜出賣台灣的無數利益，充當美日爪牙，讓台灣人任美日宰割與剝削。 <text:line-break/><text:line-break/>這些才是基本事實。但是，許多時候，講大實話是很難與人溝通的，於是你只好也假裝好像在討論統獨似的。其實島內只有統，只有美日殖民勢力，沒有獨；只有前兩者之間的鬥爭，獨是不存在的。你可以把這項鬥爭視為一種中美問題，而非統獨議題。蔣家年代，台灣確實受惠於美國，但美國只是把你當成一條 "狗" 那樣把你養大，用來咬對岸。如今，該是棄暗投明認祖歸宗、重新當一個 "人" 的時候了。</text:p>
      <text:p text:style-name="P4"/>
      <text:p text:style-name="P1">天天   |  2018.03.13 01:18   |   <text:a xlink:type="simple" xlink:href="http://palinfo.habago.org/Entry?Command=Information_PrintForum&amp;iPage=90#FORUM36556"><text:span text:style-name="T1">#</text:span></text:a></text:p>
      <text:p text:style-name="P3">臺灣與大陸如何相處，確實是當務之急，现在留給臺灣的時間不多了。 <text:line-break/><text:line-break/>若是選獨立，一定會開戶戰爭；那就趕快備戰，兵員不夠趕緊徵兵，武器不夠趕緊採購，能找到的外援趕緊找。 <text:line-break/><text:line-break/>若是選統一，那就趕快實現官方往來，儘早談判。 <text:line-break/><text:line-break/>若是還選擇不獨不統，那就不要再煽動這種仇恨，人為加劇分裂，儘早緩和目前的緊張局勢。 <text:line-break/><text:line-break/>但維持現狀不會太久，隨著大陸國力的進一步增强，民眾對兩岸分裂局面的容忍度會越來越低。因为台湾分裂本是列强欺辱中国所带来的后果，这种分裂对大陆人来说是一种屈辱的印记。統一臺灣，可以說是大陸人普遍的共識。 <text:line-break/><text:line-break/>台湾那种想偏安一隅，满足自己小确幸的心态是大陆不能理解的。这种小确幸就是一种麻醉剂，不断消磨台湾年青人斗志，一个社会有少量这样的人不可怕，但整个社会都沉浸在这种氛围当中就是大的危机。天下没有大同，国与国的竞争仍然激烈。台湾即使独立，这种氛围之下，如何应对竞争与挑战？如何能长久的维持这种小确幸？靠什么赢得自己的尊严？ <text:line-break/><text:line-break/>大陆人从来是以大国的心态看待世界，以屹立于世界民族之林为己任的。近代中国积贫积弱到受人任意欺凌，任人宰割的地步，仍然有无数的仁人志士为中华民族的复兴在奋斗、在流血、在牺牲。这些人于个人，生活是处于社会的上层的，为什么愿意作出牺牲？是民族自豪感、自信心、自尊心在激励他们，“天下兴亡，匹夫有责”的责任感在驱使他们。 <text:line-break/><text:line-break/>中华人民共和国建立国之初，内忧外患，无数人投身到国家的建设当中，忍饥挨饿，不计个人得失，在废墟上重建自己的家园，即使在最需要处援的时侯，也没有放弃尊严，甘当苏联的小弟，任人驱使。 <text:line-break/><text:line-break/>台湾一些人甘当美日走狗，在美日面前毫无尊严，挟洋自重，还洋洋得意的做为是大陆最为鄙视的。说实话，台湾看不起的印度所表现出的民族自信心和自豪感还是让人尊敬的，虽然有时难免表现得有些幼稚。但比起台湾这种毫无骨气的表现还是强太多。 <text:line-break/><text:line-break/>大陆在50年代提出“超英赶美”的口号，虽然脱离了当时的国情，带来了严重后果，属于盲目自大，但也展示出大陆所确定的目标就是要做世界第一。 <text:line-break/><text:line-break/>臺灣現在如此肆無忌憚煽動兩岸仇恨，而且是官方带头，纵容民间这样做，實際上逼著大陸加速統一。從官方來說拖得越久，今后消彌兩岸仇恨的代價越大。從民間來說，臺灣不斷挑釁，會激發大陸民眾強烈不滿，逼着官方做出回应。 <text:line-break/><text:line-break/>大陆无论是官方还是民间，一贯视台湾人为同胞，即使在老蒋时期，两岸严重对持期间，大陆也是以同情台湾同胞深受蒋氏政权压迫的心态看待台湾民众。當前若不是大陸屏蔽臺灣仇恨大陸的言論，恐怕維持當前和平的现状是不可能的。 <text:line-break/><text:line-break/>台湾老说中共流脑，不是中共流脑民众将台湾当同胞，台海能有现在的平和？ <text:line-break/><text:line-break/>台湾一提到共产主义就视为洪水猛兽，也不认真去研究一下就直接加以否定。为什么马克思主义会产生于最早开始工业化的国家，而不是相对落后的国家？为什么上世纪全球会掀起一波社会主义的浪潮？為什麼英國曾有五成多名共產黨員？为什么美国会出台迫害共产党人的麦肯锡法案？这些国家的当权者在害怕什么？其理念一定有吸引人的地方，其理论一定有合理之处，其产生一定有历史原因。大陆选择这条道路也是有历史和国情的原因。这些并非不值得去思考。 <text:line-break/><text:line-break/>一提到中共，总是将他与纳粹相提并论。也不思考一下，中共何能从小变大，从弱变强，能在军阀势力环顾的环境下崛起？能在经济遭受严重危机时，仍被人民所信赖？中共可以说犯许多错，有点还很严重，但中共并不没有做过恶，即便在上世纪八九年代，贪腐最为严重的时期，贪腐也不是中共做为一个政党的共识，而只是小集团的分脏。这与台湾一些政党将分脏作为组织内部的共识还是有着本质的区别。中共建国之初犯的错误，是没有完成从革命党到执政党身份的转变；后期犯的错误是执政水平和能力没跟不上时代发展。现在的中共越来越成熟也越来越自信，大陆民众对中共的信心和信任在进一步巩固，中共在大陆绝不是某些学者所声称的一推就倒的局面。台湾不能无视中共的存在，不能不去深入的了解中共。因为这是所有台湾人未来必须面对的。 <text:line-break/><text:line-break/>可以说，现在的臺灣社會病了，政治勢力越來越法西斯化，政壇、政治團體中充斥著政治流氓。他們不斷製造議題，煽動民眾投入到一場又一場狂熱的政治運動當中。 <text:line-break/><text:line-break/>每個議題，不是討論是非、對錯，而是強迫站隊。形勢急迫，大多數人不是思考對錯，而是急於站隊。每次都是選定一個處於劣勢的群體開刀，借正義之名，羞辱對方，貶低對方，妖魔化對方，並且煽動讓年青人充當打手，而自己躲在背後收割成果。 <text:line-break/><text:line-break/>比如：本省人、外省人，轉型正義，退休的軍、公、教，臺灣人、中國人，莫不如此。 <text:line-break/><text:line-break/>二十年来，忙于内斗，也不睁眼看看世界，世界各国都在忙于发展，世界格局已经不是从前。台湾从令人起敬的四小龙之首，到现在被人远远甩在后面而不自知。 <text:line-break/><text:line-break/>可以預見，由於臺灣經濟持續低迷，年青人出去越來越多，老齡化越越來越嚴重。養老、醫保、福利支出卻越來越大，而臺灣的蛋糕可能越來越小,財政支付會捉襟見肘。 <text:line-break/><text:line-break/>怎麼解決財政支出的困難？我為他們想好了招數。 <text:line-break/><text:line-break/>一是從在職的中學教育從業者下手，因為這個群體數量比大，人員分散，社會影響力較小。打压的理由很多，可以說這些人拿著高薪，卻沒有責任心，培養的臺灣年青人沒有競爭力，拖累了臺灣經濟，不降薪沒天理。可以發動學生來舉報老師的不檢點，批判老師。中學生太容易煽動了。連課綱中學生都可審，還有什麼事不能做的呢？ <text:line-break/><text:line-break/>至於高等教育的，先進行分化，一般高校會是打擊物件，因為這些高校，卸任的官員是不屑去的。 <text:line-break/><text:line-break/>接著對從事醫療的醫護人員下手，因為醫生不是神仙，不可能治好所有的疾病，病人難免會有些不滿意。理由可以是這些護理人員沒有同情心，醫生不學無術，不專心醫治病人，弄得醫療費用這麼高，病人治療時間這麼長，增加病人的痛苦，再找一些人在鏡頭前哭訴醫護人員無德，自己遭遇如何悲慘之類的，這些人不降薪豈不是沒天理？砍教育，醫保的支出可以節流。 <text:line-break/><text:line-break/>另一方面，開源問題怎麼解決？可以對中小企業下手，因為大財團勢力大，而且有利益交換。中小企業收拾起來最好辦了，不環保啦，制售劣質品啦，不交罰金豈不沒天理？ <text:line-break/><text:line-break/>至於臺灣未來如何可持續發展，從來不是這些政治流氓考慮的事情，撈飽之後，可以跑到美日，充當美日打手尋求保護。 <text:line-break/><text:line-break/>臺灣民眾如果自己不覺醒，繼續讓這些人胡作非為，苦果只能自己咽。</text:p>
      <text:p text:style-name="P1">陳真   |  2018.03.12 20:27   |   <text:a xlink:type="simple" xlink:href="http://palinfo.habago.org/Entry?Command=Information_PrintForum&amp;iPage=90#FORUM36555"><text:span text:style-name="T1">#</text:span></text:a></text:p>
      <text:p text:style-name="P2">(續) <text:line-break/><text:line-break/>我從二十年前在英國就能強烈感受到大陸學生勇猛向前奮鬥不懈的驚人活力與努力，我想，這是因為大陸的政治給人民 (不管老的或年輕的) 創造了一種舞台，使得一切的努力有了意義與方向，使得一切的活力能夠充份使用在適當的事情上。 <text:line-break/><text:line-break/>反觀台灣，卻是關起門來拼命洗腦，政治人渣們一方面猛撈錢，一方面滿口謊言，把年輕一代一個個弄成腦殘，使之浪費精力在一些毫無意義甚至是錯誤的事情上，並且還自鳴得意，自我感覺極度良好，進而整天嘲笑蔑視那其實遠遠已經超越台灣不知道幾百萬光年的大陸同胞，笑他們不自由不民主，笑他們不文明不開放。 那就好像人家都已經發展太空梭登陸冥王星了，腦殘人士還在得意說 "我們有沖天炮耶，你有嗎？" <text:line-break/><text:line-break/>許多時候，面對周遭幾乎沒幾個例外的腦殘人士，我真是感到很無言，只能無語問蒼天。</text:p>
      <text:p text:style-name="P1">陳真   |  2018.03.12 20:07   |   <text:a xlink:type="simple" xlink:href="http://palinfo.habago.org/Entry?Command=Information_PrintForum&amp;iPage=90#FORUM36554"><text:span text:style-name="T1">#</text:span></text:a></text:p>
      <text:p text:style-name="P3">許先生的觀察入微，我大致都贊同，除了一點之外。 <text:line-break/><text:line-break/>李敖曾經說，"我因台灣而小"。科學也許沒有國界，但科學以外的世界之傳揚，卻往往基於一種整體力量，或者說就像一種舞台；舞台大了，動輒舉世矚目，反之，即便是曠世鉅著或不世出的思想家，也會自動因舞台之渺小而乏人問津。 <text:line-break/><text:line-break/>就好比說，不管是精緻一點的文學，或是通俗文學，相較於西方，中國文化表現在我看來，遠遠高出西方。今天，假設像哈利波特那樣一種水平的通俗小說，若是由華人用中文寫成，我看根本賣不出幾本，不可能全球暢銷。同理，華人世界的無數好東西，卻往往遭到主流世界的漠視。為什麼？因為"我因華人世界而小"。 <text:line-break/><text:line-break/>但我能想像，若干年後，也許30 年，頂多100年，"華人世界" 這個舞台就會變大，到時候，這個舞台上的一切人事物也許就會獲得世人比較持平的看待。這意味著，光是個人的努力不足以定成敗。就集體意義上來講，舞台才是人事物大小的關鍵。 <text:line-break/><text:line-break/>年輕一代的人當然可以抱怨，畢竟舞台是前人所留下，而且，舞台之改變，亦非一朝一夕可成。但是，光是抱怨當然也沒有用，就比方說在台灣，原本就已經小到不能再小的舞台，經過不良政治的一番折騰，滿目瘡痍，氣如游絲，整座台子幾乎都要垮了。這時候，與其整天抱怨政治之不良，抱怨大環境之不佳，不如起而改造之，至少別成為政客人渣鎖國操弄的祭品、讓人把你的一生前景給玩弄於股掌之上。</text:p>
      <text:p text:style-name="P1">陳真   |  2018.03.12 19:10   |   <text:a xlink:type="simple" xlink:href="http://palinfo.habago.org/Entry?Command=Information_PrintForum&amp;iPage=90#FORUM36553"><text:span text:style-name="T1">#</text:span></text:a></text:p>
      <text:p text:style-name="P2">真不好意思，我又做了點修改。主要是改最後一句，多加了兩個但書，以免言而無信。只要我還在台灣，只要我還能動，這活動就會持續。 <text:line-break/><text:line-break/>陳真 <text:line-break/><text:line-break/>=================== <text:line-break/>統或獨？儘早公投決定 <text:line-break/><text:line-break/>宗教與情感是一個人的事，但一種社會參與的發語詞卻是 "我們" 而不是 "我"。不過，"我們" 依然還是得由一個個 "我" 組成，"我們" 終究無法代表每一個 "我"，而 "我" 始終也只是某個個人看待世界的眼光；在這份眼光下，有一己之美學與道德評價，也有一些透過理性分析的客觀判斷，兩者決定了事物的取捨。 <text:line-break/><text:line-break/>在我們看來，統獨不該是一種毫無議論空間的信仰，而是一種精打細算的理性利害分析，更是一種事關是非美醜的道德評價。簡單說，就當今之世而言，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我們知道，這樣一個說法顯然與鋪天蓋地的主流思維正好相反。對此，我們無意藉此活動多談，畢竟一種主流騙局絕非三言兩語所能拆解。 <text:line-break/><text:line-break/>我們今天之所以站在這裏，主要並非為了宣揚兩岸統一，更是為了主張：統獨爭議在政客操弄下內耗了半個多世紀，總該做個了結。 <text:line-break/><text:line-break/>所謂 "反攻大陸"，說是戲碼也好，騙局也罷，折騰40年也夠久了。接下來粉墨登場的所謂 "台獨建國"，更是加碼演出 20多年，極端內耗，瘋狂自殘，難道還不夠？所謂 "台獨建國"，就像政客們的政治提款機，藉以撈錢奪權；說是詐騙也好，神聖理想也罷，總該是攤牌的時候了！如今台獨一方從地方到中央，一切大權在握，建國之路就在眼前，還等什麼呢？該是見證奇蹟、掀出底牌的時候了。騙子當然是能騙多久就騙多久，騙得越久越好，但你以為迅速向前飛奔的世界會等你原地空轉嗎？時間與機會是不等人的，就算不為己圖，也該為下一代著想。 <text:line-break/><text:line-break/>統獨公投不是什麼神聖的普世價值，但是，對於任何一種重大決策，當你不可能求取各方意見一致時，終究還是得透過某種方式尋求出路，畢竟世界不可能永無止境地等你如此玩個千秋萬世。攤牌過程中，痛苦與傷害應減到最小，從而跨出那前所未有的第一步，在一個新時代中展開新生命與新生活。 <text:line-break/><text:line-break/>其實，不管你願不願意，這場統獨歹戲終究得有個盡頭；與其長年沉淪衰敗，不如儘早謀求生路；與其被迫終結，落個措手不及人仰馬翻，倒不如採取主動，來個不欺不瞞、各暢其言的真正公投，給這段長達半個多世紀的痛苦紛擾歲月做個了結，讓眾人各擇所愛，各尋其路，讓各方無辜者特別是下一代仍有長遠人生應有的寬廣出路，而不是永遠困在一個彷彿被詛咒、被藍綠政治歹徒與騙子們所集體綁架的巨大困境中，絲毫看不到希望。 <text:line-break/><text:line-break/>我們打算從2018年3月開始，每個月選一個周六下午，一點半到三點，在台北市和平東路與師大路口人行道上靜站。為了節省南北來回交通成本，日期之選定將會與《紀念若雪巴勒斯坦資訊網》( http://palinfo.habago.org ) 每個月所公布的站樁日期一致，惟時段不同（巴勒網是下午三點到五點），但本活動與巴勒網並無關連，一切費用自籌，與巴勒網無關。 <text:line-break/><text:line-break/>個人種種，取諸社會，獲益於眾人，百忙之中，無以為報，因此想做點事，微不足道，聊表心思。這活動將不論風雨，一直持續到統獨公投成案或統獨地位確認為止 (或持續到我個人病重不良於行或離開台灣為止)。 <text:line-break/><text:line-break/>代表人：陳真 <text:line-break/><text:line-break/>emirchen@gmail.com <text:line-break/><text:line-break/>2018. 03. 17.</text:p>
      <text:p text:style-name="P1">許世勤   |  2018.03.12 12:08   |   <text:a xlink:type="simple" xlink:href="http://palinfo.habago.org/Entry?Command=Information_PrintForum&amp;iPage=90#FORUM36552"><text:span text:style-name="T1">#</text:span></text:a></text:p>
      <text:p text:style-name="P3">最近跟實驗室請假，陪女朋友去大阪跟京都走了一回，實際上體驗日本，與在網路上、或民間、或政府的宣傳，有著很大的不同。台灣對日本的吹捧，有關日本美好的一面，其實言過其實。例如大阪發達的地鐵系統，已經老舊不堪，只能勉力維持。在擁擠的地鐵中體會日本的上班族上下班的景況，日本青壯年的社會活力低落，反倒是日本的老人充滿朝氣。所謂的職人精神，在更大方面來講體現於一種隱微的階級社會制度。在國際化方面，日本在各方面雖然包裝為一個充滿國際化的國家，但是人民對於外國人情感上卻是排斥的，即便是見到金髮碧眼的洋人也是。只是對於洋人，日本人心目中的排斥來自於自卑，對於亞洲人，其心目中的排斥來自於蔑視。日本人在對其文化上的包裝，其實只是一種緬懷於過去的精神，我倒是感受不到一些人所吹捧那般，「優越」與「深奧」的日本文化。台灣人對日本美好的想像，其實只是「夕陽無限好」的浪漫情懷，但是日本已經日落了。 <text:line-break/>我過去到法國參加會議，同樣體會了當地人上下班時的情景，與當地人交談，感覺充滿了活力。但在日本，多數人似乎缺乏精力。可能是泡沫經濟帶來的無奈吧！反倒在台灣，每個人都還有很大的力氣可以去抱怨。如果可以把這些抱怨的精力用來開創，其實今天的台灣不會走向夕陽西下。另外我曾經參加兩岸青年學生的交流，十幾年前的事，那時的北京與上海，雖然看起來鬧哄哄的，卻又亂中有序，人民比起台灣又更有活力，當地也不是如同政府及媒體所宣傳的那般不堪。當時我跟北京及上海的人交談，大陸同胞的想法其實並不封閉。 <text:line-break/>在日本的市場走走逛逛，其中不乏金髮碧眼的洋人，不過理應鬧哄哄的市場，洋人卻也拘謹。對比我過去走在北京及上海的市場，三不五時卻可以看到老外跟老闆殺價或大聲吆喝的畫面！日本人一面向著世界開放，但總感覺外國人與日本人之間有著一種無形的隔閡；中國人在世界上被妖魔化久了，可是庶民與外國人之間卻又能水乳交融。中國崛起的事實，不只是單方面政策與形勢上使然，人民求新求變的活力更是崛起的主要動力。</text:p>
      <text:p text:style-name="P1">陳真   |  2018.03.12 01:08   |   <text:a xlink:type="simple" xlink:href="http://palinfo.habago.org/Entry?Command=Information_PrintForum&amp;iPage=90#FORUM36550"><text:span text:style-name="T1">#</text:span></text:a></text:p>
      <text:p text:style-name="P2">昨天做了個夢，倘若 "日有所思，夜有所夢"，那麼，我就是夢見一個我不可能夢見的人，因為那個人不曾有一秒鐘出現在我心裏。那個人就是蔡英文。 <text:line-break/><text:line-break/>夢境清晰得宛如真實，彷彿我不是做了一場夢，而僅僅只是回想起一段記憶。當我悠悠醒來時，我都還掛念著是否要回電給她。 <text:line-break/><text:line-break/>夢境很長，簡單濃縮來講，故事背景似乎發生在類似像法國那樣一個西方國家，在一場沒有表明原因的慌亂中，她的侍衛一個個跑掉了。孤立無援之際，正巧我在一旁。 <text:line-break/><text:line-break/>她慌張地問我，能不能幫她找個落腳處，好渡過往後這幾個不確定的夜晚。於是我透過我當時正在工作 (或參訪) 的一間博物館，幫她安排了館內一個窗明几淨的房間。房間雖小，但寧靜典雅，書桌窗外就是一片藍天，一塊綠地，像極了我的母校劍橋大學國王學院 (King's College) 教堂旁那片大草地。 <text:line-break/><text:line-break/>她說，她想看看這所博物館，希望我幫她導覽。我說，這沒什麼好導覽，妳想看什麼就自己看，其實我也不是很懂，沒法幫人導覽。說完，我就獨自回到博物館裏頭一個小圖書室繼續寫東西，直到夜深人靜。 <text:line-break/><text:line-break/>準備離開時，館員打電話來櫃台找我，自稱代表蔡英文，說蔡想要多待幾天再走，希望約我隔天清晨在樓梯口轉角處一個類似閱覽室的地方碰面，有事相商，問我是否願意會面？ <text:line-break/><text:line-break/>館員所說的那個閱覽室，正好是我當下夢境中所待的那個圖書室，因此，當館員為我描繪如何抵達這個閱覽室時，她所提到的一切空間細節、路線與沿路擺設之描繪，宛若光影動畫般，一一在我眼前流轉呈現。 <text:line-break/><text:line-break/>夢境中，我與館員的通話並不是被掛斷，而是像斷掉的珍珠項鍊，輕巧地散落成空氣中一團輕柔的回聲細語。我循著館員的聲音，環視整個圖書室，心裏想著： <text:line-break/><text:line-break/>"如此熟悉的一個小天地，我都來過這地方不知道幾千回了，但我似乎不曾仔細觀看過這個位於樓梯一角的小圖書室"。 <text:line-break/><text:line-break/>我的視線，最後就停留在圖書室角落一個反射著銀白色月光的小書架上，剎那之間，心裡那一團始終揮之不去的悲傷，似乎又突然全湧了上來。於是我就醒了。 <text:line-break/><text:line-break/>半醒之際，我聽到學姐說："你怎麼睡到現在？" 我跟她說，我做了一個奇怪的夢，我夢見蔡英文。 <text:line-break/><text:line-break/>當天晚上，我們出去吃飯，途經一間樂透店，我說我好幾個月沒有買樂透了，來買個幾張吧。我們看見店家牆上貼了一張夢境示意圖，比方說夢見狗，就應該買15，夢見老師，就該買37...等等，數以百計的夢境明牌指示。 <text:line-break/><text:line-break/>我們在 "人物" 那一欄上企圖找個類似的簽牌指示，上面有媳婦、叔叔、司機、廚師、明星、工人與醫師等等，就是沒有 "總統" 這一張牌。我想再找找看有沒有 "歹徒" 或 "騙子" 之類，結果也找不到，最後勉強找到一個比較類似的就是 "犯人"，指示號碼是23。不過，最後我並沒有買這個號碼，而是閉著眼睛亂選幾個號碼。後天就要開獎了。不用多，但願中個幾千元就行。 <text:line-break/><text:line-break/>我跟學姊說，我怎麼會去夢見一個從來不曾出現在我內心的人？後來，我找到原因了，我想，可能跟我睡前看到一張新聞照片有關。在那照片中，綠油油的蔡丁貴被一個統派人士拿著生髮水猛噴他的頭，他嚇得兩手護頭，貼在牆上一動也不敢動： <text:line-break/><text:line-break/>https://goo.gl/tRVehM <text:line-break/><text:line-break/>我想，這照片多少傷了我的心。雖然我非常不喜歡綠營檯面上絕大多數的人，對其諸多行徑極端厭惡，但我厭惡的畢竟是惡行，而不是為惡之 "人"。人終究就是人，每個人都會疼痛，都會尷尬，都會羞愧，都有自尊，都有感情，有期待，有希望，有種種回憶與惆悵，有他的私人愛恨。光憑疼痛與羞愧這兩點，人就應該獲得某種憐憫。 <text:line-break/><text:line-break/>事歸事，人歸人，即便是犯下滔天巨惡的歹徒，也一樣會痛，會羞愧。因此，且讓我們在各種事情上為敵，但在人的層面上，你我生命之間其實並無多少差異；倘若有所差異，那也只是因為權勢地位的強弱大小之不同，在心靈外頭築起強弱不一的保護城牆，如此而已。城牆裏頭的那顆心，一樣脆弱而不堪一擊。 <text:line-break/><text:line-break/>因此，沒有人不需要憐憫，沒有人不需要基本尊重。即便是一個罪惡滔天的歹徒，他的身體，他做為一個人的基本尊嚴，依舊神聖。我始終相信，我之渴望獲得憐憫的心，也絕不亞於一個大奸巨惡。在這一點上，你我並無差別。一如聖經所說，我們如何赦免別人，也將如何被赦免。 <text:line-break/><text:line-break/>當然不是說一個人為惡無須獲得懲罰，但賞罰之事有兩種權柄，一是地上的律法，一是來自上天的意志，兩者都不是但憑個人好惡所能施行於他人之上。我願同惡事不共戴天，但審判與制裁人畢竟是上帝的工作。</text:p>
      <text:p text:style-name="P1">陳真   |  2018.03.11 23:37   |   <text:a xlink:type="simple" xlink:href="http://palinfo.habago.org/Entry?Command=Information_PrintForum&amp;iPage=90#FORUM36549"><text:span text:style-name="T1">#</text:span></text:a></text:p>
      <text:p text:style-name="P3">不好意思，我又做了點修改。這回修改比較多。 <text:line-break/><text:line-break/>陳真 <text:line-break/><text:line-break/>============== <text:line-break/>統或獨？儘早公投決定 <text:line-break/><text:line-break/>宗教與情感是一個人的事，但一種社會參與的發語詞卻是 "我們" 而不是 "我"。不過，"我們" 依然還是得由一個個 "我" 組成，"我們" 終究無法代表每一個 "我"，而 "我" 始終也只是某個個人看待世界的眼光；在這份眼光下，有一己之美學與道德評價，也有一些透過理性分析的客觀判斷，兩者決定了事物的取捨。 <text:line-break/><text:line-break/>在我們看來，統獨不該是一種毫無議論空間的信仰，而是一種精打細算的理性利害分析，更是一種事關是非美醜的道德評價。簡單說，就當今之世而言，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我們知道，這樣一個說法顯然與鋪天蓋地的主流思維正好相反。對此，我們無意藉此活動多談，畢竟一種主流騙局絕非三言兩語所能拆解。 <text:line-break/><text:line-break/>我們今天之所以站在這裏，主要並非為了宣揚兩岸統一，更是為了主張：統獨爭議在政客操弄下內耗了半個多世紀，總該做個了結。 <text:line-break/><text:line-break/>所謂 "反攻大陸"，說是戲碼也好，騙局也罷，折騰40年也夠久了。接下來粉墨登場的所謂 "台獨建國"，更是加碼演出 20多年，極端內耗，瘋狂自殘，難道還不夠？所謂 "台獨建國"，就像政客們的政治提款機，藉以撈錢奪權；說是詐騙也好，神聖理想也罷，總該是攤牌的時候了！如今台獨一方從地方到中央，一切大權在握，建國之路就在眼前，還等什麼呢？該是見證奇蹟、掀出底牌的時候了。騙子當然是能騙多久就騙多久，騙得越久越好，但你以為迅速向前飛奔的世界會等你原地空轉嗎？時間與機會是不等人的，就算不為己圖，也該為下一代著想。 <text:line-break/><text:line-break/>統獨公投不是什麼神聖的普世價值，但是，對於任何一種重大決策，當你不可能求取各方意見一致時，終究還是得透過某種方式尋求出路，畢竟世界不可能永無止境地等你如此玩個千秋萬世。攤牌過程中，痛苦與傷害應減到最小，從而跨出那前所未有的第一步，在一個新時代中展開新生命與新生活。 <text:line-break/><text:line-break/>其實，不管你願不願意，這場統獨歹戲終究得有個盡頭；與其長年沉淪衰敗，不如儘早謀求生路；與其被迫終結，落個措手不及人仰馬翻，倒不如採取主動，來個不欺不瞞、各暢其言的真正公投，給這段長達半個多世紀的痛苦紛擾歲月做個了結，讓眾人各擇所愛，各尋其路，讓各方無辜者特別是下一代仍有長遠人生應有的寬廣出路，而不是永遠困在一個彷彿被詛咒、被藍綠政治歹徒與騙子們所集體綁架的巨大困境中，絲毫看不到希望。 <text:line-break/><text:line-break/>我們打算從2018年3月開始，每個月選一個周六下午，一點半到三點，在台北市和平東路與師大路口人行道上靜站。為了節省南北來回交通成本，日期之選定將會與《紀念若雪巴勒斯坦資訊網》( http://palinfo.habago.org ) 每個月所公布的站樁日期一致，惟時段不同（巴勒網是下午三點到五點），但本活動與巴勒網並無關連，一切費用自籌，與巴勒網無關。 <text:line-break/><text:line-break/>個人種種，取諸社會，獲益於眾人，百忙之中，無以為報，因此想做點事，微不足道，聊表心思。這活動將不論風雨，一直持續進行到統獨公投成案或台灣統獨地位確認為止。 <text:line-break/><text:line-break/>代表人：陳真 <text:line-break/><text:line-break/>emirchen@gmail.com <text:line-break/><text:line-break/>2018. 03. 17.</text:p>
      <text:p text:style-name="P1">王修亮   |  2018.03.11 23:18   |   <text:a xlink:type="simple" xlink:href="http://palinfo.habago.org/Entry?Command=Information_PrintForum&amp;iPage=90#FORUM36548"><text:span text:style-name="T1">#</text:span></text:a></text:p>
      <text:p text:style-name="P2">我想說的話，都被陳真說完了。 <text:line-break/><text:line-break/>從方式來說，統獨本來就有各種發展的可能，不是只有「統」或「獨」這兩個極端。 <text:line-break/>然而，在政治貪婪的撥弄下，統獨早已失去討論的能力，成為政客的玩具，刻意使其沒有真實的定義與規劃。 <text:line-break/>台灣人民是玩具上的發條馬達，政客在需要的時候扭轉幾下發條，統獨就適時以各種方式拳打腳踢動一動。 <text:line-break/>反核團體的反核，賴清德的返核，也就是這個玩具大組合的一個小區塊所鬧的笑話。 <text:line-break/>這笑話賠上台灣人在霧霾下的健康，與億兆金錢的貪汙浪費。 <text:line-break/><text:line-break/>身體上，我老了，膝蓋和腿力、腰椎都有問題。心靈上，我很平凡，也不勇敢。 <text:line-break/>這麼一點微不足道的站樁，也沒什麼實質的功效。 <text:line-break/>但是只有這樣可以讓我微小的心正常的顯現。 <text:line-break/><text:line-break/>儘管我站不住，我還可以坐著。 <text:line-break/>我知我在。</text:p>
      <text:p text:style-name="P1">陳真   |  2018.03.11 03:20   |   <text:a xlink:type="simple" xlink:href="http://palinfo.habago.org/Entry?Command=Information_PrintForum&amp;iPage=90#FORUM36547"><text:span text:style-name="T1">#</text:span></text:a></text:p>
      <text:p text:style-name="P3">底下這個是定稿，其實只更改了一個字，殷海光那篇惹禍的文字出現在1957年，不是我原先記憶中的1955年。若有轉載者，麻煩更正一下。 <text:line-break/><text:line-break/>三月份日期是 3月17日 (周六) 下午一點半到三點。地點：台北市和平東路與師大路口人行道上。接著三點到五點才是巴勒網原有的站樁活動。兩邊我都會參加，但統獨公投靜站與巴勒網無關，純粹圖個時間安排上的方便，畢竟我是一大早從高雄上來台北，來回車資開銷頗大，能省則省。 <text:line-break/><text:line-break/>如果有人主張台獨，而他若也認同統獨爭議應儘早透過公投解決的話，我其實也不反對一起來靜站。不過，一統一獨，雙方可能要做點空間上的區隔也許比較好，往來路人才不會一頭霧水。 <text:line-break/><text:line-break/>我沒有個人網站，只能麻煩各位幫忙轉載這項活動。多謝。 <text:line-break/><text:line-break/>另外，我在這傳單上留下自己的 EMAIL帳號，但我平常其實很少看信，很少回信。若是公眾議題上的議論，我一般更是直接跳過不理，因為我沒有時間一一回覆或閱讀。總之，公眾的事，就請在這版面上談。私人的事，則請私下談。若無回應或回覆，也請見諒，畢竟每個人一天也只有24小時。 <text:line-break/><text:line-break/>陳真 2018. 03. 11. <text:line-break/><text:line-break/>===================== <text:line-break/>統或獨？儘早公投決定 <text:line-break/><text:line-break/>宗教與情感是一個人的事，但一種社會參與的發語詞卻是 "我們" 而不是"我"。不過，"我們" 依然還是得由一個個 "我" 組成，"我們" 終究無法代表每一個 "我"，而 "我" 始終也只是某個個人看待世界的眼光；在這份眼光下，有一己之美學與道德評價，也有一些透過理性分析的客觀判斷，兩者決定了事物的取捨。 <text:line-break/><text:line-break/>在我們看來，統獨不該是一種毫無議論空間的信仰，而是一種精打細算的理性利害分析，更是一種事關是非美醜的道德評價。簡單說，就當今之世而言，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我們知道，這樣一個說法顯然與鋪天蓋地的主流思維正好相反。對此，我們無意藉此活動多談，畢竟一種主流騙局絕非三言兩語所能拆解。 <text:line-break/><text:line-break/>我們今天之所以站在這裏，主要並非為了宣揚兩岸統一，更是為了主張：統獨爭議在政客操弄下內耗了半個多世紀，總該做個了結。 <text:line-break/><text:line-break/>所謂 "反攻大陸"，說是戲碼也好，騙局也罷，瞎掰胡搞折騰了40年也夠久了。接下來粉墨登場的所謂 "台獨建國"，更是加碼演出了20多年，極端內耗，瘋狂自殘，難道還不夠？所謂 "台獨建國"，就像政客們的政治提款機，藉以撈錢奪權；說是詐騙也好，說是神聖理想也罷，總該是攤牌的時候了！如今台獨一方從地方到中央，一切大權在握，建國之路就在眼前，還等什麼呢？該是見證奇蹟、掀出底牌的時候了。騙子當然是能騙多久就騙多久，騙得越久越好，但是，你以為迅速向前飛奔的世界會等你原地空轉嗎？時間與機會是不等人的，就算不為己圖，也該為下一代著想。 <text:line-break/><text:line-break/>統獨公投不是什麼神聖的普世價值，但是，對於任何一種重大決策，當你不可能求取各方意見之一致時，終究還是得透過某種方式尋求出路，畢竟世界不可能永無止境地等你如此玩個千秋萬世。攤牌過程中，痛苦與傷害應減到最小，從而跨出那前所未有的第一步，在一個新時代中展開新生命與新生活。 <text:line-break/><text:line-break/>其實，不管你願不願意，這場統獨歹戲終究得有個盡頭；與其被迫終結，落個措手不及人仰馬翻，倒不如採取主動，來個不欺不瞞、各暢其言的真正公投，給這段長達半個多世紀的痛苦紛擾歲月做個了結，讓眾人各擇所愛，各尋其路，讓各方無辜者特別是下一代仍有長遠人生應有的寬廣出路，而不是永遠困在一個彷彿被詛咒、被藍綠政治歹徒與騙子們所集體綁架的巨大困境中，絲毫看不到希望。 <text:line-break/><text:line-break/>我們打算從2018年3月開始，每個月選一個周六下午，一點半到三點，在台北市和平東路與師大路口人行道上靜站。為了節省南北來回交通成本，日期之選定將會與《紀念若雪巴勒斯坦資訊網》( http://palinfo.habago.org ) 每個月所公布的站樁日期一致，惟時段不同（巴勒網是下午三點到五點），但本活動與巴勒網並無關連，一切費用自籌，與巴勒網無關。 <text:line-break/><text:line-break/>個人種種，取諸社會，獲益於眾人，百忙之中，無以為報，因此想做點事，微不足道，聊表心思。這活動將不論風雨，一直持續進行到統獨公投成案或台灣統獨地位確認為止。 <text:line-break/><text:line-break/>代表人：陳真 <text:line-break/><text:line-break/>emirchen@gmail.com <text:line-break/><text:line-break/>2018. 03. 07.</text:p>
      <text:p text:style-name="P1">陳真   |  2018.03.10 23:18   |   <text:a xlink:type="simple" xlink:href="http://palinfo.habago.org/Entry?Command=Information_PrintForum&amp;iPage=90#FORUM36546"><text:span text:style-name="T1">#</text:span></text:a></text:p>
      <text:p text:style-name="P2">北農，就是台北農產運銷公司的簡稱，是全台灣最大的蔬菜水果拍賣平台，官股佔了將近一半，每日拍賣蔬果量佔全台三分之一以上，一年成交金額數百億，員工五、六百人。因為是個肥缺，而且具有全台蔬果定價影響力，人渣黨的新潮流系，垂涎已久，想方設法要把原有的總經理韓國瑜 (國民黨籍) 搞下台。後來，經驗老練的韓國瑜退下，竟然由一位吳姓女同學接任掌管，年薪兩百多萬。安插這位同學上任的是負責管理全台灣農業事務的農委會，理由是說她對農業有熱情，是個所謂農運份子。 <text:line-break/><text:line-break/>如果這種理由說得通，那應該來找我擔任北農總經理或農委會主委才對，因為我是台灣農運的先驅，早在30年前就和戴振耀在高雄發展農運，亦即農權會。老實說，美國太空總署 (NASA) 也應該來找我去擔任主管，為什麼呢？因為我對太空非常狂熱，每天觀察天空及星星月亮無數次。我當醫生賺到的第一筆薪水就是買了一架當年價值將近兩萬元的台天文望遠鏡，不是要偷看對面大樓的人洗澡，而是為了看月亮看星星，監測外星人及幽浮的行蹤。這等熱情，世間少有。美國太空總署不來找我當主任，還有天理嗎？ <text:line-break/><text:line-break/>這位吳同學依我看，就算當個基層員工，能力恐怕都大有問題，居然能擔任這樣一個重要公司的操盤手，那就好像你很喜歡去遊樂場搭太空飛船，然後你就被派去開太空梭登陸火星那樣離譜。 <text:line-break/><text:line-break/>台灣的所謂社運人士，找不到幾個玩真的，似乎只要有利可圖，只要給予權位，有哪一個會根據自己的能力與志向以及做為一個人的基本尊嚴而拒絕？我不是說所謂社運人士不能當官，我是說，你就算要當官，也要有一點基本能力才行啊。在台灣，做為一個社運元老，聽到社運我就很想吐；所謂社運，不折不扣就是一種當官或選舉的晉身階與名利跳板，極少例外。 <text:line-break/><text:line-break/>我更想說的是，台灣這二十幾年來，綠營勢力迅速壯大，在所謂民主自由謊言的掩護下，一人得道，雞犬昇天，分贓政治發揮得徹底淋漓盡致，搶資源，卡位，分贓，賣官鬻爵，吃相非常難看。過去舊國民黨扯爛污比較含蓄，會害羞，四下無人處才偷吃一下；人渣黨卻完全不是這樣，他不是拿湯匙吃，而是公然開一部怪手來整座金山銀山都能掏空，瘋狂搶奪，吃到見骨。 <text:line-break/><text:line-break/>分贓政治具有一種穩定幫派的巨大力量。你看，人渣黨遠遠比國民黨都還團結，但他並不是憑著某種理念而緊緊團結在一起，而是團結在私人利益之下，所謂雞犬昇天，雨露均霑，只要順從者皆能論功行賞。不服氣者請你告訴我，有多少過去稍微有一點點參與經驗的綠營支持者沒有得到各式各樣的名位與資源及各種好處？只要你夠乖，幾乎是統統有獎，而且牽親引戚，姑姑嫂嫂表哥弟媳三姨媽五叔公，大家都能分一杯羹。難道不就是這樣嗎？這一切 "家天下" 的作法，正是過去黨外所大力攻擊的，如今自己一旦掌權，卻爛得遠比過去舊國民黨時期還徹底。 <text:line-break/><text:line-break/>在分贓政治底下，有一個社會據以發展、非常重要的基礎被消滅了，簡單說就是專業主義，用人唯才。綠營當道，當然也是用人唯才，不過卻是奴才的才，管你有沒有能力，只要顏色正確，只要夠聽話，好處就會給你；顏色不對，就想方設法剝奪你應有的或既有的權益。越是所謂讀書人，通常就越乖越聽話，越知道如何搭順風車舉順風旗。 <text:line-break/><text:line-break/>我不是念社會科學，很多東西不敢信口開河，但就我長期對於一些國家的觀察，比方說菲律賓、越南、印度、韓國、緬甸與泰國等等，我得到一個印象，那就是政治品質的良莠，確實深深影響了一整個國家與社會的興衰與長遠發展。比方說韓國，歷經亞洲金融風暴整個國家幾乎破產之際，卻能迅速從廢墟中站起來，恐怕一大部份得歸功於金大中以及韓國人民的普遍良好素質。反之，一些原本可以有更好發展的國家，政治之腐敗貪污及民粹橫行，卻使得整個國家與社會走向另一個方向，陷入長期的紛亂、衰敗與沉淪，而台灣恰恰就是走上這樣一條路，一切惡行竟都奉民主之名。 <text:line-break/><text:line-break/>這裏有一段影片，很短，各位看看這位同學的表現，非常不可思議。這樣的能力居然也敢坐上這樣的位子。但她其實只是冰山之一角，更加荒腔走板的人事任用多得是： <text:line-break/><text:line-break/>https://goo.gl/SGUpQp <text:line-break/><text:line-break/>如果看不到這影片，可以試試這裏： <text:line-break/><text:line-break/>https://goo.gl/Z9mNE6 <text:line-break/><text:line-break/><text:line-break/>陳真 2018. 03. 10. <text:line-break/><text:line-break/>============================== <text:line-break/><text:line-break/>【年薪250萬】營收、財報吳音寧一問三不知　被封「超高薪實習生」 <text:line-break/><text:line-break/>上報快訊／陳婕翎 2018年3月10日 <text:line-break/><text:line-break/>北市議員徐世勳在臉書公布一則備詢吳音寧片段，網友將吳封為「超高薪實習生」。（圖片取自徐世勳臉書） <text:line-break/><text:line-break/>台北果菜市場休市3天造成菜價暴跌，北農總經理吳音寧是否「適任」話題持續發酵。台北市議員徐世勳9日在臉書公布一則質詢吳的片段，她不僅不懂財務報表，連北農營收狀況也答不出來，只頻頻回「會認真學習」。影片一出，網友將吳封為「超高薪實習生」。 <text:line-break/><text:line-break/>該影片中，吳音寧被提問是否看得懂財務報表時，她只不斷回答「我有認真在學習」、「有學習的心」。吳強調，她來自產地，對農業有很大的熱情，有自信可以將這份工作做好。但當徐世勳詢問台北四大產銷公司營收狀況時，漁產、畜牧、花卉負責人都能清楚回答，只有代表台北農產的吳音寧左顧右盼不知道答案。 <text:line-break/><text:line-break/>對於吳音寧在議會的表現，網友紛紛表示，任何一家企業的總經理應該都是具備專業技能，然後再談進修，而不是完全門外漢來學習如何當總經理。「連營收狀況都不知道的還能當總經理？」甚至有人譏諷：「這是超高薪實習生嗎？」 <text:line-break/><text:line-break/>================ <text:line-break/>風評：「神隱少女」的驚奇之旅，北農總經理誰找的？ <text:line-break/><text:line-break/>風傳媒 主筆室 2018-03-09 <text:line-break/><text:line-break/>沒有最驚奇，只有更驚奇！台北果菜市場鬧出休假過了頭，導致菜價崩跌後，最奇特的身為北農總經理、首當其衝該負責的吳音寧，卻上演「神隱少女」戲碼供全國欣賞，菜價問題還沒了，倒惹出中央與北市府爭相卸責的鬥嘴鼓，若非農委會主委林聰賢自日本返國舉行記者會明快道歉，這事大概一時半刻都無法了結。 <text:line-break/><text:line-break/>身為北農總經理，吳音寧顯然對自身職份與倫理都認識不清。當全國民眾眼看著台北果菜市場春節休5天、節後休3日、元宵後再接再厲休3日，造成菜價崩跌，產地農民欲哭無淚；北農的直屬上級單位台北市政府，外加中央主管部會農委會，三天兩頭或是召開記者會、或是被記者堵訪，力求安定農民之心、解決菜價問題時，總經理吳音寧完全不見人影。 <text:line-break/><text:line-break/>甚至在周三下午，北農通知媒體要召開記者會，兼任北農董事長的副市長陳景峻要帶著吳音寧、市場處官員，一起面對外界，向社會解釋說明─或是道歉時，外界原本以為「神隱少女」終於要露面了。 <text:line-break/><text:line-break/>結果，吳音寧硬是不出面，讓陳景峻尷尬的面對外界。 <text:line-break/><text:line-break/>坦白說，吳音寧選擇缺席的作法，不論從官場倫理、公司治理角度看，都只能以無能、無擔當、甚至惡劣來形容。 <text:line-break/><text:line-break/>北農既然被定位在總經理制，吳音寧不論愛或不愛，就是要負起全責；她既無能也沒專業；真出了狀況後，又毫無擔當的神隱不願面對外界。當其在公司體制上的主管董事長、官僚階層中的上級市府，告知並要求其一起參與記者會，面對外界時，竟然能持續選擇神隱，既違官場倫理、更視公司治理如無物。 <text:line-break/><text:line-break/>當然，最後這位神隱少女出面了；她在周三晚上與農委會副主委陳吉仲一起巡視果菜市場，周四拍賣結束後召開記者會說明。對她的神隱多日，她說是忙著處理事情，「當時只想到怎麼作事」；但難道她不知道，作為公營企業負責人、面對引發社會如此大的事件，出來面對外界、好好說明，難道不是「做事」？ <text:line-break/><text:line-break/>對周三未與陳景峻一起出席記者會，她說因為「批發市場有多輛貨車等著進場，且每小時都要掌控到貨量及回報，因此最後決定留在公司處理進貨」。 <text:line-break/><text:line-break/>如果這番話只是其不願出席、不敢面對外界搪塞的托詞也罷，這大概就能顯示她的擔當、與略嫌生嫩的職場經驗。但如果確實如此，坦白說，建議農委會與北市府儘快換個總經理，因為一個總經理連自己的責任在那、事情的輕重都分不清楚，那就是個大問題了。北農總經理何時變成要負責「掌控到貨量」、要「處理進貨」問題？這位總經理手下數百名員工是要作什麼用的？ <text:line-break/><text:line-break/>董事長三催四請要她參加記者會，她選擇缺席；但中央長官陳吉仲要去果菜市場巡視，她卻在接到農委會電話後馬上前往陪同，理由是「農委會也是北農股東，理當陪同」，這是什麼樣的邏輯？市府難道不是北農大股東？副市長兼董事長的陳景峻要求她參加記者會，她就不認為「理當陪同」囉？還是這就是吳音寧主觀的「大小眼」或「政治判斷」？ <text:line-break/><text:line-break/>當記者會上吳音寧遲遲不現身，陳景峻被追問吳音寧是否有答應要出席時，陳景峻冷回：「這不是答不答應，而是就應該要來」。 <text:line-break/><text:line-break/>這話其實就點出吳音寧作為總經理，卻枉顧職責、無視公司治理的問題。 <text:line-break/><text:line-break/>陳景峻對吳音寧不出席記者會是說：閃躲總是不太好；對其作法是否陷市府於不義，則回以「我有感覺到」，說總經理不見了「我也很害怕」；吳說「全程都有向市府報告」陳景峻回嗆「哪時候跟我報告？」； 他還隔空炮打農委會說：「要拿權力就說是總經理制，要講責任就是董事長制」。先前市長柯文哲更說出：「當初是農委會希望由吳音寧接總經理」；如果要這樣講，「以後北農總經理我決定，我完全執政、完全負責」。 <text:line-break/><text:line-break/>至於吳音寧不理陳景峻召開的記者會，卻一馬當先、主動去陪陳吉仲巡視果菜市場的作法，陳景峻與市府看在眼中，當是「點滴心頭」。雙方如此這般的「感情與共識」，未來董總之間要如何共治公司、合作無間，是讓人有疑慮了，農委會與市府是否該思考，換一個有點專業、或至少對公司治理有點概念的總經理。 <text:line-break/><text:line-break/>================= <text:line-break/>靠勢農委會 讓農民心寒！新聞透視－神隱少女吳音寧 吃定北市 <text:line-break/><text:line-break/><text:line-break/>2018年3月9日 <text:line-break/><text:line-break/>中國時報【柯伶穎】 <text:line-break/><text:line-break/>北農休市引爆菜價危機，總經理吳音寧竟當起神隱少女，任憑北市府千呼萬喚，不出來就是不出來，就連北農董事長陳景峻前天下午要求她一起開記者會，她也敢臨陣脫逃，未料，當晚農委會副主委陳吉仲視察果菜市場，她現身了，此舉不但完全無視頂頭上司陳景峻，根本仗著農委會在欺負北市府，且戀棧職位。 <text:line-break/><text:line-break/>吳音寧這次作為不令人意外，她父親是知名詩人吳晟，2016年底被蔡英文總統聘任為資政，她甫上任外界即質疑不夠專業、靠爸，推薦她的農委會副主委陳吉仲，稱她曾是農村陣線主要成員，對農事長期關心，讓她在暗潮洶湧中，順利入主北農總經理。</text:p>
      <text:p text:style-name="P1">陳真   |  2018.03.10 15:53   |   <text:a xlink:type="simple" xlink:href="http://palinfo.habago.org/Entry?Command=Information_PrintForum&amp;iPage=90#FORUM36545"><text:span text:style-name="T1">#</text:span></text:a></text:p>
      <text:p text:style-name="P3">(續高金素梅那篇) <text:line-break/><text:line-break/>平常我們買個菜被多算了幾塊錢，總要跑回去跟菜販理論，把錢給要回來的，三塊五毛算得很清楚；要是讓私人詐騙集團給騙了，更是深仇大恨不共戴天。但是，當一群政治歹徒每天無時無刻侵吞我們的土地，貪污我們的血汗錢，五鬼搬運，就地分贓，什麼都能撈，什麼都能賣，金額動輒數以千億、萬億，完全無法無天，並且私通美日，任其吸血啃肉，為所欲為，這時候，人們卻反而一點也不在乎了。 <text:line-break/><text:line-break/>不信，你隨便在周遭找個人，請他給你十分鐘，你就為他講解比方說高金素梅所提到的這件事(假南向，真撈錢)，事涉一千億，事證俱在，無法無天。 <text:line-break/><text:line-break/>https://goo.gl/4SBccu <text:line-break/><text:line-break/>然後，你看對方聽完或看完之後會不會憤怒，保證絕對不會。不但不會，他很可能會連花個20分鐘把影片資料看完也根本不會想看，沒有絲毫興趣。 <text:line-break/><text:line-break/>這時候，你能怪政治人渣嗎？當然還是要怪，但你多多少少還是得回到人民的素質問題上。有這樣的腦殘冷漠人民，也難怪大家都拼命想從政當綠色人渣，或是爭先恐後向當權者靠攏表態表忠貞，因為太好撈錢了。 <text:line-break/><text:line-break/>比方說，有幾位在30幾年前曾經身上一毛錢也沒有，向我借了幾百元吃飯的所謂黨外同志，身無一技之長，就憑著反中愛台或各種所謂社運之類的政治炒作，現在的財產估計在幾億以上。但他就算當部長，就算完全不吃不喝，也得三、五百年才有可能有數億身家。除了貪污或是中了好幾次樂透頭獎，我想不出來第二種可能。當然，這些人的錢往往不會存在自己的名下。 <text:line-break/><text:line-break/>也許你會說："好！我真的很生氣，可是我能做什麼？" 你之所以會這樣問，其實恰恰也表明了你根本一點也不生氣。倘若你真的 "很生氣"，你不可能不知道自己能做什麼，而是會擔心自己會不會失控，進而做出一些激烈的事情來。就算你家教再好，倘若你真的 "很生氣"，你總是會盡力在你能付出代價的範圍內，儘可能去抵制、反擊與揭露這些人渣醜惡之事。就算什麼都不做，那你至少不會讓自己成為幫凶。 <text:line-break/><text:line-break/>一個人知道很多，但卻什麼也不做，保護自己保護得滴水不漏，其實是很可恥的。一個人如果連知道都懶得知道(卻對於其它無謂的鳥事瑣事充滿興趣與熱情)，那我不知道他活在這世上究竟是把自己看成一種什麼樣的存在狀態。 <text:line-break/><text:line-break/>不過，這兩種人畢竟都是少數，絕大多數人並無所謂 "知道" 或 "不知道"，更沒有所謂 "想不想" 知道的問題，而是媒體餵他吃什麼，他就吃什麼，要他沸騰，他就會沸騰，就跟燒開水一樣；要他冷卻，他就會馬上冷卻得彷彿不曾發生過任何事。 <text:line-break/><text:line-break/>比方說，現在會有一堆人急著要跟你辯論什麼兩岸服貿協議及相關立法嗎？當然一個也不會有。但是，在人渣黨的大腸花期間，我深夜在成大校園裏居然都能看到一些小表哥小表妹急急忙忙地集合，像要去前線打仗那樣緊急匆忙，忙著趕車北上搞 "民主救台灣"，忙著聚集討論什麼服貿，好像很擔心會比別人的救國腳步落後一步似的。而且，每個人都好興奮，好熱血，臉上表情充滿一種極度的蠢樣與虛榮。 <text:line-break/><text:line-break/>為什麼會有虛榮的成份？因為媒體每天瘋狂吹捧，說大腸花多偉大，多感人，多帥多迷人，一堆應該送進 "陳真神曲" 之地獄最底層的人渣學者，更是吹捧成彷彿什麼人類史上的偉大歷史一刻，媲美法國大革命，媲美文藝復興，而且還列為教科書的正面教材，繼續炒作；明明是人渣黨動員的一群政治暴民，居然說成甘地的非暴力運動，說成梭羅的公民不服從，不但統統無罪，而且個個論功行賞。 <text:line-break/><text:line-break/>距離大腸花，不過才三、四年，大家應該都還有印象吧？當年，周遭哪個人不蠢血沸騰？很多護士因此天天請假，北上立法院 "照顧" 並 "瞻仰" 仇中反華的民主明星們。而這就是台灣所謂民主之真實情況。 <text:line-break/><text:line-break/>我其實比較不見怪絕大多數的腦殘者，畢竟他都已經腦殘了，變成茶壺了，只要人渣一聲動員，媒體插頭一插上，蠢血沸騰你也怪不了他。但我很厭惡上述那兩種人，一種是知道很多，但卻明哲保身，什麼也不做。另一種則是連知道也不想知道，好像這一切都不干他的事似的；但是對於那些真正不干他的事或雞毛蒜皮無聊事，他卻充滿熱情。 <text:line-break/><text:line-break/>這其實也顯示出，一種齷齪卑劣的政治現狀，並非單由政治歹徒一方所造成，而是眾人允許或默許這樣一種惡行的繼續存在。 <text:line-break/><text:line-break/>講半天，只是想說，各位不妨花一點時間去深入了解我們的社會究竟是如何一路衰敗混亂，價值崩盤，良知淪喪，長達二十幾年，難道還要再繼續這樣下去？</text:p>
      <text:p text:style-name="P4"/>
      <text:p text:style-name="P1">陳真   |  2018.03.10 03:32   |   <text:a xlink:type="simple" xlink:href="http://palinfo.habago.org/Entry?Command=Information_PrintForum&amp;iPage=91#FORUM36544"><text:span text:style-name="T1">#</text:span></text:a></text:p>
      <text:p text:style-name="P3">2010年7月，因為希望就近照顧長年中風臥病在床的父親，我辭掉台大的公職醫師身份，回到台南故鄉開業，取名麥田診所，J.D. Salinger 的"麥田捕手" 的 "麥田"。但是老實說，我不是 "捕手"，反倒比較像是一個站在懸崖邊緣總是很想往下跳的絕望者；在懸崖邊緣把我捕捉住的是無言的風花雪月，是不會說話的貓狗牛羊，是一些像小孩那樣單純的生命。 <text:line-break/><text:line-break/>沒想到，回到台南家鄉這個早已變得十分陌生的綠油油民主聖地才沒幾個月，迎接我的卻是一連串的暴力威脅，砸診所、踹家門，威脅要你流血，暗巷包抄等等等。很多事我至今沒膽子明講，只能說這樣。 <text:line-break/><text:line-break/>報警嗎？別說給我笑了！但我確實報了警，馬上就被吃案。拜託哦，你嘛搞清楚，這是民主聖地耶，你又不是什麼立委、官員，誰鳥你啊？要不是有看不過去的高人透過十分高層的力量暗中保護，我及我的家人，恐怕不知道會有什麼可怕的後果。 <text:line-break/><text:line-break/>我到底是寫了些或做了些什麼可怕的事嗎？這我也不敢公開講。雖然事隔多年，但現在是這樣一個徹底綠油油的時代，危險性比過去更高了。我只能說，我寫了一些大家看了恐怕都要打呵欠、根本不痛不癢的東西，沒想到在南部卻會因此招來巨大禍患。 <text:line-break/><text:line-break/>這讓我明白了一件事：南北差異。很多在台北看起來根本就是再稀鬆平常也不過的事，在南部卻很可能讓你血濺五步，正所謂 "莫道書生空議論，頭顱擲處血斑斑"，你可千萬別以為這是一個可以講理的城市；稍有不敬，或稍走漏口風，可是會惹來人身安全問題的。在南部，比的不是理，而是拳頭與勢力。 <text:line-break/><text:line-break/>其實黨外時期在舊國民黨統治下，也有同樣的問題，南北有異，文明水平與社會理性程度南北大不同。過去二十幾年來，在綠營惡勢力的瘋狂炒作下，加上無日無之的地下電台以及南部人特別愛看的各種綠營政治談話節目，整天造謠抹黑，這樣一種南北差異更加擴大，綠油油的南部簡直就像是另一個世界。 <text:line-break/><text:line-break/>搬來高雄後，每天上班得來回開車兩小時，因為年底選舉又快到了，隨時可以看到高雄大街小巷路口一大堆政治人物的廣告看板。在台北當然也很多，但是南北大不同。北部的候選人，即便私下荒淫無道黑白通吃的人渣政客，照樣得裝扮得很斯文很理性，而且廣告台詞比較有文化一些。 <text:line-break/><text:line-break/>但在南部卻不然，特別越是偏遠區域，很多競選口號真是讓我一頭霧水，比方說寫著 "鎮港台灣郎"(我猜是台語正港台灣人之意)，或是寫著 "接續按內"(應該是比較接近道上兄弟的台語用詞 "繼續接待" 之意)，也有寫著 "恁甘過了A好無？"(台語你生活可以過得好嗎之意)，還有 "有狗讚"(台語有夠讚即很棒之意)，還有 "高雄量起來"，這我就不好參透了，後來才知道原來是候選人名字之中有個 "量" 字。 <text:line-break/><text:line-break/>此外，也有走文青路線，比方說看板上是一位綠營候選人在拉小提琴(在台南，我忘了這位現任立委的名字，前一陣子在立法院開會卻努力看電影被抓到還跑去控告別人的那一個)，也有一個綠營要選高雄市長的管碧玲，就在車水馬龍的五福二路商業中心高掛巨幅看板，看板上是她在彈吉他(現在是在選拔才藝比賽嗎？)。還有人的廣告看板畫上自己的三歲女兒，用注音符號寫著 "請給我的把拔一個機會"，其他更多的是亂喊價，什麼健保費全免，房屋稅凍漲，全民退稅等等。另外就是在看板上深情款款地抱著一個小孩，寫一些比方說："你的未來我來顧" 、"打造下一代的幸福美滿" 之類。 <text:line-break/><text:line-break/>我很懷疑，如果在台北寫著什麼 "接續按內" 或 "恁甘過了A好無？或彈吉他、拉小提琴、台北量起來等等，這樣的政見或遠景，真的會有吸收選票效果嗎？肯定不會。但在南部卻似乎隨便你亂寫都沒關係，只要你黑白通吃，只要你夠綠油油，只要你派系運作得當，總是會當選。 <text:line-break/><text:line-break/>不過，這樣一些南北差異並不是我要講的，畢竟北部玩的是另一套同樣卑鄙的陰暗手段，以柯文哲為代表；差別只是在於北部的政治運作比較有個遊戲規則，比較不會動刀動槍砍武士刀。 <text:line-break/><text:line-break/>我真正想講的南北差異卻講不出來，因為那是一種全方位的毀壞與失序，就像無政府似的；只要你拳頭夠粗，只要你勢力夠大，在南部真的是完全可以為所欲為，連殺人放火都不一定會有事，更不用說什麼貪污炒地皮、包娼包賭或交通完全失序或非法營業、搞黑心食品、搞地下工廠整天肆無忌憚排放黑煙、廢水污染河川等等這種 "小事" 了。但其所謂執政者，亦即陳菊和賴啥小，卻永遠是台灣民調最高的政治人物。 <text:line-break/><text:line-break/>在我離開台南北上念高中之前，那時候的台南應該是全台灣最適合人居住的城市之一(僅次於宜蘭)，安靜，單純，善良，空氣好，眾人守法，人與人之間十分友善互助。一直到我離開台北馬偕和林口長庚來到中部時，台南依舊淳樸，那時候大約是1993年。四年後，我就出國了。就連遠在英國，我都能感受到台灣劇烈的變化，變得很可怕。你若整天待在島內，也許一時無法察覺這樣的巨大變化，但你若離開幾年，感受將會非常強烈。 <text:line-break/><text:line-break/>整個台灣變得很可怕，很陌生，整個都變了，變得非常混亂骯髒，貪贓枉法猶如家常便飯，交通更是一團亂，到處充滿暴戾之氣與偷搶拐騙，家裏的電話來電十之八九是詐騙集團打來的，所謂 "愛台灣" 的政治惡勢力，更是在阿扁的瘋狂帶領下，如火如荼，如日中天；就像法西斯那樣，以此檢驗忠貞，只要顏色不對就攻擊、抹黑，綠色網軍橫行無阻，無惡不作，順我者昌，逆我者亡。而且，仇中反華的各種肆無忌憚的反人性言論百出，人渣政客帶頭引領這項風氣，而以上這一切，就是台灣向來藉以嘲笑大陸並引以為榮的所謂民主自由與開放。 <text:line-break/><text:line-break/>如果這就是民主自由，那我絕對會選擇所謂專制獨裁，只要它能確保一種基本的文明秩序，因為那是一個社會或國家、人們賴以生活的基礎。 <text:line-break/><text:line-break/>陳真 2018. 03. 10. <text:line-break/><text:line-break/>P.S.: 底下是七、八年前剛回台南時寫的一篇 "值得懷念" 的文字... <text:line-break/><text:line-break/>(此篇留言，講得有點太 "專業"，大家看看就好，切勿轉載。) <text:line-break/><text:line-break/>================== <text:line-break/>醫療團體不應成為選舉工具 <text:line-break/><text:line-break/>陳真 <text:line-break/><text:line-break/>2010.10.22. <text:line-break/><text:line-break/>報載台南醫師公會決議支持某黨候選人，並利用會訊等刊物大張旗鼓為其助選，甚且發函要求醫師會員支持，並詢問是否願意具名加入該候選人之選舉後援會。當遭受外界質疑時，公會理事長竟稱此一發函助選及強制表態乃是「為了尊重會員隱私」而無絲毫歉疚之意，還說這是什麼醫師公會十多年來的優良傳統。 <text:line-break/><text:line-break/>此舉明顯違反基本民主精神，且有壓制少數之嫌。選舉純屬個人抉擇，不應以所謂團體決議綁架所有成員。況且，醫療之基本精神價值在於「中立」，不因黨派族群或階級身份而有任何區別，如此以團體名義高調為某人某黨助選，明顯偏離此一價值原則，破壞醫病關係的純粹與中立；正如任何一所學校或系所都不應以所謂團體決議支持某黨或某人競選，原因就在於學校、研究機構或醫院、醫療團體等，須有其內在多元性及中立價值，它畢竟不是一種營利組織，亦非利益團體，不應假公濟私，成為某人某黨的競選工具，進而互相利用，日後為一己一派之利代言。 <text:line-break/><text:line-break/>做為一名老黨外，白色恐怖時期面對種種威嚇，我們以個人身份集結，挺身而出，支持弱勢一方；但威權已逝，白色恐怖早已遠颺，選舉只是一種黨派是非或個人利益之爭而無關乎任何基本價值，在這種狀況下，醫師公會做為一個理應中立的醫療團體，實不應墮落至此，綁架所有醫師會員為特定黨派政客搖旗吶喊。 <text:line-break/><text:line-break/>十幾年前，陳永興醫師出來競選公職，精神醫學會有人提案要求以團體名義支持，我發言反對，表示醫療機構或學術組織不應同質化利益化或甚至幫派化，不應變成一言堂，更不應以醫療或學術之名為政治服務。即便陳永興是我尊敬的好友且是醫院同事，但是，對就是對，錯就是錯，錯誤的手段不會因為目的的高貴而美化。更何況如今之選舉實無關任何普世價值而純粹是黨派個人之爭，不應走上威權老路，動輒販賣專業尊嚴，出賣醫病關係，以集體暴力壓制少數，為特定政黨服務。 <text:line-break/><text:line-break/>做為一名開業醫，深知批評當道或違逆主流必然會有所招惹或孤立，但如果這樣的現象可以坐視，那麼，過去朝向所謂「開放社會」的一切努力與痛苦代價，全是虛擲。</text:p>
      <text:p text:style-name="P1">lbboy   |  2018.03.10 02:33   |   <text:a xlink:type="simple" xlink:href="http://palinfo.habago.org/Entry?Command=Information_PrintForum&amp;iPage=91#FORUM36543"><text:span text:style-name="T1">#</text:span></text:a></text:p>
      <text:p text:style-name="P2">台北市議會質詢北農主管的片段 <text:line-break/>https://m.facebook.com/WorldCityTaipei/ <text:line-break/>這些人年薪140～250萬 專業看起來很不ok <text:line-break/><text:line-break/>問柯p這算不算酬庸。 <text:line-break/><text:line-break/>柯p還邊抓頭回答這不是酬庸， 也是滿感講的。</text:p>
      <text:p text:style-name="P1">陳真   |  2018.03.09 22:19   |   <text:a xlink:type="simple" xlink:href="http://palinfo.habago.org/Entry?Command=Information_PrintForum&amp;iPage=91#FORUM36542"><text:span text:style-name="T1">#</text:span></text:a></text:p>
      <text:p text:style-name="P3">我很早就知道高金素梅講的這個事情，憋在心裏非常痛苦，但我講得完人渣黨無數的貪贓枉法嗎？我有辦法一一舉證並詳細說明嗎？除非我是千手觀音，或是每天動用一千個助理日夜不停地講，或許才講得清楚講得完。 <text:line-break/><text:line-break/>台灣之荒唐就是這樣，這些綠色的所謂執政者，其實就是不折不扣、真正意義上的一群理應繩之以法、甚至應該依法槍斃的歹徒，其無數的作為，擺明就是撈錢，明目張膽地五鬼搬運，完全沒有最基本的法治運作或行政程序可言，就跟搶匪搶銀行根本沒兩樣，但是台灣人卻完全被矇在鼓裏。 <text:line-break/><text:line-break/>就算極少數人知道這一切貪贓枉法的作為，但是，只要主流媒體不報導，在台灣人看來其實就等於沒有這些事；就算人們相信有此一事，人們也會認為這些事一定一點都不重要。為什麼不重要？因為台灣人相信，只要媒體沒有大幅報導的事就不是重要的事。 <text:line-break/><text:line-break/>問題是，媒體不就是這些人渣所豢養的抹黑異己之工具與打手嗎？媒體當然不會去大幅報導這些事。反之，當政客人渣打算煽動某些事或抬舉某種勢力或某些人時，輕易就能搞得大家蠢血沸騰或瘋狂崇拜。 <text:line-break/><text:line-break/>在台灣，就算是我有不要命的覺悟，很多事我也沒法講或根本不敢講，為什麼？因為在黑金體制下，擋人財路幾乎都是會出事的，不是你自己出事就是肯定會連累家人。我19歲時就因此被黑白兩道當街以兩輛黑頭車一前一後包抄，近距離對準我頭部開了三槍，我閃過兩槍，打中脖子一槍，就是因為路見不平，拔刀相助，結果惹上黑白兩道，擋了政客財路，差點賠上一條小命。 <text:line-break/><text:line-break/>當然，我不是說一講起這些扯爛污的事就會小命難保。這年頭比較不會這樣。為什麼？因為你或許可以擋地方黑白兩道的財路 (或是稱不上擋，就只是挑明了說出來而已，或只是不願配合他們為非作歹而已)，但你根本已經擋不到所謂執政者的財路。當一群貪得無饜的歹徒掌握了全部權力時，他根本就是擺明了為所欲為，因為人民根本不會有任何反應。 <text:line-break/><text:line-break/>我常常講一個觀念，講我究竟怎麼看待是非善惡之程度高低。簡單說，在我對於道德的認知中，這樣一種人是最下三濫的，倘若我來寫個 "陳真神曲"，絕對會把這樣一些人給送進地獄最陰暗恐怖的最底層，讓他們永世不得超生。這些人是一些什麼樣的人呢？就是那些不斷利用各種漂亮理想、各種偉大理念(比方說什麼民主自由啦，開放啦，透明啦，反黑箱啦，人民至上啦等等)來為特定顏色擦脂抹粉，並且藉以攻擊異己的那樣一些滿口論述的人渣。 <text:line-break/><text:line-break/>你看，今天這一切貪贓枉法與違法亂紀的作為，倘若是國民黨所為，哪怕國民黨其實全然無辜，這些論述型或名嘴型人渣卻照樣能夠用各種漂亮理想與偉大理念來給異己扣帽子或造謠抹黑，保證輕易就能把整個社會搞得雞犬不寧(不妨想想大腸花及反核那些年的瘋狂)。但是，當人渣黨做出千百萬倍以上的惡事時，這些論述型與名嘴型或學者型人渣卻照樣能夠把人渣黨給美化得像什麼白雪公主一樣清純美好。 <text:line-break/><text:line-break/>地獄最底層，不關這些人要關誰呢？ <text:line-break/><text:line-break/>台灣人真的是拜託你腦子要清醒些，人家在吃你的肉，喝你的血，掏空你的未來，但你卻還傻呼呼地為人渣們搖旗吶喊打前鋒，並且幫人渣們傷害那些真正奮不顧身或一心為民的良善之士。這不是腦殘，什麼是腦殘？</text:p>
      <text:p text:style-name="P1">陳真   |  2018.03.09 21:11   |   <text:a xlink:type="simple" xlink:href="http://palinfo.habago.org/Entry?Command=Information_PrintForum&amp;iPage=91#FORUM36541"><text:span text:style-name="T1">#</text:span></text:a></text:p>
      <text:p text:style-name="P2">為什麼這個賴啥小總是擺一副G八臉？</text:p>
      <text:p text:style-name="P1">甄真   |  2018.03.09 18:51   |   <text:a xlink:type="simple" xlink:href="http://palinfo.habago.org/Entry?Command=Information_PrintForum&amp;iPage=91#FORUM36540"><text:span text:style-name="T1">#</text:span></text:a></text:p>
      <text:p text:style-name="P3">謝謝高金，您辛苦了。 <text:line-break/><text:line-break/>https://goo.gl/4SBccu <text:line-break/><text:line-break/>今天，我對賴清德院長進行30分鐘的施政總質詢。 對於「1,000億新南向ODA」的案子，我已經追了五個月，我總結了各部會首長一直說不清楚的疑點，一一給賴清德院長足夠的時間說明，希望「1,000億新南向 ODA」能公開透明，讓政策黑洞陽光普照。 顯然，賴清德院長還是說不清楚關鍵疑點。這印證了我之前的說法「蔡英文一人決策，直接交辦」。 我只能說：荒唐的政府！荒腔走板的政策辯護！</text:p>
      <text:p text:style-name="P1">阿海   |  2018.03.08 18:31   |   <text:a xlink:type="simple" xlink:href="http://palinfo.habago.org/Entry?Command=Information_PrintForum&amp;iPage=91#FORUM36539"><text:span text:style-name="T1">#</text:span></text:a></text:p>
      <text:p text:style-name="P2">台灣有一部份人，十分懷念日治時期，認為日本帶給台灣文明，遠遠超越當時的清朝生活水準，巴不得再給日本統治。他們的心態是：只能選擇被統治的話，給我大和民族，然後美國，其餘免談。我遇到特愛日本的台灣人十，通常會做個民調。哈哈。 <text:line-break/>我看問題從自然資源著手，例如，台灣大部分檜木的屍體被運到日本當建材，接著國民黨來了並沒有好好的管理森林。 <text:line-break/>周遭有些人，男性為主，不排斥國民黨，特別討厭韓國，認為南韓人欺負台灣人(運動賽事、貿易啥的)，不討厭日本，我總問他們，明明是日本欺負你或你祖宗多得多，假使你的理由是''欺負''，怎不討厭日本呢? 通常他們會傻笑不知道要如何回答。 <text:line-break/><text:line-break/>大部分台灣男人是看日本A片長大的，對日本有生理和情感上的諸多連結，即使沒特別愛，也少痛恨。 <text:line-break/><text:line-break/>我對日本的看法和陳醫師差不多。令我不解的是台灣人面對欺負我們的日本怎麼會這麼奴才。美國爸爸，日本媽媽。 <text:line-break/></text:p>
      <text:p text:style-name="P1">lbboy   |  2018.03.08 12:33   |   <text:a xlink:type="simple" xlink:href="http://palinfo.habago.org/Entry?Command=Information_PrintForum&amp;iPage=91#FORUM36538"><text:span text:style-name="T1">#</text:span></text:a></text:p>
      <text:p text:style-name="P3">https://udn.com/news/story/7321/3019101?utm_source=udnplus&amp;;utm_medium=fb <text:line-break/>斬首八田與一銅像，李乾龍被判刑5個月。 <text:line-break/><text:line-break/>看來綠營對媒體，司法體系，社會運動的影響力真的很大。 <text:line-break/>自己陣營的行為都不會受到制裁，對反對陣營的打擊非常快速。 <text:line-break/><text:line-break/>我一個親戚在三星上班。 他的韓國長官有問過他，同樣被日本人殖民，怎麼你們台灣人對日本人的印象很好，他老闆不太能理解。 他說三星當初的一個很重要的目的就是要把日本擊潰。 你們好像一直想跟日本合作。 <text:line-break/><text:line-break/><text:line-break/>我覺得2，30年前好像沒有這麼媚日。 這些年的風氣真的很誇張。道德感跟骨頭這麼歪曲的一群人，就算有天能獨立成國，也沒什麼好出息，我也不想加入。 </text:p>
      <text:p text:style-name="P1">陳真   |  2018.03.08 02:24   |   <text:a xlink:type="simple" xlink:href="http://palinfo.habago.org/Entry?Command=Information_PrintForum&amp;iPage=91#FORUM36537"><text:span text:style-name="T1">#</text:span></text:a></text:p>
      <text:p text:style-name="P2">這是南韓最近發布的一段日軍屠殺、焚燒慰安婦的影片： <text:line-break/><text:line-break/>https://www.youtube.com/watch?v=XV1UQ3dJ-kk <text:line-break/><text:line-break/>我比較少談日本。事實上，我是日本通，我對近代日本的了解與研究可說是學術等級的，遠超過我對美國諸多惡行的了解。我之所以很少談日本是因為，我實在受不了去談到這些事。每次一想起日本根本罄竹難書毫無人性的萬般惡行，我就很難壓下滿腔的憤怒與仇恨。天底下怎麼會有這麼殘暴血腥沒有絲毫人性的國家與民族！！ <text:line-break/><text:line-break/>日本人不知羞恥為何物，不但對其完全泯滅人性的無數惡行毫無悔意，而且長年以來不斷竄改歷史，湮滅歷史，甚且鼓吹仇中反華，至今氣燄囂張。 <text:line-break/><text:line-break/>我不敢說每一個日本人 "都" 如何如何，但我敢說，你很難找到幾個對自身惡行感到厭惡與羞愧的日本人，特別是年輕一代，比台灣腦殘綠蛆被洗腦得還更加誇張，普遍敵視仇視輕視華人。 <text:line-break/><text:line-break/>當世人普遍譴責日軍惡行之際，全世界你也絕對找不到一個比當今綠色洗腦教育下的台灣人還更加哈日的族群，根本就像日本人養的狗。在人渣黨的長年洗腦與竄改歷史之下，居然把台灣當年的慰安婦說成自願，說是出人頭地的捷徑。這個人渣黨，不折不扣就是一群理應繩以之法的媚日賣台漢奸。 <text:line-break/><text:line-break/>我不想一一去談論那根本無窮無盡的各種不可思議的媚日賣台漢奸行徑。只要你還是個人，你就應該對此感到憤怒。但是，被綠色人渣政權洗腦得很徹底的台灣人，卻哈日哈到好像連搶著去舔日本人的 LP都很光榮似的，非常猥瑣下流。做為一個一般人，難道你真的無知到完全不知道日本人在過去這二十幾年來是如何踐踏台灣人，如何侵門踏戶，如何頤指氣使，完全就跟對待一條狗沒兩樣。 <text:line-break/><text:line-break/>就算是美國人也是把台灣人當狗看，但美國人至少表面上不敢如此囂張跋扈到極點。比方說，日本強迫台灣人吃日本人自己都不敢吃的核災食品，他不是來跟你協商或談條件，更不是來拜託你，而是由一些鼻屎大的日本小官員，就像過去整天強姦殺人的那樣一種日本鬼子嘴臉，跳出來責罵台灣人怎麼可以說不願意吃核災食品！命令台灣人必須儘快在某個時間點之前就要給我進口，不可以再拖延！然後人渣黨就告訴大家說："你看，主人生氣了哦！大家還不趕快進口日本核災食品！" <text:line-break/><text:line-break/>至於任意攻擊漁船，更是家常便販，完全為所欲為，甚至還跑到台灣家門口來抓人。而人渣黨卻反而責怪這些被迫害的台灣漁民，動輒威脅要沒收他們的船隻，或是開罰巨款，或是想方設法以各種手段進一步傷害全然無辜的台灣漁民，以取悅其日本主人，任其侵犯領海，任其無限擴大其所謂經濟海域，為所欲為到完全無法無天的地步。 <text:line-break/><text:line-break/>如果你住在台南，你一定會更加驚訝，世界上居然會有這樣一種媚日賣台漢奸政權的存在！長年執政的綠色人渣政權，處心積慮在大大小小每個地方不斷洗腦及竄改歷史，美化神化日軍之殘暴血腥統治台灣，處心積慮把日本人塑造成世界文明的典範，塑造成台灣人的大恩人，不斷要台灣人緬懷昔日日本統治的絕代風華與幸福美滿，不斷教育台灣人的下一代要崇拜日本人，仇視中國人或華人。 <text:line-break/><text:line-break/>前些日子有事去台南，遠遠看到那個操它媽的什麼碗糕 "林百貨"，大樓的頂端居然高掛一支刻意弄得非常像日本國旗的旗子，每年就由台南市政府出錢，專門搞些什麼穿日本和服遊行之類的緬懷日本歌頌日本之活動。 <text:line-break/><text:line-break/>人渣黨最常指控他人的罪名之一就是賣台，但事實上，這個極端媚日的日本走狗人渣黨，才是處心積慮想把台灣在實質意義上劃歸為日本的一個州，使之再度成為日本的殖民地或勢力範圍。哪個政治圈內人不知道這樣一種盤算與計畫？台灣的政治基本生態就是這樣：美國是老大哥，日本鬼子是小老弟，而台灣則是美日的一條狗，整天打之罵之搜刮之訓練之，用來狂咬祖國大陸。 <text:line-break/><text:line-break/>這兩天有個英雄好漢，跑去日本交流協會潑漆： <text:line-break/><text:line-break/>影片剪短版：https://goo.gl/XmvVEW <text:line-break/><text:line-break/>完整版(建議全部看完，畢竟一個人這樣的行動，難道不值得你花上20幾分鐘來聆聽？如果你真的沒耐性從頭看到尾，建議你至少要看片頭前幾分鐘以及從21:20看到最後)： <text:line-break/><text:line-break/>https://goo.gl/EAPAAr <text:line-break/><text:line-break/>另外，我這裏有四個日本駐台交流協會的連絡 EMAIL 信箱： <text:line-break/><text:line-break/>ryoji-k1@tp.koryu.or.jp <text:line-break/><text:line-break/>VISA-k1@tp.koryu.or.jp <text:line-break/><text:line-break/>info-k1@tp.koryu.or.jp <text:line-break/><text:line-break/>boeki-k1@tp.koryu.or.jp <text:line-break/><text:line-break/>大家平常使用EMAIL(或寫掛號信更好)，不妨隨時傳些文章或圖片給日本鬼子看，看他們哪天能不能因此培養出一點最基本的羞恥心，為自己的萬般惡行懺悔，最好是因此統統切腹自殺謝罪。 <text:line-break/><text:line-break/>這個鬼子國家囂張跋扈的存在，真是人類文明的一種污點。 <text:line-break/><text:line-break/>陳真 2018. 03. 08. <text:line-break/><text:line-break/>==================== <text:line-break/><text:line-break/>「死日本人出來」統促黨成員朝日本交流協會潑漆被捕 <text:line-break/><text:line-break/>風傳媒 <text:line-break/><text:line-break/>簡子琳 <text:line-break/><text:line-break/>2018年3月7日 <text:line-break/><text:line-break/>台灣漁船日前在台日重疊海域，遭到日本取締驅趕，中華統一促進黨霸先黨部主委陳清峰今（7）從彰化縣北上，朝日本交流協會的石碑潑紅漆，還大喊「死日本人出來，我要為台灣人出一口氣！」，隨即遭警方依《社會秩序維護法》逮捕裁罰。 <text:line-break/><text:line-break/>陳清峰因不滿台灣漁船遭到驅離，於今日中午12時50分，在日本台灣交流協會的石碑上潑紅漆，被警方逮捕後於松山分局接受問訊。 <text:line-break/><text:line-break/>「台獨在蔣中正靈柩潑漆都沒事」 <text:line-break/><text:line-break/>統促黨員李承龍前往松山分局聲援時表示，台獨份子都能在二二八紀念日到先總統蔣中正墓園潑漆，還大搖大擺離去，但陳清峰卻被逮捕，到現在都還沒出來，「法律是不是有不同標準？」 <text:line-break/><text:line-break/>李承龍表示，當日本船艦越界，用水柱驅趕我方海釣船，卻看到我國官員現在都在日本宣傳農產品，才令陳清峰忍無可忍北上潑漆。 <text:line-break/><text:line-break/>對此，日台交協表示，對於被潑漆一事感到相當遺憾，已聯繫台灣相關單位，希望能儘速查明真相，暫不提出毀損告訴，全案依違反裁處。 <text:line-break/><text:line-break/>外交部也回應，已聯繫警政署加強對該所的巡邏及維安工作，避免類似事件再度發生，也呼籲民眾切勿對外國駐台機構採取暴力或不理性的舉動，以免影響我國國際形象並損及我國家利益。對於違法肇事民眾，政府亦將依法究辦。</text:p>
      <text:p text:style-name="P1">陳真   |  2018.03.07 10:57   |   <text:a xlink:type="simple" xlink:href="http://palinfo.habago.org/Entry?Command=Information_PrintForum&amp;iPage=91#FORUM36536"><text:span text:style-name="T1">#</text:span></text:a></text:p>
      <text:p text:style-name="P3">看待政治，不過就是一種美學評價與道德判斷，其實看待任何人事物都一樣，看他或它在大大小小每一件事情上所透露出來的 "味道" 或心思，聞其言外之音，聽其弦外之意，而不是根據表面言行去判斷，畢竟人渣們通常都沒有前科 (比方說所謂時代力量與社民黨那些混蛋哪一個有前科？)，而且往往還經常做 "好事"，充滿 "理想"。但是，美學與道德畢竟不是一種行為主義式的東西。事實上，那些最醜惡的人事物卻往往光鮮亮麗燦爛輝煌。 <text:line-break/><text:line-break/>八零年代，我很仰慕阿扁，但是，十年之後，到了差不多是1990年，我便對他十分反感，於是給他取了個 "天字第一號大壞蛋" 的綽號。到了將近西元兩千年，阿扁的壞，更是到了極其荒唐的地步。 <text:line-break/><text:line-break/>很多人以為我握有阿扁的什麼黑資料，於是一些人包括記者都常跑來問我內情。其實我並沒有阿扁的任何所謂內幕，我所看到的阿扁的種種作為，其實就跟所有人看到的毫無兩樣，差別僅僅在於你我看待人事物的 "眼光" 之不同，當阿扁壞到極點時，卻反而是他在大家心目中最美好最清純最偉大的一刻。當時，每當我說他是個天字第一號大壞蛋，很多人以為我腦袋壞了，或以為我跟他有什麼私人過節。 <text:line-break/><text:line-break/>相反地，你可別看一些作奸犯科者好像罪大惡極，法律上也許如此，但道德與美學上卻不盡然。法律看行為，美學與道德評價卻是聞味道、看心思。就如同科學是看 WHAT，看某種所謂事實，但是藝術卻是看 HOW，看它 "如何" 呈現任何一種現象或事實，而不是看它做了些 "什麼"。 <text:line-break/><text:line-break/>這點很重要。甲愛不愛乙，並不是從他有沒有對乙說 "我愛你" 來判斷。一個文學作品不會因為它想說的觀念很偉大而成為一個偉大作品。同樣地，一個人也不會因為他所做之事之極端渺小而成為一個小人或無足輕重之人。 <text:line-break/><text:line-break/>在我看來，最可鄙的就是把一些美好事物拿來當成某種目的之手段的人，這也就是為什麼人渣黨之所以是人渣黨的原因，他們竟然連那最基本的良善、最基本的是非價值與誠信都能任意變賣任意操弄，藉以謀求私利與權力。 <text:line-break/><text:line-break/>這些想法，翻來覆去寫過不下千百次，我不在意多寫一次。我之所以寫它，是因為看到底下這個人渣那副油腔滑調的嘴臉，所以來個美學與道德哲學的及時現場教學。 <text:line-break/><text:line-break/>在某個重要意義上，巴勒網其實就像個婚友聯誼社，不是要幫你做媒人找朋友，而是企圖敘述一種看待人事物的眼光。我相信，這樣一種美學與道德評價方式，決定了一個社會的良莠與發展。倘若我們永遠把人渣當神明看，倘若我們永遠以劣幣驅逐良幣，就得承受它無盡的痛苦惡果。 <text:line-break/><text:line-break/>陳真 2018. 03.. 07. <text:line-break/><text:line-break/>=============== <text:line-break/>800-1=799 議員疑酸繆德生 <text:line-break/><text:line-break/>三立新聞網 setn.com <text:line-break/><text:line-break/>2018年3月7日 <text:line-break/><text:line-break/>政治中心／綜合報導 <text:line-break/><text:line-break/>反年改團體上月底趁立法院開議時突襲，其中藍天行動聯盟祕書長繆德生爬牆時摔下重傷昏迷，5日下午拔管離世。桃園議員王浩宇當晚在臉書po文，「800-1=799 R.I.P.」，被網友認為在指繆德生，引發網友撻伐。 <text:line-break/><text:line-break/>檢視相片 <text:line-break/>▲王浩宇在臉書寫下「800-1=799 R.I.P.」。（圖／翻攝自王浩宇臉書） <text:line-break/><text:line-break/>王浩宇在臉書寫下「800-1=799 R.I.P.」，疑似在暗指藍天行動聯盟與八百壯士等團體，po文一出，有網友跟著留言調侃「799跳樓大拍賣」、「議員你覺得這次跳樓大拍賣，最低會到多少」、「800-1=799是哪裡錯了嗎」。 <text:line-break/><text:line-break/>不過，更多網友砲轟王浩宇「這是無德，不是幽默！」、「雖然是反年改團體，但是我覺得這玩笑並不好笑」、「你不應該開這種玩笑」、「我絕對相信你一定會有報應的！！」、「連最作秀的政客都不敢發的缺德地獄梗，只有你敢發，果然是很能抓住網路鄉民風潮的年輕政客呢」。 <text:line-break/><text:line-break/>檢視相片 <text:line-break/>▲桃園議員王浩宇。（圖／翻攝自王浩宇臉書） <text:line-break/><text:line-break/>王浩宇之後還在留言底下回應「怎麼有人在罵，是我算錯了嗎？800-1=799答案應該對吧？有沒有人可以告訴我？」、「我只是在練習數學」，被網友調侃說議員真的很調皮。</text:p>
      <text:p text:style-name="P1">陳真   |  2018.03.07 09:46   |   <text:a xlink:type="simple" xlink:href="http://palinfo.habago.org/Entry?Command=Information_PrintForum&amp;iPage=91#FORUM36535"><text:span text:style-name="T1">#</text:span></text:a></text:p>
      <text:p text:style-name="P2">從這個月3月17日起，我打算在巴勒網站樁之前，從一點半到三點在同一個地點靜站，主張統獨公投，順便宣揚兩岸統一。 <text:line-break/><text:line-break/>目前已有兩名勇士說要加入。但我希望巴勒網的朋友們別有一絲道德壓力，即便只有我一個人站也是一點問題都沒有的，畢竟統獨公投這事也不是什麼普世價值，這只是我個人覺得台灣被統獨這東西給折磨得很慘，特別是過去20幾年來，簡直瘋狂自殘；於心不忍，所以想做點事，聊表心意。 <text:line-break/><text:line-break/>目前只準備了四張牌子，寫著："統或獨？儘快公投決定"、"兩岸儘早和平統一"之類。若有人現場加入，倘若牌子不夠，恐怕得請你自備牌子，或是日後我們再多準備一些牌子。 <text:line-break/><text:line-break/>陳真 2018. 03. 07.</text:p>
      <text:p text:style-name="P1">陳真   |  2018.03.07 09:43   |   <text:a xlink:type="simple" xlink:href="http://palinfo.habago.org/Entry?Command=Information_PrintForum&amp;iPage=91#FORUM36534"><text:span text:style-name="T1">#</text:span></text:a></text:p>
      <text:p text:style-name="P3">統或獨？儘早公投決定 <text:line-break/><text:line-break/>宗教與情感是一個人的事，但一種社會參與的發語詞卻是 "我們" 而不是"我"。不過，"我們" 依然還是得由一個個 "我" 組成，"我們" 終究無法代表每一個 "我"，而 "我" 始終也只是某個個人看待世界的眼光；在這份眼光下，有一己之美學與道德評價，也有一些透過理性分析的客觀判斷，兩者決定了事物的取捨。 <text:line-break/><text:line-break/>在我們看來，統獨不該是一種毫無議論空間的信仰，而是一種精打細算的理性利害分析，更是一種事關是非美醜的道德評價。簡單說，就當今之世而言，台獨有三不：不可能、不必要、不正當。 <text:line-break/><text:line-break/>1955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我們知道，這樣一個說法顯然與鋪天蓋地的主流思維正好相反。對此，我們無意藉此活動多談，畢竟一種主流騙局絕非三言兩語所能拆解。 <text:line-break/><text:line-break/>我們今天之所以站在這裏，主要並非為了宣揚兩岸統一，更是為了主張：統獨爭議在政客操弄下內耗了半個多世紀，總該做個了結。 <text:line-break/><text:line-break/>所謂 "反攻大陸"，說是戲碼也好，騙局也罷，瞎掰胡搞折騰了40年也夠久了。接下來粉墨登場的所謂 "台獨建國"，更是加碼演出了20多年，極端內耗，瘋狂自殘，難道還不夠？所謂 "台獨建國"，就像政客們的政治提款機，藉以撈錢奪權；說是詐騙也好，說是神聖理想也罷，總該是攤牌的時候了！如今台獨一方從地方到中央，一切大權在握，建國之路就在眼前，還等什麼呢？該是見證奇蹟、掀出底牌的時候了。騙子當然是能騙多久就騙多久，騙得越久越好，但是，你以為迅速向前飛奔的世界會等你原地空轉嗎？時間與機會是不等人的，就算不為己圖，也該為下一代著想。 <text:line-break/><text:line-break/>統獨公投不是什麼神聖的普世價值，但是，對於任何一種重大決策，當你不可能求取各方意見之一致時，終究還是得透過某種方式尋求出路，畢竟世界不可能永無止境地等你如此玩個千秋萬世。攤牌過程中，痛苦與傷害應減到最小，從而跨出那前所未有的第一步，在一個新時代中展開新生命與新生活。 <text:line-break/><text:line-break/>其實，不管你願不願意，這場統獨歹戲終究得有個盡頭；與其被迫終結，落個措手不及人仰馬翻，倒不如採取主動，來個不欺不瞞、各暢其言的真正公投，給這段長達半個多世紀的痛苦紛擾歲月做個了結，讓眾人各擇所愛，各尋其路，讓各方無辜者特別是下一代仍有長遠人生應有的寬廣出路，而不是永遠困在一個彷彿被詛咒、被藍綠政治歹徒與騙子們所集體綁架的巨大困境中，絲毫看不到希望。 <text:line-break/><text:line-break/>我們打算從2018年3月開始，每個月選一個周六下午，一點半到三點，在台北市和平東路與師大路口人行道上靜站。為了節省南北來回交通成本，日期之選定將會與《紀念若雪巴勒斯坦資訊網》( http://palinfo.habago.org ) 每個月所公布的站樁日期一致，惟時段不同（巴勒網是下午三點到五點），但本活動與巴勒網並無關連，一切費用自籌，與巴勒網無關。 <text:line-break/><text:line-break/>個人種種，取諸社會，獲益於眾人，百忙之中，無以為報，因此想做點事，微不足道，聊表心思。這活動將不論風雨，一直持續進行到統獨公投成案或台灣統獨地位確定為止。 <text:line-break/><text:line-break/>(傳單上加個巴勒網的QR CODE) <text:line-break/><text:line-break/>代表人：陳真 <text:line-break/><text:line-break/>emirchen@gmail.com <text:line-break/><text:line-break/>2018. 03. 07. <text:line-break/><text:line-break/>P.S.: 三月份已決定日期：3月17日 （周六）下午一點半到三點。地點：台北市和平東路與師大路口人行道上。</text:p>
      <text:p text:style-name="P4"/>
      <text:p text:style-name="P1">陳真   |  2018.03.06 01:30   |   <text:a xlink:type="simple" xlink:href="http://palinfo.habago.org/Entry?Command=Information_PrintForum&amp;iPage=92#FORUM36533"><text:span text:style-name="T1">#</text:span></text:a></text:p>
      <text:p text:style-name="P3">(續) <text:line-break/><text:line-break/>甘地發明了一個詞叫 Satyagraha，也就是一般所熟知的 "非暴力"。這詞的字面意思是 "堅持真理"、"忠於真理"。在我看來，對甘地來說， Satyagraha 顯然有四個面向，它不但是道德的 (morality)，更是宗教的 (religion)，同時也是理性的 (reason)，最淺顯的成份才是政治 (politics)。就一種思想體系的結構上來看，Satyagraha 本身無非就是一門宗教，含有教義與方法，既是生命實用原則與是非利害之辨，亦是形上真理，一字千言，難以言喻，涉及所謂終極真理 (ultimate truth) 或絕對價值(absolute truth)。(這兩個詞都來自維根斯坦) <text:line-break/><text:line-break/>既然是終極真理或絕對價值，一如維根斯坦所說，意味著所有人都會認同。既然是只要是人都會認同的道理，那肯定就是一些廢話了。在這個意義上，套句維根斯坦思想的最核心觀念，所謂廢話，當然就是一些無可爭議、故也不具任何認知意義的所謂 "nonsense" (我找不到適當的中文來翻譯這個字)，就比方說 "一等於一"、"昨天比明天早來"、"深藍比淺藍深" 等等，這些廢話大家想必都會認同吧？！ <text:line-break/><text:line-break/>對於維根斯坦和甘地來說，宗教具有這樣一種廢話般的基本形式。簡單說就是：我們並不是透過認知或學習才了解這些廢話；廢話之所以是廢話是因為我們都是人，活在一種同樣的生命形式 (form of life) 中，對此必然不言可喻，自動認同。 <text:line-break/><text:line-break/>我之所以先吊這一小段書袋是因為甘地有句話常被引用，他說：" Honest disagreement is often a good sign of progress." (誠實表達異議通常是一種進步的象徵)。我其實不確定這句話是否真的是甘地所說，也不知道它究竟從何處引用。這話聽起來其實很 "不" 甘地，因為甘地所念茲在茲者，就跟維根斯坦一樣，全是那無可言喻、但卻所有人都會同意的終極真理，只能藉著 "沉默" 來彰顯，就如同托爾斯泰說的："辯論不會辯出真理來，真理只能在沉默中體會"。 <text:line-break/><text:line-break/>但是，假若 "誠實表達異議通常是一種進步的象徵" 這話真的是甘地所說，那其實也還是可以理解，畢竟 Satyagraha (非暴力) 做為一種道德方法，它的四個成份之一就是理性。在這個意義上，在一個進步社會中，是非對錯理應是 "越辯越明" 的。 <text:line-break/><text:line-break/>那位一直 "誠實表達異議" 的小護士，雖然在政治上愚不可及，但我倒寧可人們以這樣一種 "進步" 的態度誠實面對歧見。當然，我自己並不是很進步，我向來不會在私人生活中誠實表達異議。我比較圓滑，雖然不至於在意見上撒謊，但能閃則閃，能避則避，因為我不喜歡陷入無謂口舌，我也不認為極少數的異類之異樣聲音有可能被周遭人們所了解。 <text:line-break/><text:line-break/>即使與政治無關的事也一樣，我同樣都會盡最大力氣閃躲，因為我知道這不是一個進步的社會，容不得半點真實的聲音。比方說我很怕人家問我他的作品如何或能力如何，難道我能誠實地說 "爛到爆" 而不得罪人或傷害人嗎？我一般也不太願意跟人討論，因為往往只能在 "被迫撒謊" 和 "得罪人" 兩者之間二選一，但我不想說出違心之論，同時也不想傷害他人的感受。當然，如果對方一定要硬逼我表態，我會選擇說出真實意見。 <text:line-break/><text:line-break/>總之， "誠實表達異議" 在我看來總比 "人前一套人後又一套" 好。 <text:line-break/><text:line-break/>在去年 (2017) 12月19日的王炳忠假匪諜案件之後，我隔天就申請加入新黨 (迄今沒有下文，很可能人家不願收我這個黨員)，我當時還寫了一篇 "入黨聲明"，並且一反常態，一改過去在生活中盡量迴避政治的作法，故意把它寄給一些綠油油的同事或朋友，其中還包括一些熱烈支持大腸花的深綠腦殘朋友。說來你一定不會相信，居然沒有一個綠油油的朋友回信，他們全部選擇噤聲。為什麼呢？我想一定是因為他們不想跟我起衝突。 <text:line-break/><text:line-break/>不過，在我寄出那篇 "入黨聲明" 給綠油油的朋友及同事後，他們對我的態度有了很明顯的改變，變得更疏遠，變得尷尬、嚴肅，變得略有敵意與謹慎。但這一切改變，全部是以一種隱匿的方式呈現，而非誠實地表達反感。 <text:line-break/><text:line-break/>至於那位小護士，她今天跟診時依然還在持續反彈，因為她不相信 "好人" 和 "中國人" 是有可能共存的兩種概念。她認為，一個人要嘛反中，要不就一定是個壞人，不可能會有好人卻又親中，想法完全不可理喻。甘地如果知道有這樣一種被徹底洗腦的腦殘社會，也許會更加肯定 "誠實表達異議" 的可貴。當然，這個 "誠實表達異議" 的人顯然是我，而不是這位思想極其主流的小護士。 <text:line-break/><text:line-break/>至於 "誠實表達異議" 是否真的意味著一種進步社會的象徵，我倒是存有很大的疑問。似乎應該這麼說：誠實表達異議而不會遭到各種形式的懲罰或不當對待，也許才稱得上某種進步。但在台灣，只要不是主流言論，你有膽就誠實表達看看！套句王大師的話："台灣有言論自由，但你敢自由言論嗎？"</text:p>
      <text:p text:style-name="P1">陳威宇   |  2018.03.05 22:56   |   <text:a xlink:type="simple" xlink:href="http://palinfo.habago.org/Entry?Command=Information_PrintForum&amp;iPage=92#FORUM36532"><text:span text:style-name="T1">#</text:span></text:a></text:p>
      <text:p text:style-name="P2">是南北差異嗎？怎麼會有這麼白目的護士？最少我在北部遇到的同事大家都很自覺的不談政治，就算稍微掃到政治話題也都會很識趣的帶開。人家說南部人很單純、很直，難道連意識形態、政治認同這種敏感的隱私都這麼直接的探問？我如果住南部被這樣的問，可能沒有先生您這樣的勇氣去對嗆...</text:p>
      <text:p text:style-name="P1">王修亮   |  2018.03.04 20:54   |   <text:a xlink:type="simple" xlink:href="http://palinfo.habago.org/Entry?Command=Information_PrintForum&amp;iPage=92#FORUM36531"><text:span text:style-name="T1">#</text:span></text:a></text:p>
      <text:p text:style-name="P3">元宵燈謎的謎底 <text:line-break/>其一 <text:line-break/>舉戈搖旗虛張揚， <text:line-break/>行有所忌內自傷， <text:line-break/>小康難濟如大旱，欺壓底民更無常。 <text:line-break/>四方交會，佇立徬徨， <text:line-break/>士當如何?昂首上蒼， <text:line-break/>上蒼其瞽，睽民未央。 <text:line-break/><text:line-break/>這謎底良哲猜得對，甲乙丙丁戊己庚辛壬癸 <text:line-break/><text:line-break/>其二 <text:line-break/>孰云鳥無語？雙鬟垂絲相與言， <text:line-break/>孰云鳥不棲？風中立足亦翩翩， <text:line-break/>秋來暑氣消殘煙，阡陌壞盡不成田， <text:line-break/>此鳥自思量，何處糊口可得全？ <text:line-break/><text:line-break/>謎底：鸞鳳和鳴 <text:line-break/><text:line-break/>其三 <text:line-break/>左不恤勞工，右不憐眾口，捨身下走，攫肉是求； <text:line-break/>田中失所收，國中失所有，中懷喪滅，焉能居久； <text:line-break/>拒爾之撫掌，斬爾之舞裳，天地傾否，與爾皆亡； <text:line-break/>怨怒同乎下，愴恨列於旁，此間方寸，不可思量。 <text:line-break/><text:line-break/>謎底：有口無心</text:p>
      <text:p text:style-name="P1">良哲   |  2018.03.02 22:27   |   <text:a xlink:type="simple" xlink:href="http://palinfo.habago.org/Entry?Command=Information_PrintForum&amp;iPage=92#FORUM36530"><text:span text:style-name="T1">#</text:span></text:a></text:p>
      <text:p text:style-name="P2">甲乙丙丁戊己庚辛壬癸</text:p>
      <text:p text:style-name="P1">lbboy   |  2018.03.02 21:06   |   <text:a xlink:type="simple" xlink:href="http://palinfo.habago.org/Entry?Command=Information_PrintForum&amp;iPage=92#FORUM36529"><text:span text:style-name="T1">#</text:span></text:a></text:p>
      <text:p text:style-name="P3">https://m.facebook.com/home.php <text:line-break/>這個網站寫了許多偽史。。其中還提到對日抗戰期間是國民黨先用化學武器攻擊日本。 把假寫的跟真的一樣。 這樣還有很多人按讚。 <text:line-break/>這個不知道是什麼樣的系統在經驗這種媒體網絡。這樣的網站或系統一定很多。所以不難想像這樣的媒體環境會培養出什麼樣的極端的人。 在現代的網路媒體的環境造謠成本真的很低。</text:p>
      <text:p text:style-name="P1">王修亮   |  2018.03.02 20:05   |   <text:a xlink:type="simple" xlink:href="http://palinfo.habago.org/Entry?Command=Information_PrintForum&amp;iPage=92#FORUM36528"><text:span text:style-name="T1">#</text:span></text:a></text:p>
      <text:p text:style-name="P2">晨起閒走市場，攤攤元宵堆如小山，時辰流轉，甲子循環，傳統的氣息，在菜市場殘存了一點表象。 <text:line-break/>若有所感，午後試做一謎，文辭不甚流暢，也就如此吧! <text:line-break/>謎底是傳統文化中古老的十個字，一行一個字底，猜出一個字，一連串也就解開了，不過是個趣味。 <text:line-break/>只是心形於外，那語詞裡的情緒，無可如何，今年的燈謎，也就如此吧! <text:line-break/>………………………………… <text:line-break/>由來顛倒亂良知， <text:line-break/>一任左右舞愚痴， <text:line-break/>兩字無心人強佔， <text:line-break/>不見雙側空扶持， <text:line-break/><text:line-break/>舉戈搖旗虛張揚， <text:line-break/>行有所忌內自傷， <text:line-break/>小康難濟如大旱，欺壓底民更無常。 <text:line-break/><text:line-break/>四方交會，佇立徬徨， <text:line-break/>士當如何?昂首上蒼， <text:line-break/>上蒼其瞽，睽民未央。 </text:p>
      <text:p text:style-name="P1">陳真   |  2018.03.02 02:19   |   <text:a xlink:type="simple" xlink:href="http://palinfo.habago.org/Entry?Command=Information_PrintForum&amp;iPage=92#FORUM36527"><text:span text:style-name="T1">#</text:span></text:a></text:p>
      <text:p text:style-name="P3">(續前) <text:line-break/><text:line-break/>台灣醫學要念七年。高醫七年，噩夢一場。班上好像有一百六十多人，但我至今僅僅認識十幾個。對於其他同學，七年之中我連一句話也不曾跟他們談過。我極少出現在學校，但卻惡名遠播，甚至遍及高雄一些大學與中學。 <text:line-break/><text:line-break/>在同學們眼裏，我不但是個怪物，面黃肌瘦，衣著襤褸，蓬頭垢面，行徑詭異，而且還是個暴力陰謀份子，是個歹徒，共匪的走狗，一心要破壞社會的繁榮，傷害台灣民主自由；更有無數不可思議的造謠與抹黑，甚至還說我和其他黨外人士一起經營私娼寮，每天魚肉鄉民等等；還曾經有班上同學揪著我的衣領，問我說："你這樣打擊政府破壞社會，到底能從共匪那邊賺多少錢？" <text:line-break/><text:line-break/>當我念大五、大六，開始在醫院見習時，有一回，我媽心臟舊疾出了問題，理當緊急在台南就醫，但她為了想要多了解我所就讀的高醫，同時也能藉機親近我，堅持一路跑來高雄住院。那時候，我剛好在內科見習。一大早，同學們大家跟隨著主治醫師查房，當我們一大群學生和醫生來到我媽的病房時，我沒進去，悄悄脫離了人群，一個人站在病房外，靠著牆，心裏很沉重。 <text:line-break/><text:line-break/>我之所以拒絕跟著醫生們一起進去查房了解我媽的病情，是因為我知道，帶頭查房的那幾位忠黨愛國的醫師和老師會故意在我媽面前羞辱我。我不想讓我媽難堪，所以不願意進去病房裏。我站在病房門外，隱隱約約聽到那位帶頭查房的主治醫師很不屑地問大家說我今天怎麼沒有來上班啊？連自己的媽媽住院也要翹課，是不是又跑去搞一些有的沒的啊？然後轉頭很輕蔑地對我媽說妳要管好妳的小孩之類。醫生、同學與護士們傳出一陣笑聲。 <text:line-break/><text:line-break/>我知道我媽當場很難堪，但我知道，我若跟著進去查房，她會受到更大的羞辱，當時我若站在病床邊看我媽受辱，我恐怕會當場把這些老師、醫師給痛毆一頓。我不想發生這樣的後果，因此選擇不進病房。在那之後，我媽從此就再也沒有來高醫看病。所謂母子連心，我知道她心裏在想什麼，我知道她感受到什麼樣的悲痛。 <text:line-break/><text:line-break/>我看大島渚的 "Merry Christmas, Mr. Lawrence" (台譯 "俘虜") 特別感動，看了上百次 (真的是上百次，不是形容詞)，總覺得自己就是那位充滿罪惡感的英國軍官；跟我一樣，曾經坐視自己最親近的人遭到眾人羞辱。 <text:line-break/><text:line-break/>在那次住院事件之後不久，因為政治的緣故，為了避免進一步連累傷害家人 (甚至連我爸媽的人身安全都屢屢受到情治單位的威脅)，我被迫離開父母，徹底消失，音訊全無。隔年，我就被以叛亂罪移送法辦了。再過一年多，我媽因為勞累與擔憂，一連兩天沒睡而突然心臟病發過世。之所以兩天沒睡，是因為突然接到醫院的通知，說我病危，必須馬上開刀急救一條破裂的胃動脈。我知道我媽不可能在接到這樣的通知後還能安心睡覺，肯定會出事。但我當時工作的林口長庚醫院，明明知道我反對通知家人，依然偷偷透過戶政系統，連絡上我爸媽。 <text:line-break/><text:line-break/>我爸媽連夜從台南趕來台北探望。因為大出血，我當時意識已經不是很清楚，但我始終記得在病床上看到我爸媽的那一幕。就如學姊所說，我媽當時的表情，就跟教父第一集裏頭教父把他被亂槍打死的長子送往殯儀館的表情一樣。一個人，究竟要有多大的痛苦，才會有那樣的表情？ <text:line-break/><text:line-break/>我堅持要我爸媽回台南休息，我不需要照料。他們知道我的個性，只好當天就回台南。兩天之後，護理人員請我去護理站接電話，說我媽過世了。院方說我自己的病情危急，不可能現在就回台南奔喪，否則會死掉。但我管不了那麼多了，堅持出院，連藥物也拒絕攜帶。 <text:line-break/><text:line-break/>半夜回到台南，迎接我的是我媽的遺體。我握著她的手，兄弟們要我對她說話，說我平安回來了，但我一句話也沒說。我從小就常幫她按摩，曾經如此熟悉的一雙手，如今卻已冰涼。我看她眼角流出一條長長的淚痕，於是把它輕輕抹去，這也許就是我這一生，在她永別之際，為她所做的最後一件事了。 <text:line-break/><text:line-break/>喪事很快就辦完了，生活又回到原有的軌道上，繼續當一個醫生，諸事如常。但我慢慢才發現，原來我的整個世界已經不一樣了，我媽彷彿帶走了我所有的明天，剩下的每一個日子，全屬餘生。 <text:line-break/><text:line-break/>我原本並不是要講這些純屬個人的事，算是題外話。我這留言原本只是想寫說：這些來自前朝藍營所加諸我身上的痛苦，就善惡意義來說，其實遠遠還比不上綠營勢力壯大之後的各種折磨，甚至因此讓我對人性產生很大的懷疑，人怎麼會壞到這種地步？但是，即便如此，一直到今天，我還是相信人之初性本善，只是這個善性似乎很容易就會被各種偏見、謊言、利益、權力與政治洗腦所凌駕與蒙蔽。 <text:line-break/><text:line-break/>你能不能想像，做為一個極少數異類的感覺？一個人，不管他天性多麼幽默開朗，多麼熱情奔放，事實上，當他成為一種異類時，他照樣得啞口無言，照樣得躲入山洞裏，儘可能遠離周遭人群。台灣始終是這樣一種完全被政治所壟斷的社會，封閉與反智之本質，從來沒有任何進步，甚至變本加厲到無以復加的病態地步，唯一改變的只是當權旗子的顏色。</text:p>
      <text:p text:style-name="P1">王修亮   |  2018.03.01 23:21   |   <text:a xlink:type="simple" xlink:href="http://palinfo.habago.org/Entry?Command=Information_PrintForum&amp;iPage=92#FORUM36526"><text:span text:style-name="T1">#</text:span></text:a></text:p>
      <text:p text:style-name="P2">元宵啊 <text:line-break/><text:line-break/>我想做很多事，但至今六十餘歲，只覺一事無成。 <text:line-break/>也不能算空茫一場，我盡力了。 <text:line-break/>我常常是無所事事的靜止狀態，盡力了嗎？ <text:line-break/><text:line-break/>或許也不能這麼說，許多時候，在空間裡我是靜止的狀態，玩玩遊戲，發發呆，沒有這麼一點悠閒，情緒會爆走。 <text:line-break/>因為內在有許多無能自理的思路需要自由的竄動，不可安排，不可掌控，彷彿我之內有另一個我。 <text:line-break/>外在的我有太多社會群體所教養成的規劃、道理、結構、習氣，理性而清晰。 <text:line-break/>內在那個我卻可以完全不在意這一切，保有初生的蒙昧與活潑，透徹外在我的所有，卻不受外在我的拘束。 <text:line-break/>教學上所有的創意，完全是這個內我所操控的。 <text:line-break/>我卻無法操控他，甚至無法全知他，我知道這不是天賦本能，是我刻意保護他的結果。 <text:line-break/>或許有一天我能讓他融化表皮，完成統一，或許那就是一種修行，或許，那是我得道悟道之時。 <text:line-break/><text:line-break/>他常常是以美感的形式婉轉表達出來。 <text:line-break/>一首詩，一段故事，一篇短文，一幅小畫。 <text:line-break/>彷彿不牽涉任何外務，僅僅是內在的意與心。 <text:line-break/>外務太多，會擠壓他的存在，民國九十年後無詩無文無畫作，正是因為教案設計、學生責任的擠壓，空茫了很長的一段時間，然後身心崩潰。 <text:line-break/><text:line-break/>燈謎也是的，一種層層剝離、終見心意的美感。 <text:line-break/><text:line-break/>然而近來煩惱又多起來，憂慮又多起來，為私的，為公的，開始臨界我能力負荷的邊緣。自由流轉的時間與空間都壓縮下去了，我無法選擇，群與己之間，我無法選擇。 <text:line-break/>今年真是缺乏寧靜的一年，許多變動等著我選擇。 <text:line-break/>一個多麼不成熟的我。 <text:line-break/><text:line-break/>一個創作不出燈謎的我。 <text:line-break/><text:line-break/>國事蜩螗，心亦憂擾，其謎面之詞俱見我心乎？ <text:line-break/><text:line-break/><text:line-break/>孰云鳥無語？雙鬟垂絲相與言， <text:line-break/>孰云鳥不棲？風中立足亦翩翩， <text:line-break/>秋來暑氣消殘煙，阡陌壞盡不成田， <text:line-break/>此鳥自思量，何處糊口可得全？ <text:line-break/>猜一四字成語 <text:line-break/><text:line-break/>左不恤勞工，右不憐眾口，捨身下走，攫肉是求； <text:line-break/>田中失所收，國中失所有，中懷喪滅，焉能居久； <text:line-break/>拒爾之撫掌，斬爾之舞裳，天地傾否，與爾皆亡； <text:line-break/>怨怒同乎下，愴恨列於旁，此間方寸，不可思量。 <text:line-break/>猜一四字成語</text:p>
      <text:p text:style-name="P1">陳真   |  2018.03.01 01:48   |   <text:a xlink:type="simple" xlink:href="http://palinfo.habago.org/Entry?Command=Information_PrintForum&amp;iPage=92#FORUM36525"><text:span text:style-name="T1">#</text:span></text:a></text:p>
      <text:p text:style-name="P3">(原音重現 散場花絮) <text:line-break/><text:line-break/>護士：醫生，你說你在英國幾年？ <text:line-break/><text:line-break/>我：十年。 <text:line-break/><text:line-break/>護士：你看，你就是跟中國人一樣，出國之後就不想回來。 <text:line-break/><text:line-break/>我：我不是回來了嗎？ <text:line-break/><text:line-break/>護士：你一定也想留在英國對不對？ <text:line-break/><text:line-break/>我：我比較想去大陸。 <text:line-break/><text:line-break/>護士：鳥不生蛋的地方。 <text:line-break/><text:line-break/>我：你的想法差不多是30年前的認知。 <text:line-break/><text:line-break/>護士：大陸就是爛，哪有我們民主自由。寶島耶！ <text:line-break/><text:line-break/>我：妳的觀念跟蔣公很像。 <text:line-break/><text:line-break/>護士：醫生，你知道今天是什麼日子嗎？ <text:line-break/><text:line-break/>我：不知道。（其實我當然知道她要說什麼） <text:line-break/><text:line-break/>護士：是228。很多人在這一天都會出來抗議(哽咽)。 <text:line-break/><text:line-break/>我：....(無語) <text:line-break/><text:line-break/>護士：有些人就是不愛台灣。 <text:line-break/><text:line-break/>我：...（無語） <text:line-break/><text:line-break/>護士：明明是台灣人，卻不關心台灣。 <text:line-break/><text:line-break/>我：....(就此無語)(因為我怕再說下去她又會尖叫) <text:line-break/><text:line-break/><text:line-break/>後記： <text:line-break/><text:line-break/>1980年，林宅血案發生後，每逢228我就禁食一天，一直持續了大約20年，一直到228成為人渣黨進行族群操弄的手段之後，我才停止禁食，因為心裏的某種感覺消失了。台灣政治之陰暗與卑鄙，我足足花了20年才醒悟。 <text:line-break/><text:line-break/>在我一貧如洗、三餐不繼、餓得只剩40多公斤(現在71公斤)的那十年當中，我曾暗暗對自己立個誓： <text:line-break/><text:line-break/>我絕對不從公義事務之參與中，獲取哪怕只是一毛錢的好處或其它各種金錢以外的利益。 <text:line-break/><text:line-break/>我確實做到了這一點。我當時的各種採訪、編輯、座談與稿費還不錯（一個字至少一塊錢），但我全數捐出，一毛錢也沒進自己的口袋。就算餓死，我也不願打破內心的誓言。 <text:line-break/><text:line-break/>不光是一毛不取，每個月月初，每當我拿到醫師的薪水時，第一件事就是去郵局，把錢分送給各種社運與弱勢團體，特別是捐給貧苦兒童，然後留給兩人一點點生活費過活。許多時候，沒計算好，留下的錢太少，往往到了月中就不夠用，得向同事借。 <text:line-break/><text:line-break/>我曾經一直以為所有"同志"們心裏想的都跟我一樣，我從沒想到，原來所謂 "同志"，其心裏所圖的，居然大多是金錢、權力、地位、女色以及各種公私不分或貪贓枉法的資源掠奪與特權。 <text:line-break/><text:line-break/>"人應該單純，但不要愚蠢＂，我勸告那位護士小姐的這番話，其實並無貶意，亦非高高在上的指導，而是用20年家破人亡般的痛苦心血所換來的體悟。我相信有一天，這位小護士以及千千萬萬跟她類似的人，終究還是會變得成熟與世故，不再愚蠢。但很可悲的是，當一個人不再愚蠢時，往往也很難再保有單純的赤子熱血，大家學會了沉默，學會了明哲保身，學會了觀望，學會了利害分析。在我看來，這比單純的愚蠢更可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